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531cm" table:align="left"/>
    </style:style>
    <style:style style:name="Table1.A" style:family="table-column">
      <style:table-column-properties style:column-width="2.743cm"/>
    </style:style>
    <style:style style:name="Table1.B" style:family="table-column">
      <style:table-column-properties style:column-width="2.819cm"/>
    </style:style>
    <style:style style:name="Table1.C" style:family="table-column">
      <style:table-column-properties style:column-width="1.251cm"/>
    </style:style>
    <style:style style:name="Table1.D" style:family="table-column">
      <style:table-column-properties style:column-width="1.184cm"/>
    </style:style>
    <style:style style:name="Table1.E" style:family="table-column">
      <style:table-column-properties style:column-width="2.198cm"/>
    </style:style>
    <style:style style:name="Table1.F" style:family="table-column">
      <style:table-column-properties style:column-width="1.744cm"/>
    </style:style>
    <style:style style:name="Table1.G" style:family="table-column">
      <style:table-column-properties style:column-width="3.59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1.638cm" table:align="left"/>
    </style:style>
    <style:style style:name="Table2.A" style:family="table-column">
      <style:table-column-properties style:column-width="1.307cm"/>
    </style:style>
    <style:style style:name="Table2.B" style:family="table-column">
      <style:table-column-properties style:column-width="3.224cm"/>
    </style:style>
    <style:style style:name="Table2.C" style:family="table-column">
      <style:table-column-properties style:column-width="2.819cm"/>
    </style:style>
    <style:style style:name="Table2.D" style:family="table-column">
      <style:table-column-properties style:column-width="4.288cm"/>
    </style:style>
    <style:style style:name="Table2.A1" style:family="table-cell">
      <style:table-cell-properties style:vertical-align="middle" fo:padding="0.049cm" fo:border="none"/>
    </style:style>
    <style:style style:name="Table4" style:family="table">
      <style:table-properties style:width="17.59cm" table:align="left"/>
    </style:style>
    <style:style style:name="Table4.A" style:family="table-column">
      <style:table-column-properties style:column-width="4.748cm"/>
    </style:style>
    <style:style style:name="Table4.B" style:family="table-column">
      <style:table-column-properties style:column-width="12.841cm"/>
    </style:style>
    <style:style style:name="Table4.A1" style:family="table-cell">
      <style:table-cell-properties style:vertical-align="middle" fo:padding="0.049cm" fo:border="none"/>
    </style:style>
    <style:style style:name="Table8" style:family="table">
      <style:table-properties style:width="16.558cm" table:align="left"/>
    </style:style>
    <style:style style:name="Table8.A" style:family="table-column">
      <style:table-column-properties style:column-width="4.449cm"/>
    </style:style>
    <style:style style:name="Table8.B" style:family="table-column">
      <style:table-column-properties style:column-width="12.109cm"/>
    </style:style>
    <style:style style:name="Table8.A1" style:family="table-cell">
      <style:table-cell-properties style:vertical-align="middle" fo:padding="0.049cm" fo:border="none"/>
    </style:style>
    <style:style style:name="Table6" style:family="table">
      <style:table-properties style:width="14.078cm" table:align="left"/>
    </style:style>
    <style:style style:name="Table6.A" style:family="table-column">
      <style:table-column-properties style:column-width="5.032cm"/>
    </style:style>
    <style:style style:name="Table6.B" style:family="table-column">
      <style:table-column-properties style:column-width="9.045cm"/>
    </style:style>
    <style:style style:name="Table6.A1" style:family="table-cell">
      <style:table-cell-properties style:vertical-align="middle" fo:padding="0.049cm" fo:border="none"/>
    </style:style>
    <style:style style:name="Table5" style:family="table">
      <style:table-properties style:width="17.59cm" table:align="left"/>
    </style:style>
    <style:style style:name="Table5.A" style:family="table-column">
      <style:table-column-properties style:column-width="6.04cm"/>
    </style:style>
    <style:style style:name="Table5.B" style:family="table-column">
      <style:table-column-properties style:column-width="5.475cm"/>
    </style:style>
    <style:style style:name="Table5.C" style:family="table-column">
      <style:table-column-properties style:column-width="6.075cm"/>
    </style:style>
    <style:style style:name="Table5.A1" style:family="table-cell">
      <style:table-cell-properties style:vertical-align="middle" fo:padding="0.049cm" fo:border="none"/>
    </style:style>
    <style:style style:name="Table7" style:family="table">
      <style:table-properties style:width="17.59cm" table:align="left"/>
    </style:style>
    <style:style style:name="Table7.A" style:family="table-column">
      <style:table-column-properties style:column-width="2.272cm"/>
    </style:style>
    <style:style style:name="Table7.B" style:family="table-column">
      <style:table-column-properties style:column-width="7.721cm"/>
    </style:style>
    <style:style style:name="Table7.C" style:family="table-column">
      <style:table-column-properties style:column-width="7.597cm"/>
    </style:style>
    <style:style style:name="Table7.A1" style:family="table-cell">
      <style:table-cell-properties style:vertical-align="middle" fo:padding="0.049cm" fo:border="none"/>
    </style:style>
    <style:style style:name="Table9" style:family="table">
      <style:table-properties style:width="15.651cm" table:align="left"/>
    </style:style>
    <style:style style:name="Table9.A" style:family="table-column">
      <style:table-column-properties style:column-width="4.972cm"/>
    </style:style>
    <style:style style:name="Table9.B" style:family="table-column">
      <style:table-column-properties style:column-width="10.679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6.406cm" table:align="left"/>
    </style:style>
    <style:style style:name="Table10.A" style:family="table-column">
      <style:table-column-properties style:column-width="6.793cm"/>
    </style:style>
    <style:style style:name="Table10.B" style:family="table-column">
      <style:table-column-properties style:column-width="9.613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7.59cm" table:align="left"/>
    </style:style>
    <style:style style:name="Table11.A" style:family="table-column">
      <style:table-column-properties style:column-width="3.709cm"/>
    </style:style>
    <style:style style:name="Table11.B" style:family="table-column">
      <style:table-column-properties style:column-width="4.867cm"/>
    </style:style>
    <style:style style:name="Table11.C" style:family="table-column">
      <style:table-column-properties style:column-width="9.013cm"/>
    </style:style>
    <style:style style:name="Table11.A1" style:family="table-cell">
      <style:table-cell-properties style:vertical-align="middle" fo:padding="0.049cm" fo:border="none"/>
    </style:style>
    <style:style style:name="Table3" style:family="table">
      <style:table-properties style:width="12.947cm" table:align="left"/>
    </style:style>
    <style:style style:name="Table3.A" style:family="table-column">
      <style:table-column-properties style:column-width="0.997cm"/>
    </style:style>
    <style:style style:name="Table3.B" style:family="table-column">
      <style:table-column-properties style:column-width="3.249cm"/>
    </style:style>
    <style:style style:name="Table3.C" style:family="table-column">
      <style:table-column-properties style:column-width="4.699cm"/>
    </style:style>
    <style:style style:name="Table3.D" style:family="table-column">
      <style:table-column-properties style:column-width="4.002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officeooo:paragraph-rsid="0017f72f"/>
    </style:style>
    <style:style style:name="P2" style:family="paragraph" style:parent-style-name="Text_20_body">
      <style:text-properties officeooo:paragraph-rsid="0017f72f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Preformatted_20_Text">
      <style:text-properties officeooo:paragraph-rsid="001396b0"/>
    </style:style>
    <style:style style:name="P6" style:family="paragraph" style:parent-style-name="Preformatted_20_Text">
      <style:paragraph-properties fo:margin-top="0cm" fo:margin-bottom="0.499cm" style:contextual-spacing="false"/>
      <style:text-properties officeooo:paragraph-rsid="001396b0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Quotations">
      <style:paragraph-properties fo:margin-left="0cm" fo:margin-right="1cm" fo:text-indent="0cm" style:auto-text-indent="false"/>
      <style:text-properties fo:font-weight="bold" officeooo:paragraph-rsid="002ac744" style:font-weight-asian="bold" style:font-weight-complex="bold"/>
    </style:style>
    <style:style style:name="P9" style:family="paragraph" style:parent-style-name="Text_20_body">
      <style:text-properties fo:font-weight="bold" officeooo:paragraph-rsid="0032ea04" style:font-weight-asian="bold" style:font-weight-complex="bold"/>
    </style:style>
    <style:style style:name="P10" style:family="paragraph" style:parent-style-name="Heading_20_2">
      <style:text-properties fo:font-weight="bold" style:font-weight-asian="bold" style:font-weight-complex="bold"/>
    </style:style>
    <style:style style:name="P11" style:family="paragraph" style:parent-style-name="Horizontal_20_Line">
      <style:text-properties fo:font-weight="bold" style:font-weight-asian="bold" style:font-weight-complex="bold"/>
    </style:style>
    <style:style style:name="P12" style:family="paragraph" style:parent-style-name="Text_20_body">
      <style:text-properties fo:font-weight="bold" officeooo:paragraph-rsid="004cf6f1" style:font-weight-asian="bold" style:font-weight-complex="bold"/>
    </style:style>
    <style:style style:name="P13" style:family="paragraph" style:parent-style-name="Heading_20_2">
      <style:text-properties officeooo:paragraph-rsid="0021048f"/>
    </style:style>
    <style:style style:name="P14" style:family="paragraph" style:parent-style-name="Text_20_body">
      <style:text-properties officeooo:rsid="00150576" officeooo:paragraph-rsid="00461b01"/>
    </style:style>
    <style:style style:name="P15" style:family="paragraph" style:parent-style-name="Text_20_body">
      <style:text-properties officeooo:paragraph-rsid="0022a04f"/>
    </style:style>
    <style:style style:name="P16" style:family="paragraph" style:parent-style-name="Text_20_body">
      <style:text-properties officeooo:paragraph-rsid="0022a2a7"/>
    </style:style>
    <style:style style:name="P17" style:family="paragraph" style:parent-style-name="Heading_20_2">
      <style:text-properties fo:font-size="12pt" style:font-size-asian="12pt" style:font-size-complex="12pt"/>
    </style:style>
    <style:style style:name="P18" style:family="paragraph" style:parent-style-name="Heading_20_2">
      <style:text-properties officeooo:paragraph-rsid="0030f287"/>
    </style:style>
    <style:style style:name="P19" style:family="paragraph" style:parent-style-name="Preformatted_20_Text">
      <style:paragraph-properties fo:margin-top="0cm" fo:margin-bottom="0.499cm" style:contextual-spacing="false"/>
      <style:text-properties officeooo:paragraph-rsid="0030f287"/>
    </style:style>
    <style:style style:name="P20" style:family="paragraph" style:parent-style-name="Table_20_Contents">
      <style:text-properties officeooo:paragraph-rsid="0030f287"/>
    </style:style>
    <style:style style:name="P21" style:family="paragraph" style:parent-style-name="Table_20_Heading">
      <style:text-properties officeooo:paragraph-rsid="0030f287"/>
    </style:style>
    <style:style style:name="P22" style:family="paragraph" style:parent-style-name="Text_20_body">
      <style:text-properties officeooo:paragraph-rsid="0030f287"/>
    </style:style>
    <style:style style:name="P23" style:family="paragraph" style:parent-style-name="Heading_20_3">
      <style:text-properties officeooo:paragraph-rsid="002cd648"/>
    </style:style>
    <style:style style:name="P24" style:family="paragraph" style:parent-style-name="Heading_20_3">
      <style:text-properties officeooo:paragraph-rsid="003315b6"/>
    </style:style>
    <style:style style:name="P25" style:family="paragraph" style:parent-style-name="Preformatted_20_Text">
      <style:paragraph-properties fo:margin-top="0cm" fo:margin-bottom="0.499cm" style:contextual-spacing="false" style:writing-mode="lr-tb"/>
      <style:text-properties officeooo:paragraph-rsid="003315b6"/>
    </style:style>
    <style:style style:name="P26" style:family="paragraph" style:parent-style-name="Preformatted_20_Text">
      <style:text-properties officeooo:paragraph-rsid="003315b6"/>
    </style:style>
    <style:style style:name="P27" style:family="paragraph" style:parent-style-name="Text_20_body">
      <style:text-properties officeooo:paragraph-rsid="003315b6"/>
    </style:style>
    <style:style style:name="P28" style:family="paragraph" style:parent-style-name="Heading_20_4">
      <style:text-properties officeooo:paragraph-rsid="002ac744"/>
    </style:style>
    <style:style style:name="P29" style:family="paragraph" style:parent-style-name="Quotations">
      <style:paragraph-properties fo:margin-left="0cm" fo:margin-right="1cm" fo:text-indent="0cm" style:auto-text-indent="false"/>
      <style:text-properties officeooo:paragraph-rsid="002ac744"/>
    </style:style>
    <style:style style:name="P30" style:family="paragraph" style:parent-style-name="Quotations">
      <style:text-properties officeooo:paragraph-rsid="002ac744"/>
    </style:style>
    <style:style style:name="P31" style:family="paragraph" style:parent-style-name="Preformatted_20_Text">
      <style:paragraph-properties fo:margin-top="0cm" fo:margin-bottom="0.499cm" style:contextual-spacing="false"/>
      <style:text-properties officeooo:paragraph-rsid="002c397b"/>
    </style:style>
    <style:style style:name="P32" style:family="paragraph" style:parent-style-name="Preformatted_20_Text">
      <style:paragraph-properties fo:margin-top="0cm" fo:margin-bottom="0.499cm" style:contextual-spacing="false"/>
      <style:text-properties officeooo:paragraph-rsid="002d5bdc"/>
    </style:style>
    <style:style style:name="P33" style:family="paragraph" style:parent-style-name="Text_20_body">
      <style:text-properties officeooo:paragraph-rsid="002d5bdc"/>
    </style:style>
    <style:style style:name="P34" style:family="paragraph" style:parent-style-name="Preformatted_20_Text">
      <style:paragraph-properties fo:margin-top="0cm" fo:margin-bottom="0.499cm" style:contextual-spacing="false"/>
      <style:text-properties officeooo:paragraph-rsid="003035e1"/>
    </style:style>
    <style:style style:name="P35" style:family="paragraph" style:parent-style-name="Preformatted_20_Text">
      <style:paragraph-properties style:writing-mode="lr-tb"/>
    </style:style>
    <style:style style:name="P36" style:family="paragraph" style:parent-style-name="Preformatted_20_Text">
      <style:text-properties officeooo:rsid="003315b6" officeooo:paragraph-rsid="003315b6"/>
    </style:style>
    <style:style style:name="P37" style:family="paragraph" style:parent-style-name="Preformatted_20_Text">
      <style:paragraph-properties fo:margin-top="0cm" fo:margin-bottom="0.499cm" style:contextual-spacing="false"/>
      <style:text-properties officeooo:paragraph-rsid="00340bde"/>
    </style:style>
    <style:style style:name="P38" style:family="paragraph" style:parent-style-name="Text_20_body">
      <style:text-properties officeooo:paragraph-rsid="002f1566"/>
    </style:style>
    <style:style style:name="P39" style:family="paragraph" style:parent-style-name="Text_20_body">
      <style:text-properties officeooo:paragraph-rsid="00347029"/>
    </style:style>
    <style:style style:name="P40" style:family="paragraph" style:parent-style-name="Heading_20_3">
      <style:text-properties officeooo:paragraph-rsid="003d36fe"/>
    </style:style>
    <style:style style:name="P41" style:family="paragraph" style:parent-style-name="Horizontal_20_Line">
      <style:text-properties fo:color="#8e86ae" loext:opacity="100%"/>
    </style:style>
    <style:style style:name="P42" style:family="paragraph" style:parent-style-name="Preformatted_20_Text">
      <style:text-properties officeooo:paragraph-rsid="0039c8a5"/>
    </style:style>
    <style:style style:name="P43" style:family="paragraph" style:parent-style-name="Preformatted_20_Text">
      <style:paragraph-properties fo:margin-top="0cm" fo:margin-bottom="0.499cm" style:contextual-spacing="false"/>
      <style:text-properties officeooo:paragraph-rsid="0039c8a5"/>
    </style:style>
    <style:style style:name="P44" style:family="paragraph" style:parent-style-name="Preformatted_20_Text">
      <style:text-properties fo:color="#2a6099" loext:opacity="100%"/>
    </style:style>
    <style:style style:name="P45" style:family="paragraph" style:parent-style-name="Preformatted_20_Text">
      <style:text-properties fo:color="#bf0041" loext:opacity="100%"/>
    </style:style>
    <style:style style:name="P46" style:family="paragraph" style:parent-style-name="Preformatted_20_Text">
      <style:paragraph-properties fo:margin-top="0cm" fo:margin-bottom="0.499cm" style:contextual-spacing="false"/>
      <style:text-properties officeooo:paragraph-rsid="003ebe52"/>
    </style:style>
    <style:style style:name="P47" style:family="paragraph" style:parent-style-name="Text_20_body">
      <style:paragraph-properties fo:margin-top="0cm" fo:margin-bottom="0.499cm" style:contextual-spacing="false"/>
      <style:text-properties officeooo:paragraph-rsid="003ebe52"/>
    </style:style>
    <style:style style:name="P48" style:family="paragraph" style:parent-style-name="Preformatted_20_Text">
      <style:text-properties officeooo:paragraph-rsid="003ebe52"/>
    </style:style>
    <style:style style:name="P49" style:family="paragraph" style:parent-style-name="Preformatted_20_Text">
      <style:paragraph-properties fo:margin-top="0cm" fo:margin-bottom="0.499cm" style:contextual-spacing="false"/>
      <style:text-properties officeooo:paragraph-rsid="003fef67"/>
    </style:style>
    <style:style style:name="P50" style:family="paragraph" style:parent-style-name="Text_20_body">
      <style:text-properties officeooo:rsid="003d36fe" officeooo:paragraph-rsid="003d36fe"/>
    </style:style>
    <style:style style:name="P51" style:family="paragraph" style:parent-style-name="Preformatted_20_Text">
      <style:paragraph-properties fo:margin-top="0cm" fo:margin-bottom="0.499cm" style:contextual-spacing="false"/>
      <style:text-properties officeooo:paragraph-rsid="00443ac1"/>
    </style:style>
    <style:style style:name="P52" style:family="paragraph" style:parent-style-name="Preformatted_20_Text">
      <style:paragraph-properties fo:margin-top="0cm" fo:margin-bottom="0.499cm" style:contextual-spacing="false"/>
      <style:text-properties officeooo:paragraph-rsid="00452b52"/>
    </style:style>
    <style:style style:name="P53" style:family="paragraph" style:parent-style-name="Text_20_body">
      <style:paragraph-properties fo:margin-top="0cm" fo:margin-bottom="0.499cm" style:contextual-spacing="false"/>
      <style:text-properties officeooo:paragraph-rsid="00452b52"/>
    </style:style>
    <style:style style:name="P54" style:family="paragraph" style:parent-style-name="Heading_20_1">
      <style:text-properties officeooo:paragraph-rsid="00461b01"/>
    </style:style>
    <style:style style:name="P55" style:family="paragraph" style:parent-style-name="Heading_20_2">
      <style:text-properties officeooo:paragraph-rsid="00461b01"/>
    </style:style>
    <style:style style:name="P56" style:family="paragraph" style:parent-style-name="Heading_20_3">
      <style:text-properties officeooo:paragraph-rsid="00461b01"/>
    </style:style>
    <style:style style:name="P57" style:family="paragraph" style:parent-style-name="Horizontal_20_Line">
      <style:text-properties officeooo:paragraph-rsid="00461b01"/>
    </style:style>
    <style:style style:name="P58" style:family="paragraph" style:parent-style-name="Preformatted_20_Text">
      <style:paragraph-properties fo:margin-top="0cm" fo:margin-bottom="0.499cm" style:contextual-spacing="false"/>
      <style:text-properties officeooo:paragraph-rsid="00461b01"/>
    </style:style>
    <style:style style:name="P59" style:family="paragraph" style:parent-style-name="Quotations">
      <style:text-properties officeooo:paragraph-rsid="00461b01"/>
    </style:style>
    <style:style style:name="P60" style:family="paragraph" style:parent-style-name="Table_20_Contents">
      <style:text-properties officeooo:paragraph-rsid="00461b01"/>
    </style:style>
    <style:style style:name="P61" style:family="paragraph" style:parent-style-name="Table_20_Heading">
      <style:text-properties officeooo:paragraph-rsid="00461b01"/>
    </style:style>
    <style:style style:name="P62" style:family="paragraph" style:parent-style-name="Text_20_body">
      <style:text-properties officeooo:paragraph-rsid="00461b01"/>
    </style:style>
    <style:style style:name="P63" style:family="paragraph" style:parent-style-name="Table_20_Contents">
      <style:text-properties officeooo:rsid="004bcfc0" officeooo:paragraph-rsid="004bcfc0"/>
    </style:style>
    <style:style style:name="P64" style:family="paragraph" style:parent-style-name="Preformatted_20_Text" style:list-style-name="L6">
      <style:paragraph-properties fo:margin-top="0cm" fo:margin-bottom="0.499cm" style:contextual-spacing="false"/>
      <style:text-properties officeooo:paragraph-rsid="00461b01"/>
    </style:style>
    <style:style style:name="P65" style:family="paragraph" style:parent-style-name="Preformatted_20_Text" style:list-style-name="L33">
      <style:paragraph-properties fo:margin-top="0cm" fo:margin-bottom="0.499cm" style:contextual-spacing="false"/>
      <style:text-properties officeooo:paragraph-rsid="0030f287"/>
    </style:style>
    <style:style style:name="P66" style:family="paragraph" style:parent-style-name="Preformatted_20_Text" style:list-style-name="L37">
      <style:paragraph-properties style:writing-mode="lr-tb"/>
    </style:style>
    <style:style style:name="P67" style:family="paragraph" style:parent-style-name="Preformatted_20_Text" style:list-style-name="L37">
      <style:paragraph-properties fo:margin-top="0cm" fo:margin-bottom="0.499cm" style:contextual-spacing="false" style:writing-mode="lr-tb"/>
    </style:style>
    <style:style style:name="P68" style:family="paragraph" style:parent-style-name="Preformatted_20_Text" style:list-style-name="L46">
      <style:paragraph-properties fo:margin-top="0cm" fo:margin-bottom="0.499cm" style:contextual-spacing="false"/>
    </style:style>
    <style:style style:name="P69" style:family="paragraph" style:parent-style-name="Preformatted_20_Text" style:list-style-name="L47">
      <style:paragraph-properties fo:margin-top="0cm" fo:margin-bottom="0.499cm" style:contextual-spacing="false"/>
    </style:style>
    <style:style style:name="P70" style:family="paragraph" style:parent-style-name="Preformatted_20_Text" style:list-style-name="L48">
      <style:paragraph-properties fo:margin-top="0cm" fo:margin-bottom="0.499cm" style:contextual-spacing="false"/>
    </style:style>
    <style:style style:name="P71" style:family="paragraph" style:parent-style-name="Preformatted_20_Text" style:list-style-name="L53">
      <style:paragraph-properties fo:margin-top="0cm" fo:margin-bottom="0.499cm" style:contextual-spacing="false"/>
    </style:style>
    <style:style style:name="P72" style:family="paragraph" style:parent-style-name="Text_20_body" style:list-style-name="L1"/>
    <style:style style:name="P73" style:family="paragraph" style:parent-style-name="Text_20_body" style:list-style-name="L2"/>
    <style:style style:name="P74" style:family="paragraph" style:parent-style-name="Text_20_body" style:list-style-name="L3"/>
    <style:style style:name="P75" style:family="paragraph" style:parent-style-name="Text_20_body" style:list-style-name="L4">
      <style:text-properties officeooo:paragraph-rsid="00461b01"/>
    </style:style>
    <style:style style:name="P76" style:family="paragraph" style:parent-style-name="Text_20_body" style:list-style-name="L5">
      <style:text-properties officeooo:paragraph-rsid="00461b01"/>
    </style:style>
    <style:style style:name="P77" style:family="paragraph" style:parent-style-name="Text_20_body" style:list-style-name="L6">
      <style:text-properties officeooo:paragraph-rsid="00461b01"/>
    </style:style>
    <style:style style:name="P78" style:family="paragraph" style:parent-style-name="Text_20_body" style:list-style-name="L7"/>
    <style:style style:name="P79" style:family="paragraph" style:parent-style-name="Text_20_body" style:list-style-name="L7">
      <style:text-properties officeooo:paragraph-rsid="00443ac1"/>
    </style:style>
    <style:style style:name="P80" style:family="paragraph" style:parent-style-name="Text_20_body" style:list-style-name="L8"/>
    <style:style style:name="P81" style:family="paragraph" style:parent-style-name="Text_20_body" style:list-style-name="L9"/>
    <style:style style:name="P82" style:family="paragraph" style:parent-style-name="Text_20_body" style:list-style-name="L10"/>
    <style:style style:name="P83" style:family="paragraph" style:parent-style-name="Text_20_body" style:list-style-name="L11"/>
    <style:style style:name="P84" style:family="paragraph" style:parent-style-name="Text_20_body" style:list-style-name="L12"/>
    <style:style style:name="P85" style:family="paragraph" style:parent-style-name="Text_20_body" style:list-style-name="L12">
      <style:text-properties officeooo:paragraph-rsid="0021048f"/>
    </style:style>
    <style:style style:name="P86" style:family="paragraph" style:parent-style-name="Text_20_body" style:list-style-name="L13"/>
    <style:style style:name="P87" style:family="paragraph" style:parent-style-name="Text_20_body" style:list-style-name="L14"/>
    <style:style style:name="P88" style:family="paragraph" style:parent-style-name="Text_20_body" style:list-style-name="L15"/>
    <style:style style:name="P89" style:family="paragraph" style:parent-style-name="Text_20_body" style:list-style-name="L16"/>
    <style:style style:name="P90" style:family="paragraph" style:parent-style-name="Text_20_body" style:list-style-name="L17"/>
    <style:style style:name="P91" style:family="paragraph" style:parent-style-name="Text_20_body" style:list-style-name="L18"/>
    <style:style style:name="P92" style:family="paragraph" style:parent-style-name="Text_20_body" style:list-style-name="L19"/>
    <style:style style:name="P93" style:family="paragraph" style:parent-style-name="Text_20_body" style:list-style-name="L20"/>
    <style:style style:name="P94" style:family="paragraph" style:parent-style-name="Text_20_body" style:list-style-name="L21"/>
    <style:style style:name="P95" style:family="paragraph" style:parent-style-name="Text_20_body" style:list-style-name="L22"/>
    <style:style style:name="P96" style:family="paragraph" style:parent-style-name="Text_20_body" style:list-style-name="L23"/>
    <style:style style:name="P97" style:family="paragraph" style:parent-style-name="Text_20_body" style:list-style-name="L23">
      <style:text-properties officeooo:paragraph-rsid="002cd648"/>
    </style:style>
    <style:style style:name="P98" style:family="paragraph" style:parent-style-name="Text_20_body" style:list-style-name="L23">
      <style:text-properties officeooo:paragraph-rsid="00340bde"/>
    </style:style>
    <style:style style:name="P99" style:family="paragraph" style:parent-style-name="Text_20_body" style:list-style-name="L24"/>
    <style:style style:name="P100" style:family="paragraph" style:parent-style-name="Text_20_body" style:list-style-name="L25"/>
    <style:style style:name="P101" style:family="paragraph" style:parent-style-name="Text_20_body" style:list-style-name="L25">
      <style:text-properties officeooo:paragraph-rsid="002cd648"/>
    </style:style>
    <style:style style:name="P102" style:family="paragraph" style:parent-style-name="Text_20_body" style:list-style-name="L26"/>
    <style:style style:name="P103" style:family="paragraph" style:parent-style-name="Text_20_body" style:list-style-name="L27"/>
    <style:style style:name="P104" style:family="paragraph" style:parent-style-name="Text_20_body" style:list-style-name="L28"/>
    <style:style style:name="P105" style:family="paragraph" style:parent-style-name="Text_20_body" style:list-style-name="L29"/>
    <style:style style:name="P106" style:family="paragraph" style:parent-style-name="Text_20_body" style:list-style-name="L29">
      <style:text-properties fo:font-weight="bold" style:font-weight-asian="bold" style:font-weight-complex="bold"/>
    </style:style>
    <style:style style:name="P107" style:family="paragraph" style:parent-style-name="Text_20_body" style:list-style-name="L29">
      <style:text-properties fo:font-weight="bold" officeooo:paragraph-rsid="002f1566" style:font-weight-asian="bold" style:font-weight-complex="bold"/>
    </style:style>
    <style:style style:name="P108" style:family="paragraph" style:parent-style-name="Text_20_body" style:list-style-name="L30"/>
    <style:style style:name="P109" style:family="paragraph" style:parent-style-name="Text_20_body" style:list-style-name="L31"/>
    <style:style style:name="P110" style:family="paragraph" style:parent-style-name="Text_20_body" style:list-style-name="L32"/>
    <style:style style:name="P111" style:family="paragraph" style:parent-style-name="Text_20_body" style:list-style-name="L34"/>
    <style:style style:name="P112" style:family="paragraph" style:parent-style-name="Text_20_body" style:list-style-name="L35">
      <style:text-properties officeooo:paragraph-rsid="0030f287"/>
    </style:style>
    <style:style style:name="P113" style:family="paragraph" style:parent-style-name="Text_20_body" style:list-style-name="L36"/>
    <style:style style:name="P114" style:family="paragraph" style:parent-style-name="Text_20_body" style:list-style-name="L36">
      <style:text-properties officeooo:paragraph-rsid="0032ea04"/>
    </style:style>
    <style:style style:name="P115" style:family="paragraph" style:parent-style-name="Text_20_body" style:list-style-name="L37"/>
    <style:style style:name="P116" style:family="paragraph" style:parent-style-name="Text_20_body" style:list-style-name="L37">
      <style:text-properties officeooo:paragraph-rsid="0032ea04"/>
    </style:style>
    <style:style style:name="P117" style:family="paragraph" style:parent-style-name="Text_20_body" style:list-style-name="L38"/>
    <style:style style:name="P118" style:family="paragraph" style:parent-style-name="Text_20_body" style:list-style-name="L38">
      <style:text-properties officeooo:paragraph-rsid="003315b6"/>
    </style:style>
    <style:style style:name="P119" style:family="paragraph" style:parent-style-name="Text_20_body" style:list-style-name="L39">
      <style:text-properties officeooo:paragraph-rsid="003315b6"/>
    </style:style>
    <style:style style:name="P120" style:family="paragraph" style:parent-style-name="Text_20_body" style:list-style-name="L40"/>
    <style:style style:name="P121" style:family="paragraph" style:parent-style-name="Text_20_body" style:list-style-name="L41"/>
    <style:style style:name="P122" style:family="paragraph" style:parent-style-name="Text_20_body" style:list-style-name="L42"/>
    <style:style style:name="P123" style:family="paragraph" style:parent-style-name="Text_20_body" style:list-style-name="L43"/>
    <style:style style:name="P124" style:family="paragraph" style:parent-style-name="Text_20_body" style:list-style-name="L44"/>
    <style:style style:name="P125" style:family="paragraph" style:parent-style-name="Text_20_body" style:list-style-name="L45"/>
    <style:style style:name="P126" style:family="paragraph" style:parent-style-name="Text_20_body" style:list-style-name="L46"/>
    <style:style style:name="P127" style:family="paragraph" style:parent-style-name="Text_20_body" style:list-style-name="L47"/>
    <style:style style:name="P128" style:family="paragraph" style:parent-style-name="Text_20_body" style:list-style-name="L47">
      <style:text-properties officeooo:paragraph-rsid="0024fd30"/>
    </style:style>
    <style:style style:name="P129" style:family="paragraph" style:parent-style-name="Text_20_body" style:list-style-name="L48"/>
    <style:style style:name="P130" style:family="paragraph" style:parent-style-name="Text_20_body" style:list-style-name="L49"/>
    <style:style style:name="P131" style:family="paragraph" style:parent-style-name="Text_20_body" style:list-style-name="L50"/>
    <style:style style:name="P132" style:family="paragraph" style:parent-style-name="Text_20_body" style:list-style-name="L51"/>
    <style:style style:name="P133" style:family="paragraph" style:parent-style-name="Text_20_body" style:list-style-name="L52"/>
    <style:style style:name="P134" style:family="paragraph" style:parent-style-name="Text_20_body" style:list-style-name="L53"/>
    <style:style style:name="T1" style:family="text">
      <style:text-properties officeooo:rsid="00137325"/>
    </style:style>
    <style:style style:name="T2" style:family="text">
      <style:text-properties officeooo:rsid="0015057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0576" style:font-weight-asian="bold" style:font-weight-complex="bold"/>
    </style:style>
    <style:style style:name="T5" style:family="text">
      <style:text-properties fo:font-weight="bold" officeooo:rsid="0017f72f" style:font-weight-asian="bold" style:font-weight-complex="bold"/>
    </style:style>
    <style:style style:name="T6" style:family="text">
      <style:text-properties fo:font-weight="bold" officeooo:rsid="002ac744" style:font-weight-asian="bold" style:font-weight-complex="bold"/>
    </style:style>
    <style:style style:name="T7" style:family="text">
      <style:text-properties officeooo:rsid="0017f72f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officeooo:rsid="001dac71"/>
    </style:style>
    <style:style style:name="T10" style:family="text">
      <style:text-properties officeooo:rsid="0020aded"/>
    </style:style>
    <style:style style:name="T11" style:family="text">
      <style:text-properties officeooo:rsid="0022a04f"/>
    </style:style>
    <style:style style:name="T12" style:family="text">
      <style:text-properties officeooo:rsid="0022a2a7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35770b" style:font-size-asian="14pt" style:font-size-complex="14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2f1566" style:font-size-asian="14pt" style:font-weight-asian="bold" style:font-size-complex="14pt" style:font-weight-complex="bold"/>
    </style:style>
    <style:style style:name="T17" style:family="text">
      <style:text-properties officeooo:rsid="0024fd30"/>
    </style:style>
    <style:style style:name="T18" style:family="text">
      <style:text-properties officeooo:rsid="0025ff4d"/>
    </style:style>
    <style:style style:name="T19" style:family="text">
      <style:text-properties officeooo:rsid="00278fd7"/>
    </style:style>
    <style:style style:name="T20" style:family="text">
      <style:text-properties officeooo:rsid="0027a8e8"/>
    </style:style>
    <style:style style:name="T21" style:family="text">
      <style:text-properties officeooo:rsid="002ac744"/>
    </style:style>
    <style:style style:name="T22" style:family="text">
      <style:text-properties officeooo:rsid="002c397b"/>
    </style:style>
    <style:style style:name="T23" style:family="text">
      <style:text-properties officeooo:rsid="002cd648"/>
    </style:style>
    <style:style style:name="T24" style:family="text">
      <style:text-properties officeooo:rsid="002d5bdc"/>
    </style:style>
    <style:style style:name="T25" style:family="text">
      <style:text-properties officeooo:rsid="002f1566"/>
    </style:style>
    <style:style style:name="T26" style:family="text">
      <style:text-properties officeooo:rsid="0032ea04"/>
    </style:style>
    <style:style style:name="T27" style:family="text">
      <style:text-properties officeooo:rsid="00340bde"/>
    </style:style>
    <style:style style:name="T28" style:family="text">
      <style:text-properties officeooo:rsid="0039637e"/>
    </style:style>
    <style:style style:name="T29" style:family="text">
      <style:text-properties officeooo:rsid="0039c8a5"/>
    </style:style>
    <style:style style:name="T30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31" style:family="text">
      <style:text-properties fo:color="#000000" loext:opacity="100%" fo:font-size="12pt" fo:font-weight="normal" officeooo:rsid="003c503b" style:font-size-asian="12pt" style:font-weight-asian="normal" style:font-size-complex="12pt" style:font-weight-complex="normal"/>
    </style:style>
    <style:style style:name="T32" style:family="text">
      <style:text-properties fo:color="#2a6099" loext:opacity="100%"/>
    </style:style>
    <style:style style:name="T33" style:family="text">
      <style:text-properties fo:color="#2a6099" loext:opacity="100%" fo:background-color="transparent" loext:char-shading-value="0"/>
    </style:style>
    <style:style style:name="T34" style:family="text">
      <style:text-properties fo:color="#2a6099" loext:opacity="100%" fo:font-size="12pt" officeooo:rsid="003c503b" style:font-size-asian="12pt" style:font-size-complex="12pt"/>
    </style:style>
    <style:style style:name="T35" style:family="text">
      <style:text-properties fo:color="#2a6099" loext:opacity="100%" fo:font-weight="normal" style:font-weight-asian="normal" style:font-weight-complex="normal"/>
    </style:style>
    <style:style style:name="T36" style:family="text">
      <style:text-properties fo:color="#2a6099" loext:opacity="100%" officeooo:rsid="00278fd7"/>
    </style:style>
    <style:style style:name="T37" style:family="text">
      <style:text-properties fo:color="#2a6099" loext:opacity="100%" officeooo:rsid="003ebe52"/>
    </style:style>
    <style:style style:name="T38" style:family="text">
      <style:text-properties fo:color="#2a6099" loext:opacity="100%" officeooo:rsid="0046f021"/>
    </style:style>
    <style:style style:name="T39" style:family="text">
      <style:text-properties fo:color="#bf0041" loext:opacity="100%"/>
    </style:style>
    <style:style style:name="T40" style:family="text">
      <style:text-properties officeooo:rsid="003ebe52"/>
    </style:style>
    <style:style style:name="T41" style:family="text">
      <style:text-properties officeooo:rsid="003fef67"/>
    </style:style>
    <style:style style:name="T42" style:family="text">
      <style:text-properties officeooo:rsid="00443ac1"/>
    </style:style>
    <style:style style:name="T43" style:family="text">
      <style:text-properties fo:background-color="#3465a4" loext:char-shading-value="0"/>
    </style:style>
    <style:style style:name="T44" style:family="text">
      <style:text-properties officeooo:rsid="00452b52" fo:background-color="#3465a4" loext:char-shading-value="0"/>
    </style:style>
    <style:style style:name="T45" style:family="text">
      <style:text-properties officeooo:rsid="00452b52"/>
    </style:style>
    <style:style style:name="T46" style:family="text">
      <style:text-properties officeooo:rsid="004cf6f1"/>
    </style:style>
    <style:style style:name="T47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Strong_20_Emphasis"><text:span text:style-name="T46">0546 0515</text:span></text:span></text:p>
      <text:p text:style-name="Horizontal_20_Line"/>
      <text:h text:style-name="Heading_20_1" text:outline-level="1"><text:span text:style-name="Strong_20_Emphasis">SOP: Provisioning GCP VMs for K3s Cluster Setup <text:s/></text:span><text:span text:style-name="Strong_20_Emphasis"><text:span text:style-name="T1">(Optional)</text:span></text:span></text:h>
      <text:h text:style-name="Heading_20_2" text:outline-level="2"><text:span text:style-name="Strong_20_Emphasis">Objective</text:span></text:h>
      <text:p text:style-name="Text_20_body">Provision 3 VMs in GCP to host a K3s cluster with the following requirement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VM Name</text:p>
            </table:table-cell>
            <table:table-cell table:style-name="Table1.A1" office:value-type="string">
              <text:p text:style-name="Table_20_Heading">Zone</text:p>
            </table:table-cell>
            <table:table-cell table:style-name="Table1.A1" office:value-type="string">
              <text:p text:style-name="Table_20_Heading">vCPU</text:p>
            </table:table-cell>
            <table:table-cell table:style-name="Table1.A1" office:value-type="string">
              <text:p text:style-name="Table_20_Heading">RAM</text:p>
            </table:table-cell>
            <table:table-cell table:style-name="Table1.A1" office:value-type="string">
              <text:p text:style-name="Table_20_Heading">Disk (boot)</text:p>
            </table:table-cell>
            <table:table-cell table:style-name="Table1.A1" office:value-type="string">
              <text:p text:style-name="Table_20_Heading">Static IP</text:p>
            </table:table-cell>
            <table:table-cell table:style-name="Table1.A1" office:value-type="string">
              <text:p text:style-name="Table_20_Heading">Additional Disk</text:p>
            </table:table-cell>
          </table:table-row>
        </table:table-header-rows>
        <table:table-row>
          <table:table-cell table:style-name="Table1.A1" office:value-type="string">
            <text:p text:style-name="Table_20_Contents">manager-vm</text:p>
          </table:table-cell>
          <table:table-cell table:style-name="Table1.A1" office:value-type="string">
            <text:p text:style-name="Table_20_Contents">europe-west1-b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8GB</text:p>
          </table:table-cell>
          <table:table-cell table:style-name="Table1.A1" office:value-type="string">
            <text:p text:style-name="Table_20_Contents">10 GB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shared-disk (70GB)</text:p>
          </table:table-cell>
        </table:table-row>
        <table:table-row>
          <table:table-cell table:style-name="Table1.A1" office:value-type="string">
            <text:p text:style-name="Table_20_Contents">workervm-eur</text:p>
          </table:table-cell>
          <table:table-cell table:style-name="Table1.A1" office:value-type="string">
            <text:p text:style-name="Table_20_Contents">europe-west1-b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4GB</text:p>
          </table:table-cell>
          <table:table-cell table:style-name="Table1.A1" office:value-type="string">
            <text:p text:style-name="Table_20_Contents">10 GB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-</text:p>
          </table:table-cell>
        </table:table-row>
        <table:table-row>
          <table:table-cell table:style-name="Table1.A1" office:value-type="string">
            <text:p text:style-name="Table_20_Contents">workervm-amr</text:p>
          </table:table-cell>
          <table:table-cell table:style-name="Table1.A1" office:value-type="string">
            <text:p text:style-name="Table_20_Contents">us-west1-a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4GB</text:p>
          </table:table-cell>
          <table:table-cell table:style-name="Table1.A1" office:value-type="string">
            <text:p text:style-name="Table_20_Contents">10 GB</text:p>
          </table:table-cell>
          <table:table-cell table:style-name="Table1.A1" office:value-type="string">
            <text:p text:style-name="P63">No</text:p>
          </table:table-cell>
          <table:table-cell table:style-name="Table1.A1" office:value-type="string">
            <text:p text:style-name="Table_20_Contents">-</text:p>
          </table:table-cell>
        </table:table-row>
      </table:table>
      <text:p text:style-name="Horizontal_20_Line"/>
      <text:h text:style-name="Heading_20_2" text:outline-level="2"><text:span text:style-name="Strong_20_Emphasis">Pre-requisites</text:span></text:h>
      <text:list xml:id="list456153082" text:style-name="L1">
        <text:list-item>
          <text:p text:style-name="P72">GCP project with billing enabled</text:p>
        </text:list-item>
        <text:list-item>
          <text:p text:style-name="P72"><text:span text:style-name="Source_20_Text">gcloud</text:span> CLI installed and configured (optional if using web console)</text:p>
        </text:list-item>
        <text:list-item>
          <text:p text:style-name="P72">IAM user/service account with Compute Admin permissions</text:p>
        </text:list-item>
      </text:list>
      <text:p text:style-name="Horizontal_20_Line"/>
      <text:h text:style-name="Heading_20_2" text:outline-level="2"><text:span text:style-name="Strong_20_Emphasis">Step 1: Set Up Firewall Rule for HTTP &amp; HTTPS</text:span></text:h>
      <text:p text:style-name="Preformatted_20_Text"><text:span text:style-name="Source_20_Text">gcloud compute firewall-rules create allow-http-https \</text:span></text:p>
      <text:p text:style-name="Preformatted_20_Text"><text:span text:style-name="Source_20_Text"><text:s text:c="2"/>--allow tcp:80,tcp:443 \</text:span></text:p>
      <text:p text:style-name="Preformatted_20_Text"><text:span text:style-name="Source_20_Text"><text:s text:c="2"/>--target-tags allow-http-https \</text:span></text:p>
      <text:p text:style-name="Preformatted_20_Text"><text:span text:style-name="Source_20_Text"><text:s text:c="2"/>--description="Allow HTTP and HTTPS traffic" \</text:span></text:p>
      <text:p text:style-name="Preformatted_20_Text"><text:span text:style-name="Source_20_Text"><text:s text:c="2"/>--direction=INGRESS \</text:span></text:p>
      <text:p text:style-name="Preformatted_20_Text"><text:span text:style-name="Source_20_Text"><text:s text:c="2"/>--priority=1000 \</text:span></text:p>
      <text:p text:style-name="P3"><text:span text:style-name="Source_20_Text"><text:s text:c="2"/>--network=default</text:span></text:p>
      <text:p text:style-name="Horizontal_20_Line"/>
      <text:h text:style-name="Heading_20_2" text:outline-level="2"><text:span text:style-name="Strong_20_Emphasis">Step 2: Reserve Static IPs</text:span></text:h>
      <text:p text:style-name="Preformatted_20_Text"><text:span text:style-name="Source_20_Text">gcloud compute addresses create manager-ip \</text:span></text:p>
      <text:p text:style-name="Preformatted_20_Text"><text:span text:style-name="Source_20_Text"><text:s text:c="2"/>--region=europe-west1</text:span></text:p>
      <text:p text:style-name="Preformatted_20_Text"/>
      <text:p text:style-name="Preformatted_20_Text"><text:span text:style-name="Source_20_Text">gcloud compute addresses create amr-ip \</text:span></text:p>
      <text:p text:style-name="P3"><text:span text:style-name="Source_20_Text"><text:s text:c="2"/>--region=us-west1</text:span></text:p>
      <text:p text:style-name="Horizontal_20_Line"/>
      <text:h text:style-name="Heading_20_2" text:outline-level="2"><text:soft-page-break/><text:span text:style-name="Strong_20_Emphasis">Step 3: Create Shared Persistent Disk (70GB)</text:span></text:h>
      <text:p text:style-name="Preformatted_20_Text"><text:span text:style-name="Source_20_Text">gcloud compute disks create shared-disk \</text:span></text:p>
      <text:p text:style-name="Preformatted_20_Text"><text:span text:style-name="Source_20_Text"><text:s text:c="2"/>--size=70GB \</text:span></text:p>
      <text:p text:style-name="Preformatted_20_Text"><text:span text:style-name="Source_20_Text"><text:s text:c="2"/>--type=pd-balanced \</text:span></text:p>
      <text:p text:style-name="P3"><text:span text:style-name="Source_20_Text"><text:s text:c="2"/>--zone=europe-west1-b</text:span></text:p>
      <text:p text:style-name="Horizontal_20_Line"/>
      <text:h text:style-name="Heading_20_2" text:outline-level="2"><text:span text:style-name="Strong_20_Emphasis">Step 4: Create manager-vm</text:span></text:h>
      <text:p text:style-name="Preformatted_20_Text"><text:span text:style-name="Source_20_Text">gcloud compute instances create manager-vm \</text:span></text:p>
      <text:p text:style-name="Preformatted_20_Text"><text:span text:style-name="Source_20_Text"><text:s text:c="2"/>--zone=europe-west1-b \</text:span></text:p>
      <text:p text:style-name="Preformatted_20_Text"><text:span text:style-name="Source_20_Text"><text:s text:c="2"/>--machine-type=e2-standard-2 \</text:span></text:p>
      <text:p text:style-name="Preformatted_20_Text"><text:span text:style-name="Source_20_Text"><text:s text:c="2"/>--address=manager-ip \</text:span></text:p>
      <text:p text:style-name="Preformatted_20_Text"><text:span text:style-name="Source_20_Text"><text:s text:c="2"/>--tags=allow-http-https \</text:span></text:p>
      <text:p text:style-name="Preformatted_20_Text"><text:span text:style-name="Source_20_Text"><text:s text:c="2"/>--image-family=debian-11 \</text:span></text:p>
      <text:p text:style-name="Preformatted_20_Text"><text:span text:style-name="Source_20_Text"><text:s text:c="2"/>--image-project=debian-cloud \</text:span></text:p>
      <text:p text:style-name="Preformatted_20_Text"><text:span text:style-name="Source_20_Text"><text:s text:c="2"/>--boot-disk-size=10GB \</text:span></text:p>
      <text:p text:style-name="Preformatted_20_Text"><text:span text:style-name="Source_20_Text"><text:s text:c="2"/>--boot-disk-type=pd-balanced \</text:span></text:p>
      <text:p text:style-name="Preformatted_20_Text"><text:span text:style-name="Source_20_Text"><text:s text:c="2"/>--boot-disk-device-name=manager-vm-disk \</text:span></text:p>
      <text:p text:style-name="P3"><text:span text:style-name="Source_20_Text"><text:s text:c="2"/>--disk name=shared-disk,device-name=shared-disk,mode=rw,boot=no,auto-delete=no</text:span></text:p>
      <text:p text:style-name="Horizontal_20_Line"/>
      <text:h text:style-name="Heading_20_2" text:outline-level="2"><text:span text:style-name="Strong_20_Emphasis">Step 5: Create workervm-eur</text:span></text:h>
      <text:p text:style-name="Preformatted_20_Text"><text:span text:style-name="Source_20_Text">gcloud compute instances create workervm-eur \</text:span></text:p>
      <text:p text:style-name="Preformatted_20_Text"><text:span text:style-name="Source_20_Text"><text:s text:c="2"/>--zone=europe-west1-b \</text:span></text:p>
      <text:p text:style-name="Preformatted_20_Text"><text:span text:style-name="Source_20_Text"><text:s text:c="2"/>--custom-cpu=2 \</text:span></text:p>
      <text:p text:style-name="Preformatted_20_Text"><text:span text:style-name="Source_20_Text"><text:s text:c="2"/>--custom-memory=4GB \</text:span></text:p>
      <text:p text:style-name="Preformatted_20_Text"><text:span text:style-name="Source_20_Text"><text:s text:c="2"/>--machine-type=custom-2-4096 \</text:span></text:p>
      <text:p text:style-name="Preformatted_20_Text"><text:span text:style-name="Source_20_Text"><text:s text:c="2"/>--tags=allow-http-https \</text:span></text:p>
      <text:p text:style-name="Preformatted_20_Text"><text:span text:style-name="Source_20_Text"><text:s text:c="2"/>--image-family=debian-11 \</text:span></text:p>
      <text:p text:style-name="Preformatted_20_Text"><text:span text:style-name="Source_20_Text"><text:s text:c="2"/>--image-project=debian-cloud \</text:span></text:p>
      <text:p text:style-name="Preformatted_20_Text"><text:span text:style-name="Source_20_Text"><text:s text:c="2"/>--boot-disk-size=10GB \</text:span></text:p>
      <text:p text:style-name="Preformatted_20_Text"><text:span text:style-name="Source_20_Text"><text:s text:c="2"/>--boot-disk-type=pd-balanced \</text:span></text:p>
      <text:p text:style-name="P3"><text:span text:style-name="Source_20_Text"><text:s text:c="2"/>--boot-disk-device-name=workervm-eur-disk</text:span></text:p>
      <text:p text:style-name="Horizontal_20_Line"/>
      <text:h text:style-name="Heading_20_2" text:outline-level="2"><text:span text:style-name="Strong_20_Emphasis">Step 6: Create workervm-amr</text:span></text:h>
      <text:p text:style-name="Preformatted_20_Text"><text:span text:style-name="Source_20_Text">gcloud compute instances create workervm-amr \</text:span></text:p>
      <text:p text:style-name="Preformatted_20_Text"><text:span text:style-name="Source_20_Text"><text:s text:c="2"/>--zone=us-west1-a \</text:span></text:p>
      <text:p text:style-name="Preformatted_20_Text"><text:span text:style-name="Source_20_Text"><text:s text:c="2"/>--custom-cpu=2 \</text:span></text:p>
      <text:p text:style-name="Preformatted_20_Text"><text:span text:style-name="Source_20_Text"><text:s text:c="2"/>--custom-memory=4GB \</text:span></text:p>
      <text:p text:style-name="Preformatted_20_Text"><text:span text:style-name="Source_20_Text"><text:s text:c="2"/>--machine-type=custom-2-4096 \</text:span></text:p>
      <text:p text:style-name="Preformatted_20_Text"><text:span text:style-name="Source_20_Text"><text:s text:c="2"/>--address=amr-ip \</text:span></text:p>
      <text:p text:style-name="Preformatted_20_Text"><text:span text:style-name="Source_20_Text"><text:s text:c="2"/>--tags=allow-http-https \</text:span></text:p>
      <text:p text:style-name="Preformatted_20_Text"><text:span text:style-name="Source_20_Text"><text:s text:c="2"/>--image-family=debian-11 \</text:span></text:p>
      <text:p text:style-name="Preformatted_20_Text"><text:span text:style-name="Source_20_Text"><text:s text:c="2"/>--image-project=debian-cloud \</text:span></text:p>
      <text:p text:style-name="Preformatted_20_Text"><text:span text:style-name="Source_20_Text"><text:s text:c="2"/>--boot-disk-size=10GB \</text:span></text:p>
      <text:p text:style-name="Preformatted_20_Text"><text:span text:style-name="Source_20_Text"><text:s text:c="2"/>--boot-disk-type=pd-balanced \</text:span></text:p>
      <text:p text:style-name="P3"><text:span text:style-name="Source_20_Text"><text:s text:c="2"/>--boot-disk-device-name=workervm-amr-disk</text:span></text:p>
      <text:p text:style-name="Horizontal_20_Line"><text:soft-page-break/></text:p>
      <text:h text:style-name="Heading_20_2" text:outline-level="2"><text:span text:style-name="Strong_20_Emphasis">Step 7: Verify the Setup</text:span></text:h>
      <text:p text:style-name="Text_20_body">Use GCP Console or <text:span text:style-name="Source_20_Text">gcloud compute instances list</text:span> to verify:</text:p>
      <text:list xml:id="list2587345872" text:style-name="L2">
        <text:list-item>
          <text:p text:style-name="P73">VM names, zones, static IPs</text:p>
        </text:list-item>
        <text:list-item>
          <text:p text:style-name="P73">Disk types and sizes</text:p>
        </text:list-item>
        <text:list-item>
          <text:p text:style-name="P73">Firewall tag <text:span text:style-name="Source_20_Text">allow-http-https</text:span> applied</text:p>
        </text:list-item>
        <text:list-item>
          <text:p text:style-name="P73"><text:span text:style-name="Source_20_Text">shared-disk</text:span> attached to <text:span text:style-name="Source_20_Text">manager-vm</text:span></text:p>
        </text:list-item>
      </text:list>
      <text:p text:style-name="Horizontal_20_Line"/>
      <text:h text:style-name="Heading_20_2" text:outline-level="2"><text:span text:style-name="Strong_20_Emphasis">Next Steps</text:span></text:h>
      <text:list xml:id="list1259729876" text:style-name="L3">
        <text:list-item>
          <text:p text:style-name="P74">Install and initialize K3s on <text:span text:style-name="Source_20_Text">manager-vm</text:span></text:p>
        </text:list-item>
        <text:list-item>
          <text:p text:style-name="P74">Install K3s agents on worker nodes</text:p>
        </text:list-item>
        <text:list-item>
          <text:p text:style-name="P74">Mount <text:span text:style-name="Source_20_Text">shared-disk</text:span> for persistent workloads</text:p>
        </text:list-item>
      </text:list>
      <text:p text:style-name="Horizontal_20_Line"/>
      <text:p text:style-name="P7"><text:span text:style-name="Strong_20_Emphasis"><text:s/></text:span></text:p>
      <text:p text:style-name="P7"><text:span text:style-name="Strong_20_Emphasis"/></text:p>
      <text:p text:style-name="Text_20_body"/>
      <text:p text:style-name="Horizontal_20_Line"/>
      <text:h text:style-name="Heading_20_1" text:outline-level="1"><text:span text:style-name="Strong_20_Emphasis">Steps to Format and Mount Additional Disk (</text:span><text:span text:style-name="Strong_20_Emphasis"><text:span text:style-name="Source_20_Text">shared-disk</text:span></text:span><text:span text:style-name="Strong_20_Emphasis">) on </text:span><text:span text:style-name="Strong_20_Emphasis"><text:span text:style-name="Source_20_Text">manager-vm </text:span></text:span></text:h>
      <text:h text:style-name="Heading_20_3" text:outline-level="3">🔧 Replace <text:span text:style-name="Source_20_Text">&lt;username&gt;</text:span> with your actual username in the commands.</text:h>
      <text:p text:style-name="Horizontal_20_Line"/>
      <text:h text:style-name="Heading_20_2" text:outline-level="2"><text:span text:style-name="Strong_20_Emphasis">Step 1: Identify the Disk</text:span></text:h>
      <text:p text:style-name="Text_20_body">Run the following command to list all attached disks:</text:p>
      <text:p text:style-name="P3"><text:span text:style-name="Source_20_Text">lsblk</text:span></text:p>
      <text:p text:style-name="Text_20_body">Look for a disk that <text:span text:style-name="Strong_20_Emphasis">doesn’t have any partitions</text:span> or mount points (likely <text:span text:style-name="Source_20_Text">/dev/sdb</text:span> if it’s the only additional disk).</text:p>
      <text:p text:style-name="Horizontal_20_Line"/>
      <text:h text:style-name="Heading_20_2" text:outline-level="2"><text:soft-page-break/><text:span text:style-name="Strong_20_Emphasis">Step 2: Create EXT4 Filesystem on the Disk</text:span></text:h>
      <text:p text:style-name="Text_20_body">⚠️ Warning: This will erase any existing data on the disk.</text:p>
      <text:p text:style-name="P3"><text:span text:style-name="Source_20_Text">sudo mkfs.ext4 /dev/sdb</text:span></text:p>
      <text:p text:style-name="Quotations">Replace <text:span text:style-name="Source_20_Text">/dev/sdb</text:span> with the correct device name from <text:span text:style-name="Source_20_Text">lsblk</text:span> if it's different.</text:p>
      <text:p text:style-name="Horizontal_20_Line"/>
      <text:h text:style-name="Heading_20_2" text:outline-level="2"><text:span text:style-name="Strong_20_Emphasis">Step 3: Create Mount Directory</text:span></text:h>
      <text:p text:style-name="P3"><text:span text:style-name="Source_20_Text">mkdir -p /mnt/shared-disk</text:span></text:p>
      <text:p text:style-name="Horizontal_20_Line"/>
      <text:h text:style-name="Heading_20_2" text:outline-level="2"><text:span text:style-name="Strong_20_Emphasis">Step 4: Mount the Disk</text:span></text:h>
      <text:p text:style-name="P3"><text:span text:style-name="Source_20_Text">sudo mount /dev/sdb /mnt/shared-disk</text:span></text:p>
      <text:p text:style-name="Text_20_body">Verify it’s mounted:</text:p>
      <text:p text:style-name="P3"><text:span text:style-name="Source_20_Text">df -h | grep shared-disk</text:span></text:p>
      <text:p text:style-name="Horizontal_20_Line"/>
      <text:h text:style-name="Heading_20_2" text:outline-level="2"><text:span text:style-name="Strong_20_Emphasis">Step 5: Make It Persistent Across Reboots</text:span></text:h>
      <text:h text:style-name="Heading_20_3" text:outline-level="3">5.1 Get UUID of the Disk</text:h>
      <text:p text:style-name="P3"><text:span text:style-name="Source_20_Text">sudo blkid /dev/sdb</text:span></text:p>
      <text:p text:style-name="Text_20_body">Example output:</text:p>
      <text:p text:style-name="P3"><text:span text:style-name="Source_20_Text">/dev/sdb: UUID="xxxxxxxx-xxxx-xxxx-xxxx-xxxxxxxxxxxx" TYPE="ext4"</text:span></text:p>
      <text:h text:style-name="Heading_20_3" text:outline-level="3">5.2 Edit <text:span text:style-name="Source_20_Text">/etc/fstab</text:span></text:h>
      <text:p text:style-name="Text_20_body">Open the file:</text:p>
      <text:p text:style-name="P3"><text:span text:style-name="Source_20_Text">sudo nano /etc/fstab</text:span></text:p>
      <text:p text:style-name="Text_20_body">Add the following line at the end:</text:p>
      <text:p text:style-name="P3"><text:span text:style-name="Source_20_Text">UUID=xxxxxxxx-xxxx-xxxx-xxxx-xxxxxxxxxxxx /mnt/shared-disk ext4 defaults,nofail 0 2</text:span></text:p>
      <text:p text:style-name="Text_20_body">Replace the UUID and <text:span text:style-name="Source_20_Text">&lt;username&gt;</text:span> accordingly.</text:p>
      <text:p text:style-name="Horizontal_20_Line"/>
      <text:h text:style-name="Heading_20_2" text:outline-level="2"><text:soft-page-break/><text:span text:style-name="Strong_20_Emphasis">Step 6: Test </text:span><text:span text:style-name="Strong_20_Emphasis"><text:span text:style-name="Source_20_Text">fstab</text:span></text:span><text:span text:style-name="Strong_20_Emphasis"> Entry (Optional but Recommended)</text:span></text:h>
      <text:p text:style-name="Text_20_body">Run:</text:p>
      <text:p text:style-name="P3"><text:span text:style-name="Source_20_Text">sudo mount -a</text:span></text:p>
      <text:p text:style-name="Text_20_body">If there’s no error, it means our fstab entry is valid.</text:p>
      <text:p text:style-name="Horizontal_20_Line"/>
      <text:p text:style-name="P57"><text:span text:style-name="Strong_20_Emphasis"/></text:p>
      <text:h text:style-name="P54" text:outline-level="1"><text:span text:style-name="Strong_20_Emphasis"><text:s/>K3s Cluster Setup (Without Traefik)</text:span></text:h>
      <text:h text:style-name="P55" text:outline-level="2"><text:span text:style-name="Strong_20_Emphasis">Architecture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61">Role</text:p>
            </table:table-cell>
            <table:table-cell table:style-name="Table2.A1" office:value-type="string">
              <text:p text:style-name="P61">Hostname</text:p>
            </table:table-cell>
            <table:table-cell table:style-name="Table2.A1" office:value-type="string">
              <text:p text:style-name="P61">Zone</text:p>
            </table:table-cell>
            <table:table-cell table:style-name="Table2.A1" office:value-type="string">
              <text:p text:style-name="P61">Description</text:p>
            </table:table-cell>
          </table:table-row>
        </table:table-header-rows>
        <table:table-row>
          <table:table-cell table:style-name="Table2.A1" office:value-type="string">
            <text:p text:style-name="P60">Server</text:p>
          </table:table-cell>
          <table:table-cell table:style-name="Table2.A1" office:value-type="string">
            <text:p text:style-name="P60"><text:span text:style-name="Source_20_Text">manager-vm</text:span></text:p>
          </table:table-cell>
          <table:table-cell table:style-name="Table2.A1" office:value-type="string">
            <text:p text:style-name="P60">europe-west1-b</text:p>
          </table:table-cell>
          <table:table-cell table:style-name="Table2.A1" office:value-type="string">
            <text:p text:style-name="P60">Runs K3s control plane</text:p>
          </table:table-cell>
        </table:table-row>
        <table:table-row>
          <table:table-cell table:style-name="Table2.A1" office:value-type="string">
            <text:p text:style-name="P60">Agent</text:p>
          </table:table-cell>
          <table:table-cell table:style-name="Table2.A1" office:value-type="string">
            <text:p text:style-name="P60"><text:span text:style-name="Source_20_Text">workervm-eur</text:span></text:p>
          </table:table-cell>
          <table:table-cell table:style-name="Table2.A1" office:value-type="string">
            <text:p text:style-name="P60">europe-west1-b</text:p>
          </table:table-cell>
          <table:table-cell table:style-name="Table2.A1" office:value-type="string">
            <text:p text:style-name="P60">Worker node (Europe)</text:p>
          </table:table-cell>
        </table:table-row>
        <table:table-row>
          <table:table-cell table:style-name="Table2.A1" office:value-type="string">
            <text:p text:style-name="P60">Agent</text:p>
          </table:table-cell>
          <table:table-cell table:style-name="Table2.A1" office:value-type="string">
            <text:p text:style-name="P60"><text:span text:style-name="Source_20_Text">workervm-amr</text:span></text:p>
          </table:table-cell>
          <table:table-cell table:style-name="Table2.A1" office:value-type="string">
            <text:p text:style-name="P60">us-west1-a</text:p>
          </table:table-cell>
          <table:table-cell table:style-name="Table2.A1" office:value-type="string">
            <text:p text:style-name="P60">Worker node (America)</text:p>
          </table:table-cell>
        </table:table-row>
      </table:table>
      <text:p text:style-name="P57"/>
      <text:h text:style-name="P55" text:outline-level="2">🔧 <text:span text:style-name="Strong_20_Emphasis">Step 1: Disable Traefik During Installation</text:span></text:h>
      <text:p text:style-name="P62">We will use <text:span text:style-name="Source_20_Text">--disable=traefik</text:span> on the server installation to keep the cluster lightweight and ready for our own ingress.</text:p>
      <text:p text:style-name="P57"/>
      <text:h text:style-name="P55" text:outline-level="2">🖥️ Step 2: K3s Server Setup (on <text:span text:style-name="Source_20_Text">manager-vm</text:span>)</text:h>
      <text:h text:style-name="P56" text:outline-level="3">2.1 Install K3s Server</text:h>
      <text:p text:style-name="P58"><text:span text:style-name="Source_20_Text">curl -sfL https://get.k3s.io | INSTALL_K3S_EXEC="--disable=traefik" sh -</text:span></text:p>
      <text:h text:style-name="P56" text:outline-level="3">2.2 Get Node Token</text:h>
      <text:p text:style-name="P58"><text:span text:style-name="Source_20_Text">sudo cat /var/lib/rancher/k3s/server/node-token</text:span></text:p>
      <text:p text:style-name="P59">Save this token. we’ll need it to join worker nodes.</text:p>
      <text:h text:style-name="P56" text:outline-level="3">2.3 Get Server IP</text:h>
      <text:p text:style-name="P58"><text:span text:style-name="Source_20_Text">hostname -I</text:span></text:p>
      <text:p text:style-name="P59">Use the <text:span text:style-name="Strong_20_Emphasis">private or static internal IP</text:span> of the manager VM that workers can access.</text:p>
      <text:p text:style-name="P57"/>
      <text:h text:style-name="P55" text:outline-level="2"><text:soft-page-break/>🛠️ Step 3: K3s Worker Node Setup (on each Worker VM)</text:h>
      <text:p text:style-name="P62">Repeat the following on both <text:span text:style-name="Source_20_Text">workervm-eur</text:span> and <text:span text:style-name="Source_20_Text">workervm-amr</text:span>.</text:p>
      <text:h text:style-name="P56" text:outline-level="3">3.1 Install K3s Agent</text:h>
      <text:p text:style-name="P58"><text:span text:style-name="Source_20_Text">curl -sfL https://get.k3s.io | K3S_URL="https://&lt;manager-ip&gt;:6443" K3S_TOKEN="&lt;node-token&gt;" sh -</text:span></text:p>
      <text:p text:style-name="P62">Replace:</text:p>
      <text:list xml:id="list2446458440" text:style-name="L4">
        <text:list-item>
          <text:p text:style-name="P75"><text:span text:style-name="Source_20_Text">&lt;manager-ip&gt;</text:span> with our manager VM IP (accessible by the workers)</text:p>
        </text:list-item>
        <text:list-item>
          <text:p text:style-name="P75"><text:span text:style-name="Source_20_Text">&lt;node-token&gt;</text:span> with the token from <text:span text:style-name="Source_20_Text">manager-vm</text:span></text:p>
        </text:list-item>
      </text:list>
      <text:p text:style-name="P57"/>
      <text:h text:style-name="P55" text:outline-level="2">✅ Step 4: Verify the Cluster (on <text:span text:style-name="Source_20_Text">manager-vm</text:span>)</text:h>
      <text:p text:style-name="P58"><text:span text:style-name="Source_20_Text">sudo k3s kubectl get nodes -o wide</text:span></text:p>
      <text:p text:style-name="P62">we should see:</text:p>
      <text:list xml:id="list294981321" text:style-name="L5">
        <text:list-item>
          <text:p text:style-name="P76"><text:span text:style-name="Source_20_Text">manager-vm</text:span> as <text:span text:style-name="Source_20_Text">master</text:span> or <text:span text:style-name="Source_20_Text">control-plane</text:span></text:p>
        </text:list-item>
      </text:list>
      <text:p text:style-name="P62"><text:span text:style-name="Source_20_Text">workervm-eur</text:span> and <text:span text:style-name="Source_20_Text">workervm-amr</text:span> as ready nodes<text:line-break/><text:line-break/></text:p>
      <text:p text:style-name="P62"><text:span text:style-name="T4">And giving the permission </text:span><text:span text:style-name="T5">to user for executing kubectl commnads.</text:span><text:span text:style-name="T2"><text:line-break/></text:span></text:p>
      <text:p text:style-name="P14">mkdir -p $HOME/.kube</text:p>
      <text:p text:style-name="P62">sudo cp /etc/rancher/k3s/k3s.yaml $HOME/.kube/config</text:p>
      <text:p text:style-name="P62">sudo chown $(id -u):$(id -g) $HOME/.kube/config</text:p>
      <text:p text:style-name="P62">echo 'export KUBECONFIG=$HOME/.kube/config' &gt;&gt; ~/.bashrc</text:p>
      <text:p text:style-name="P62">source ~/.bashrc</text:p>
      <text:p text:style-name="P57"/>
      <text:h text:style-name="P55" text:outline-level="2">🛡️ Optional (but Recommended): Disable Traefik Confirmed</text:h>
      <text:p text:style-name="P62">Run:</text:p>
      <text:p text:style-name="P58"><text:span text:style-name="Source_20_Text">sudo k3s kubectl get pods -A</text:span></text:p>
      <text:p text:style-name="P62">Confirm there are <text:span text:style-name="Strong_20_Emphasis">no pods</text:span> under the <text:span text:style-name="Source_20_Text">kube-system</text:span> namespace with <text:span text:style-name="Source_20_Text">traefik</text:span>.</text:p>
      <text:p text:style-name="P57"/>
      <text:h text:style-name="P55" text:outline-level="2"><text:soft-page-break/>🔁 Persistence</text:h>
      <text:p text:style-name="P62">All K3s services run as systemd services:</text:p>
      <text:list xml:id="list3603737865" text:style-name="L6">
        <text:list-item>
          <text:p text:style-name="P77">To restart server:</text:p>
          <text:p text:style-name="P64"><text:span text:style-name="Source_20_Text">sudo systemctl restart k3s</text:span></text:p>
        </text:list-item>
        <text:list-item>
          <text:p text:style-name="P77">To restart agent:</text:p>
          <text:p text:style-name="P64"><text:span text:style-name="Source_20_Text">sudo systemctl restart k3s-agent</text:span></text:p>
        </text:list-item>
      </text:list>
      <text:p text:style-name="P57"/>
      <text:h text:style-name="Heading_20_1" text:outline-level="1"><text:span text:style-name="Strong_20_Emphasis">Configure NFS Server on </text:span><text:span text:style-name="Strong_20_Emphasis"><text:span text:style-name="Source_20_Text">manager-vm</text:span></text:span><text:span text:style-name="Strong_20_Emphasis"> and NFS Clients on Worker VMs</text:span></text:h>
      <text:h text:style-name="Heading_20_2" text:outline-level="2"><text:span text:style-name="Strong_20_Emphasis">Assumptions</text:span></text:h>
      <text:list xml:id="list583058404" text:style-name="L7">
        <text:list-item>
          <text:p text:style-name="P78">The path to share: <text:span text:style-name="Source_20_Text">/mnt/shared-disk</text:span></text:p>
        </text:list-item>
        <text:list-item>
          <text:p text:style-name="P78"><text:span text:style-name="T42">Manager and </text:span>Worker VM IPs (replace with actual ones from <text:span text:style-name="Source_20_Text">gcloud compute instances list</text:span>):</text:p>
          <text:list>
            <text:list-item>
              <text:p text:style-name="P78"><text:span text:style-name="Source_20_Text">workervm-eur</text:span>: <text:span text:style-name="Source_20_Text">X.X.X.X </text:span><text:span text:style-name="Source_20_Text"><text:span text:style-name="T29">(private ip)</text:span></text:span></text:p>
            </text:list-item>
            <text:list-item>
              <text:p text:style-name="P78"><text:span text:style-name="Source_20_Text">workervm-amr</text:span>: <text:span text:style-name="Source_20_Text">Y.Y.Y.Y </text:span><text:span text:style-name="Source_20_Text"><text:span text:style-name="T29">(public ip)</text:span></text:span></text:p>
            </text:list-item>
            <text:list-item>
              <text:p text:style-name="P79"><text:span text:style-name="Source_20_Text"><text:span text:style-name="T42">manager-vm : Z.Z.Z.Z (public ip)</text:span></text:span></text:p>
            </text:list-item>
          </text:list>
        </text:list-item>
        <text:list-item>
          <text:p text:style-name="P78">Replace <text:span text:style-name="Source_20_Text">&lt;username&gt;</text:span> with our actual Linux user (e.g., <text:span text:style-name="Source_20_Text">ajay</text:span>)</text:p>
        </text:list-item>
      </text:list>
      <text:p text:style-name="Horizontal_20_Line"/>
      <text:h text:style-name="Heading_20_2" text:outline-level="2">🖥️ <text:span text:style-name="Strong_20_Emphasis">Step 1: Set up NFS Server on </text:span><text:span text:style-name="Strong_20_Emphasis"><text:span text:style-name="Source_20_Text">manager-vm</text:span></text:span></text:h>
      <text:h text:style-name="Heading_20_3" text:outline-level="3">1.1 Install NFS server</text:h>
      <text:p text:style-name="Preformatted_20_Text"><text:span text:style-name="Source_20_Text">sudo apt update</text:span></text:p>
      <text:p text:style-name="P3"><text:span text:style-name="Source_20_Text">sudo apt install -y nfs-kernel-server</text:span></text:p>
      <text:h text:style-name="Heading_20_3" text:outline-level="3">1.2 Configure <text:span text:style-name="Source_20_Text">/etc/exports</text:span></text:h>
      <text:p text:style-name="Text_20_body">Edit the file:</text:p>
      <text:p text:style-name="P3"><text:span text:style-name="Source_20_Text">sudo nano /etc/exports</text:span></text:p>
      <text:p text:style-name="Text_20_body">Add:</text:p>
      <text:p text:style-name="P51"><text:soft-page-break/><text:span text:style-name="Source_20_Text">/mnt/shared-disk X.X.X.X(rw,sync,no_subtree_check) Y.Y.Y.Y(rw,sync,no_subtree_check) </text:span><text:span text:style-name="Source_20_Text"><text:span text:style-name="T42">Z.Z.Z.Z</text:span></text:span><text:span text:style-name="Source_20_Text">(rw,sync,no_subtree_check)</text:span></text:p>
      <text:p text:style-name="Quotations">Replace <text:span text:style-name="Source_20_Text">X.X.X.X,</text:span><text:span text:style-name="Source_20_Text"><text:span text:style-name="T42">Z.Z.Z.Z</text:span></text:span> and <text:span text:style-name="Source_20_Text">Y.Y.Y.Y</text:span> with actual IPs of our worker VMs.</text:p>
      <text:h text:style-name="Heading_20_3" text:outline-level="3">1.3 Apply export settings</text:h>
      <text:p text:style-name="P3"><text:span text:style-name="Source_20_Text">sudo exportfs -a</text:span></text:p>
      <text:h text:style-name="Heading_20_3" text:outline-level="3">1.4 Enable and restart NFS server</text:h>
      <text:p text:style-name="Preformatted_20_Text"><text:span text:style-name="Source_20_Text">sudo systemctl enable nfs-server</text:span></text:p>
      <text:p text:style-name="P3"><text:span text:style-name="Source_20_Text">sudo systemctl restart nfs-server</text:span></text:p>
      <text:p text:style-name="Horizontal_20_Line"/>
      <text:h text:style-name="Heading_20_2" text:outline-level="2">🧑‍💻 <text:span text:style-name="Strong_20_Emphasis">Step 2: Set Up NFS Clients on Worker VMs</text:span></text:h>
      <text:p text:style-name="Text_20_body">Repeat the following <text:span text:style-name="Strong_20_Emphasis">on both</text:span> <text:span text:style-name="Source_20_Text">workervm-eur</text:span> and <text:span text:style-name="Source_20_Text">workervm-amr</text:span>.</text:p>
      <text:h text:style-name="Heading_20_3" text:outline-level="3">2.1 Install NFS common utilities</text:h>
      <text:p text:style-name="Preformatted_20_Text"><text:span text:style-name="Source_20_Text">sudo apt update</text:span></text:p>
      <text:p text:style-name="P3"><text:span text:style-name="Source_20_Text">sudo apt install -y nfs-common</text:span></text:p>
      <text:h text:style-name="Heading_20_3" text:outline-level="3">2.2 Create mount directory</text:h>
      <text:p text:style-name="P6"><text:span text:style-name="Source_20_Text">mkdir -p /mnt/shared-disk</text:span></text:p>
      <text:h text:style-name="Heading_20_3" text:outline-level="3">2.3 Test manual mount (replace <text:span text:style-name="Source_20_Text">&lt;manager-vm-ip&gt;</text:span> and <text:span text:style-name="Source_20_Text">&lt;username&gt;</text:span>)</text:h>
      <text:p text:style-name="P6"><text:span text:style-name="Source_20_Text">sudo mount &lt;manager-vm-ip&gt;:/mnt/shared-disk /mnt/shared-disk</text:span></text:p>
      <text:p text:style-name="Text_20_body">Verify:</text:p>
      <text:p text:style-name="P3"><text:span text:style-name="Source_20_Text">df -h | grep shared-disk</text:span></text:p>
      <text:p text:style-name="Horizontal_20_Line"/>
      <text:h text:style-name="Heading_20_2" text:outline-level="2">🔁 <text:span text:style-name="Strong_20_Emphasis">Step 3: Persistent Mount on Reboot (via </text:span><text:span text:style-name="Strong_20_Emphasis"><text:span text:style-name="Source_20_Text">fstab</text:span></text:span><text:span text:style-name="Strong_20_Emphasis">)</text:span></text:h>
      <text:h text:style-name="Heading_20_3" text:outline-level="3">3.1 Edit <text:span text:style-name="Source_20_Text">/etc/fstab</text:span></text:h>
      <text:p text:style-name="P3"><text:span text:style-name="Source_20_Text">sudo nano /etc/fstab</text:span></text:p>
      <text:p text:style-name="Text_20_body">Add this line:</text:p>
      <text:p text:style-name="P6"><text:span text:style-name="Source_20_Text">&lt;manager-vm-ip&gt;:/mnt/shared-disk /mnt/shared-disk nfs defaults,_netdev 0 0 <text:line-break/><text:line-break/></text:span>The <text:span text:style-name="Source_20_Text">_netdev</text:span> option ensures the mount happens <text:span text:style-name="Strong_20_Emphasis">after the network is up</text:span>.</text:p>
      <text:h text:style-name="Heading_20_3" text:outline-level="3"><text:soft-page-break/>3.2 Test fstab</text:h>
      <text:p text:style-name="P5"><text:span text:style-name="Source_20_Text">sudo umount /mnt/shared-disk</text:span></text:p>
      <text:p text:style-name="P52"><text:span text:style-name="Source_20_Text">sudo mount -a</text:span></text:p>
      <text:p text:style-name="P53">deploying a <text:span text:style-name="Strong_20_Emphasis">dynamic PersistentVolume (PV) provisioner</text:span> that can:</text:p>
      <text:list xml:id="list1212571463" text:style-name="L8">
        <text:list-item>
          <text:p text:style-name="P80">Automatically <text:span text:style-name="Strong_20_Emphasis">create subdirectories</text:span> in a specified NFS path.</text:p>
        </text:list-item>
        <text:list-item>
          <text:p text:style-name="P80">Automatically <text:span text:style-name="Strong_20_Emphasis">provision PersistentVolumeClaims (PVCs)</text:span> backed by those subdirectories.</text:p>
        </text:list-item>
        <text:list-item>
          <text:p text:style-name="P80"><text:span text:style-name="Strong_20_Emphasis">Manage storage dynamically</text:span>, just like cloud storage classes (e.g., AWS EBS, GCP PD), but using your own NFS server.</text:p>
        </text:list-item>
      </text:list>
      <text:p text:style-name="Horizontal_20_Line"/>
      <text:h text:style-name="Heading_20_3" text:outline-level="3"><text:span text:style-name="Strong_20_Emphasis">Command Breakdown</text:span></text:h>
      <text:p text:style-name="P3"><text:span text:style-name="Source_20_Text"><text:span text:style-name="T43">helm repo add nfs-subdir-external-provisioner https://kubernetes-sigs.github.io/nfs-subdir-external-provisioner/</text:span></text:span></text:p>
      <text:list xml:id="list1626605676" text:style-name="L9">
        <text:list-item>
          <text:p text:style-name="P81">Adds the Helm chart repo to your Helm client so you can install the NFS provisioner.</text:p>
        </text:list-item>
      </text:list>
      <text:p text:style-name="Preformatted_20_Text"><text:span text:style-name="Source_20_Text"><text:span text:style-name="T43">helm install nfs-subdir-external-provisioner nfs-subdir-external-provisioner/nfs-subdir-external-provisioner \</text:span></text:span></text:p>
      <text:p text:style-name="Preformatted_20_Text"><text:span text:style-name="Source_20_Text"><text:span text:style-name="T43"><text:s text:c="2"/>--set nfs.server=&lt;</text:span></text:span><text:span text:style-name="Source_20_Text"><text:span text:style-name="T44">Your nfs server public ip address</text:span></text:span><text:span text:style-name="Source_20_Text"><text:span text:style-name="T43">&gt; \</text:span></text:span></text:p>
      <text:p text:style-name="P3"><text:span text:style-name="Source_20_Text"><text:span text:style-name="T43"><text:s text:c="2"/>--set nfs.path=/&lt;</text:span></text:span><text:span text:style-name="Source_20_Text"><text:span text:style-name="T44">you pre configured nfs path</text:span></text:span><text:span text:style-name="Source_20_Text"><text:span text:style-name="T43">&gt;</text:span></text:span></text:p>
      <text:list xml:id="list1302946294" text:style-name="L10">
        <text:list-item>
          <text:p text:style-name="P82"><text:span text:style-name="Strong_20_Emphasis">Installs the provisioner</text:span> with your NFS server <text:span text:style-name="T45">public </text:span>IP <text:s/>and the exported path (<text:span text:style-name="Source_20_Text">/mnt/</text:span><text:span text:style-name="Source_20_Text"><text:span text:style-name="T45">shared</text:span></text:span>) where volumes will be created.</text:p>
        </text:list-item>
        <text:list-item>
          <text:p text:style-name="P82">Every time a pod requests a PVC using this provisioner, it:</text:p>
          <text:list>
            <text:list-item>
              <text:p text:style-name="P82">Creates a subdirectory inside <text:span text:style-name="Source_20_Text">/mnt/</text:span><text:span text:style-name="Source_20_Text"><text:span text:style-name="T45">shared</text:span></text:span></text:p>
            </text:list-item>
            <text:list-item>
              <text:p text:style-name="P82">Binds that subdirectory to the PVC</text:p>
            </text:list-item>
          </text:list>
        </text:list-item>
      </text:list>
      <text:p text:style-name="Horizontal_20_Line"/>
      <text:h text:style-name="Heading_20_3" text:outline-level="3"><text:s/><text:span text:style-name="Strong_20_Emphasis">Why Use It?</text:span></text:h>
      <text:list xml:id="list4269811422" text:style-name="L11">
        <text:list-item>
          <text:p text:style-name="P83"><text:span text:style-name="Strong_20_Emphasis">Dynamic storage</text:span>: No need to manually pre-create PVs.</text:p>
        </text:list-item>
        <text:list-item>
          <text:p text:style-name="P83"><text:span text:style-name="Strong_20_Emphasis">Scalable</text:span>: Automatically handles storage for multiple pods/sites.</text:p>
        </text:list-item>
        <text:list-item>
          <text:p text:style-name="P83"><text:span text:style-name="Strong_20_Emphasis">Useful for Frappe/ERPNext setup</text:span>, where each site or app component might need its own PVC (e.g., for sites, MariaDB, Redis, etc.).</text:p>
        </text:list-item>
        <text:list-item>
          <text:p text:style-name="P83"><text:span text:style-name="Strong_20_Emphasis">Centralized NFS storage</text:span> keeps things simple and flexible across clusters or nodes.</text:p>
        </text:list-item>
      </text:list>
      <text:p text:style-name="Horizontal_20_Line"/>
      <text:h text:style-name="Heading_20_2" text:outline-level="2"><text:soft-page-break/>🔒 <text:span text:style-name="Strong_20_Emphasis">Step 4: Confirm Access Control</text:span></text:h>
      <text:p text:style-name="Text_20_body">On <text:span text:style-name="Source_20_Text">manager-vm</text:span>, verify exports:</text:p>
      <text:p text:style-name="P3"><text:span text:style-name="Source_20_Text">sudo exportfs -v</text:span></text:p>
      <text:p text:style-name="Text_20_body">Ensure only the two specific worker VM IPs are allowed. Other IPs trying to mount will be denied automatically.</text:p>
      <text:p text:style-name="Horizontal_20_Line"/>
      <text:h text:style-name="Heading_20_2" text:outline-level="2">Components Involved:</text:h>
      <text:list xml:id="list2377308357" text:style-name="L12">
        <text:list-item>
          <text:p text:style-name="P84"><text:span text:style-name="Strong_20_Emphasis">GCP Persistent Disk</text:span></text:p>
          <text:list>
            <text:list-item>
              <text:p text:style-name="P84">Disk type: Balanced PD (10GB or 70GB in our case)</text:p>
            </text:list-item>
            <text:list-item>
              <text:p text:style-name="P84">Attached to only one VM (Manager VM)</text:p>
            </text:list-item>
          </text:list>
        </text:list-item>
        <text:list-item>
          <text:p text:style-name="P84"><text:span text:style-name="Strong_20_Emphasis">Linux Filesystem (ext4)</text:span></text:p>
          <text:list>
            <text:list-item>
              <text:p text:style-name="P84">Mounted on manager VM at <text:span text:style-name="Source_20_Text">/mnt/shared-disk</text:span></text:p>
            </text:list-item>
          </text:list>
        </text:list-item>
        <text:list-item>
          <text:p text:style-name="P84"><text:span text:style-name="Strong_20_Emphasis">NFS Server (on Manager VM)</text:span></text:p>
          <text:list>
            <text:list-item>
              <text:p text:style-name="P84">Exposes <text:span text:style-name="Source_20_Text">/mnt/shared-disk</text:span> to other VMs</text:p>
            </text:list-item>
          </text:list>
        </text:list-item>
        <text:list-item>
          <text:p text:style-name="P84"><text:span text:style-name="Strong_20_Emphasis">NFS Clients (on Worker VMs)</text:span></text:p>
          <text:list>
            <text:list-item>
              <text:p text:style-name="P84">Mount the NFS export to the same path: <text:span text:style-name="Source_20_Text">/mnt/shared-disk</text:span></text:p>
            </text:list-item>
          </text:list>
        </text:list-item>
        <text:list-item>
          <text:p text:style-name="P84"><text:span text:style-name="Strong_20_Emphasis">K3s Pods (on any node)</text:span></text:p>
          <text:list>
            <text:list-item>
              <text:p text:style-name="P85">Mount a <text:span text:style-name="Source_20_Text">PersistentVolumeClaim</text:span> (PVC) backed by that shared NFS path</text:p>
            </text:list-item>
          </text:list>
        </text:list-item>
      </text:list>
      <text:h text:style-name="P13" text:outline-level="2"><text:line-break/><text:line-break/>✅ Done! Final Checklist</text:h>
      <text:list xml:id="list566402626" text:style-name="L13">
        <text:list-item>
          <text:p text:style-name="P86">NFS server is active on <text:span text:style-name="Source_20_Text">manager-vm</text:span></text:p>
        </text:list-item>
        <text:list-item>
          <text:p text:style-name="P86">Only <text:span text:style-name="Source_20_Text">workervm-eur</text:span> and <text:span text:style-name="Source_20_Text">workervm-amr</text:span> can access the share</text:p>
        </text:list-item>
        <text:list-item>
          <text:p text:style-name="P86">Auto-mount on reboot via <text:span text:style-name="Source_20_Text">fstab</text:span> works on worker VMs</text:p>
        </text:list-item>
        <text:list-item>
          <text:p text:style-name="P86">NFS share path is <text:span text:style-name="Source_20_Text">/mnt/shared-disk</text:span> on worker nodes</text:p>
        </text:list-item>
      </text:list>
      <text:p text:style-name="P11"><text:span text:style-name="Strong_20_Emphasis"/></text:p>
      <text:h text:style-name="Heading_20_1" text:outline-level="1"><text:soft-page-break/><text:span text:style-name="Strong_20_Emphasis">SOP: Install Traefik Ingress with HTTPS (Certs) on K3s</text:span></text:h>
      <text:p text:style-name="Quotations">✅ we are using:</text:p>
      <text:list xml:id="list4043296099" text:style-name="L14">
        <text:list-item>
          <text:p text:style-name="P87"><text:span text:style-name="Source_20_Text">traefik-pv.yaml</text:span>: defines persistent volume for certs</text:p>
        </text:list-item>
        <text:list-item>
          <text:p text:style-name="P87"><text:span text:style-name="Source_20_Text">traefik-values.yaml</text:span>: our Helm values config (likely includes certResolver, ACME settings, etc.)</text:p>
        </text:list-item>
      </text:list>
      <text:p text:style-name="Horizontal_20_Line"/>
      <text:h text:style-name="Heading_20_2" text:outline-level="2">📦 <text:span text:style-name="Strong_20_Emphasis">Step 1: Add the Helm Repo</text:span></text:h>
      <text:p text:style-name="Text_20_body">If not already added:</text:p>
      <text:p text:style-name="Preformatted_20_Text"><text:span text:style-name="Source_20_Text"><text:span text:style-name="T32">helm repo add traefik https://traefik.github.io/charts</text:span></text:span></text:p>
      <text:p text:style-name="P3"><text:span text:style-name="Source_20_Text"><text:span text:style-name="T32">helm repo update</text:span></text:span></text:p>
      <text:p text:style-name="Horizontal_20_Line"/>
      <text:h text:style-name="Heading_20_2" text:outline-level="2">📄 <text:span text:style-name="Strong_20_Emphasis">Step 2: Apply Persistent Volume for Traefik</text:span></text:h>
      <text:p text:style-name="P43"><text:span text:style-name="Source_20_Text"><text:span text:style-name="T32">kubectl apply -f traefik-pv</text:span></text:span><text:span text:style-name="Source_20_Text"><text:span text:style-name="T38">c</text:span></text:span><text:span text:style-name="Source_20_Text"><text:span text:style-name="T32">.yaml</text:span></text:span></text:p>
      <text:p text:style-name="P43"><text:span text:style-name="Source_20_Text"><text:line-break/>📁 </text:span><text:span text:style-name="Source_20_Text"><text:span text:style-name="T3">Deployment files are available in this GitHub repo:</text:span></text:span></text:p>
      <text:p text:style-name="P49"><text:span text:style-name="Source_20_Text">👉 </text:span><text:a xlink:type="simple" xlink:href="https://github.com/lmnaslimited/k3s-manifest" text:style-name="Internet_20_link" text:visited-style-name="Visited_20_Internet_20_Link"><text:span text:style-name="Strong_20_Emphasis"><text:span text:style-name="T40">traefik-</text:span></text:span></text:a><text:a xlink:type="simple" xlink:href="https://github.com/lmnaslimited/k3s-manifest" text:style-name="Internet_20_link" text:visited-style-name="Visited_20_Internet_20_Link"><text:span text:style-name="Strong_20_Emphasis"><text:span text:style-name="T41">pv</text:span></text:span></text:a><text:a xlink:type="simple" xlink:href="https://github.com/lmnaslimited/k3s-manifest" text:style-name="Internet_20_link" text:visited-style-name="Visited_20_Internet_20_Link"><text:span text:style-name="Strong_20_Emphasis"><text:span text:style-name="T40">.yaml</text:span></text:span></text:a></text:p>
      <text:h text:style-name="P28" text:outline-level="4">🔍 What it does:</text:h>
      <text:p text:style-name="Text_20_body">Creates a <text:span text:style-name="Strong_20_Emphasis">Persistent Volume (PV)</text:span> and optionally a <text:span text:style-name="Strong_20_Emphasis">Persistent Volume Claim (PVC)</text:span> to store certificates like <text:span text:style-name="Source_20_Text">acme.json</text:span> used by Traefik for Let's Encrypt.</text:p>
      <text:h text:style-name="Heading_20_4" text:outline-level="4">🔗 Why it’s important:</text:h>
      <text:p text:style-name="Text_20_body">Traefik needs persistent storage for storing SSL certificates issued by Let’s Encrypt. Otherwise, every restart would wipe the certs.</text:p>
      <text:h text:style-name="Heading_20_4" text:outline-level="4">🧬 How it connects:</text:h>
      <text:list xml:id="list3097268112" text:style-name="L15">
        <text:list-item>
          <text:p text:style-name="P88">Traefik mounts this path as a volume</text:p>
        </text:list-item>
        <text:list-item>
          <text:p text:style-name="P88">our certs (stored in <text:span text:style-name="Source_20_Text">acme.json</text:span>) stay intact across restarts or pod re-creations</text:p>
        </text:list-item>
        <text:list-item>
          <text:p text:style-name="P88">we create this <text:span text:style-name="Strong_20_Emphasis">before installing Traefik</text:span></text:p>
        </text:list-item>
      </text:list>
      <text:p text:style-name="P29">Make sure this file creates a <text:span text:style-name="Strong_20_Emphasis">PersistentVolume (PV)</text:span> and possibly a <text:span text:style-name="Strong_20_Emphasis">PersistentVolumeClaim (PVC)</text:span> for storing ACME TLS certs.</text:p>
      <text:p text:style-name="P29"><text:soft-page-break/></text:p>
      <text:p text:style-name="P29"><text:line-break/><text:line-break/><text:span text:style-name="T4">Create the acme.json file inside the </text:span><text:span text:style-name="T6">traefik-pvc persistent disk</text:span><text:span text:style-name="T4"> directory .</text:span><text:span text:style-name="T2"><text:line-break/><text:line-break/> <text:s text:c="9"/></text:span><text:span text:style-name="T21">s</text:span><text:span text:style-name="T9">udo </text:span><text:span text:style-name="T2">touch /mnt/shared-disk/&lt;dir of traefik pvc&gt;/acme.json</text:span></text:p>
      <text:p text:style-name="Quotations"><text:span text:style-name="T21">s</text:span><text:span text:style-name="T9">udo </text:span>chmod 600 /mnt/shared-disk/&lt;dir of traefik pvc&gt;/acme.json</text:p>
      <text:p text:style-name="P30"><text:span text:style-name="T9">sudo </text:span>chown 65532:65532 /mnt/shared-disk/&lt;dir of traefik pvc&gt;/acme.json<text:line-break/> </text:p>
      <text:p text:style-name="P8">🔍 What it does:</text:p>
      <text:p text:style-name="Text_20_body">Creates and sets permissions on the <text:span text:style-name="Source_20_Text">acme.json</text:span> file, which is used by Traefik to store certificates issued by Let’s Encrypt.</text:p>
      <text:list xml:id="list2651370939" text:style-name="L16">
        <text:list-item>
          <text:p text:style-name="P89"><text:span text:style-name="Source_20_Text">chmod 600</text:span>: Only owner can read/write</text:p>
        </text:list-item>
        <text:list-item>
          <text:p text:style-name="P89"><text:span text:style-name="Source_20_Text">chown 65532:65532</text:span>: Gives ownership to the Traefik container’s UID</text:p>
        </text:list-item>
      </text:list>
      <text:h text:style-name="Heading_20_4" text:outline-level="4">🔗 Why it’s important:</text:h>
      <text:p text:style-name="Text_20_body">Let’s Encrypt needs this file writable and private. <text:span text:style-name="Source_20_Text">65532</text:span> is the UID Traefik runs as (non-root).</text:p>
      <text:h text:style-name="Heading_20_4" text:outline-level="4">🧬 How it connects:</text:h>
      <text:list xml:id="list891813628" text:style-name="L17">
        <text:list-item>
          <text:p text:style-name="P90">Mounted inside Traefik’s pod via <text:span text:style-name="Source_20_Text">traefik-values.yaml</text:span> (configured as volume)</text:p>
        </text:list-item>
        <text:list-item>
          <text:p text:style-name="P90">SSL certs are stored here automatically during runtime</text:p>
        </text:list-item>
      </text:list>
      <text:p text:style-name="Quotations"/>
      <text:p text:style-name="Horizontal_20_Line"/>
      <text:h text:style-name="Heading_20_2" text:outline-level="2">⚙️ <text:span text:style-name="Strong_20_Emphasis">Step 3: Deploy Traefik with our Custom Values</text:span></text:h>
      <text:p text:style-name="Text_20_body"><text:span text:style-name="Strong_20_Emphasis"/></text:p>
      <text:p text:style-name="Preformatted_20_Text"><text:span text:style-name="Source_20_Text"><text:span text:style-name="T32">helm install traefik traefik/traefik \</text:span></text:span></text:p>
      <text:p text:style-name="Preformatted_20_Text"><text:span text:style-name="Source_20_Text"><text:span text:style-name="T32"><text:s text:c="2"/>--namespace default \</text:span></text:span></text:p>
      <text:p text:style-name="Preformatted_20_Text"><text:span text:style-name="Source_20_Text"><text:span text:style-name="T32"><text:s text:c="2"/>--create-namespace \</text:span></text:span></text:p>
      <text:p text:style-name="P42"><text:span text:style-name="Source_20_Text"><text:span text:style-name="T32"><text:s text:c="2"/>--values traefik-values.yaml</text:span></text:span></text:p>
      <text:p text:style-name="P42"><text:span text:style-name="Source_20_Text"/></text:p>
      <text:p text:style-name="P42"><text:span text:style-name="Source_20_Text"><text:line-break/><text:line-break/>📁 </text:span><text:span text:style-name="Source_20_Text"><text:span text:style-name="T3">Deployment files are available in this GitHub repo:</text:span></text:span></text:p>
      <text:p text:style-name="P42"><text:span text:style-name="Source_20_Text"><text:line-break/>👉 </text:span><text:a xlink:type="simple" xlink:href="https://github.com/lmnaslimited/k3s-manifest" text:style-name="Internet_20_link" text:visited-style-name="Visited_20_Internet_20_Link"><text:span text:style-name="Strong_20_Emphasis"><text:span text:style-name="T40">traefik-values.yaml</text:span></text:span></text:a></text:p>
      <text:p text:style-name="P42"><text:span text:style-name="Strong_20_Emphasis"/></text:p>
      <text:h text:style-name="Heading_20_4" text:outline-level="4"><text:soft-page-break/><text:span text:style-name="Strong_20_Emphasis">Helm = Kubernetes Package Manager</text:span></text:h>
      <text:list xml:id="list3497914372" text:style-name="L18">
        <text:list-item>
          <text:p text:style-name="P91">Helm is like <text:span text:style-name="Source_20_Text">apt</text:span> or <text:span text:style-name="Source_20_Text">yum</text:span> but for Kubernetes — it simplifies installing complex apps like Traefik.</text:p>
        </text:list-item>
        <text:list-item>
          <text:p text:style-name="P91">It bundles everything (Deployments, Services, ConfigMaps, RBAC, CRDs) into a <text:span text:style-name="Strong_20_Emphasis">Chart</text:span>.</text:p>
        </text:list-item>
        <text:list-item>
          <text:p text:style-name="P91">Traefik's Helm chart has <text:span text:style-name="Strong_20_Emphasis">customizable values</text:span> (like enabling Let's Encrypt, setting up volume mounts, ports, etc.) via a <text:span text:style-name="Source_20_Text">values.yaml</text:span> file.<text:line-break/><text:line-break/>:</text:p>
        </text:list-item>
      </text:list>
      <text:list xml:id="list2451753928" text:style-name="L19">
        <text:list-item>
          <text:p text:style-name="P92"><text:span text:style-name="Strong_20_Emphasis"><text:span text:style-name="Source_20_Text">helm install traefik ...</text:span></text:span>:</text:p>
          <text:list>
            <text:list-item>
              <text:p text:style-name="P92">Deploys all necessary Traefik components into our cluster:</text:p>
              <text:list>
                <text:list-item>
                  <text:p text:style-name="P92">Deployment</text:p>
                </text:list-item>
                <text:list-item>
                  <text:p text:style-name="P92">Service (NodePort or LoadBalancer)</text:p>
                </text:list-item>
                <text:list-item>
                  <text:p text:style-name="P92">ConfigMaps</text:p>
                </text:list-item>
                <text:list-item>
                  <text:p text:style-name="P92">Secrets (for <text:span text:style-name="T22">SSL or </text:span>TLS)</text:p>
                </text:list-item>
                <text:list-item>
                  <text:p text:style-name="P92">Custom Resource Definitions (CRDs) like <text:span text:style-name="Source_20_Text">IngressRoute</text:span></text:p>
                </text:list-item>
              </text:list>
            </text:list-item>
          </text:list>
        </text:list-item>
        <text:list-item>
          <text:p text:style-name="P92"><text:span text:style-name="Strong_20_Emphasis">Custom Configuration</text:span> via <text:span text:style-name="Source_20_Text">traefik-values.yaml</text:span>:</text:p>
          <text:list>
            <text:list-item>
              <text:p text:style-name="P92">Enables HTTPS (port 443)</text:p>
            </text:list-item>
            <text:list-item>
              <text:p text:style-name="P92">Defines <text:span text:style-name="Source_20_Text">certResolvers</text:span> for Let’s Encrypt (HTTP or DNS challenge)</text:p>
            </text:list-item>
            <text:list-item>
              <text:p text:style-name="P92">Configures <text:span text:style-name="Source_20_Text">volumeMounts</text:span> to access <text:span text:style-name="Source_20_Text">acme.json</text:span> for storing certs</text:p>
            </text:list-item>
            <text:list-item>
              <text:p text:style-name="P92">Enables access logs, dashboard, etc.</text:p>
            </text:list-item>
          </text:list>
        </text:list-item>
        <text:list-item>
          <text:p text:style-name="P92"><text:span text:style-name="Strong_20_Emphasis">Traefik starts listening on port 80/443</text:span>:</text:p>
          <text:list>
            <text:list-item>
              <text:p text:style-name="P92">Acts as the "gateway" or <text:span text:style-name="Strong_20_Emphasis">reverse proxy</text:span> for all incoming traffic</text:p>
            </text:list-item>
            <text:list-item>
              <text:p text:style-name="P92">Routes requests based on <text:span text:style-name="Source_20_Text">IngressRoute</text:span> definitions in our apps</text:p>
            </text:list-item>
          </text:list>
        </text:list-item>
        <text:list-item>
          <text:p text:style-name="P92"><text:span text:style-name="Strong_20_Emphasis">Let’s Encrypt Integration</text:span>:</text:p>
          <text:list>
            <text:list-item>
              <text:p text:style-name="P92">On first request to our domain (defined in <text:span text:style-name="Source_20_Text">IngressRoute</text:span>), Traefik:</text:p>
              <text:list>
                <text:list-item>
                  <text:p text:style-name="P92">Triggers Let's Encrypt challenge</text:p>
                </text:list-item>
                <text:list-item>
                  <text:p text:style-name="P92">Stores the cert in <text:span text:style-name="Source_20_Text">acme.json</text:span> (on our shared PV)</text:p>
                </text:list-item>
                <text:list-item>
                  <text:p text:style-name="P92">Auto-renews before expiry</text:p>
                </text:list-item>
                <text:list-item>
                  <text:p text:style-name="P92">Serves our site securely over HTTPS </text:p>
                </text:list-item>
              </text:list>
            </text:list-item>
          </text:list>
        </text:list-item>
      </text:list>
      <text:p text:style-name="Horizontal_20_Line"/>
      <text:h text:style-name="Heading_20_2" text:outline-level="2"><text:soft-page-break/>✅ <text:span text:style-name="Strong_20_Emphasis">Step 4: Verify the Setup</text:span></text:h>
      <text:h text:style-name="Heading_20_3" text:outline-level="3">4.1 Check Pods</text:h>
      <text:p text:style-name="P3"><text:span text:style-name="Source_20_Text"><text:span text:style-name="T32">kubectl get pods -n default</text:span></text:span></text:p>
      <text:p text:style-name="Text_20_body">Ensure <text:span text:style-name="Source_20_Text">traefik-*</text:span> pods are running.</text:p>
      <text:h text:style-name="Heading_20_3" text:outline-level="3">4.2 Check Services</text:h>
      <text:p text:style-name="P3"><text:span text:style-name="Source_20_Text"><text:span text:style-name="T32">kubectl get svc -n default</text:span></text:span></text:p>
      <text:p text:style-name="Text_20_body">we should see a service like:</text:p>
      <text:p text:style-name="P3"><text:span text:style-name="Source_20_Text">traefik LoadBalancer ... PORT(S): 80:xxxxx/TCP, 443:xxxxx/TCP</text:span></text:p>
      <text:h text:style-name="Heading_20_3" text:outline-level="3">4.3 Check Persistent Volume</text:h>
      <text:p text:style-name="Preformatted_20_Text"><text:span text:style-name="Source_20_Text"><text:span text:style-name="T32">kubectl get pv</text:span></text:span></text:p>
      <text:p text:style-name="P3"><text:span text:style-name="Source_20_Text"><text:span text:style-name="T32">kubectl get pvc -n default</text:span></text:span></text:p>
      <text:p text:style-name="Text_20_body">Ensure the volume is <text:span text:style-name="Strong_20_Emphasis">bound</text:span> properly.</text:p>
      <text:p text:style-name="Horizontal_20_Line"/>
      <text:h text:style-name="Heading_20_2" text:outline-level="2"/>
      <text:p text:style-name="P7"><text:span text:style-name="Strong_20_Emphasis"><text:s/>setting up a production-ready </text:span><text:span text:style-name="Strong_20_Emphasis"><text:span text:style-name="T7">lens</text:span></text:span><text:span text:style-name="Strong_20_Emphasis"> site on K3s, complete with:</text:span></text:p>
      <text:list xml:id="list669080695" text:style-name="L20">
        <text:list-item>
          <text:p text:style-name="P93">Custom node labels for regional awareness 🌍</text:p>
        </text:list-item>
        <text:list-item>
          <text:p text:style-name="P93">MariaDB as the backend database 🛢️</text:p>
        </text:list-item>
        <text:list-item>
          <text:p text:style-name="P93">Helm chart deployment of Frappe/ERPNext 📦</text:p>
        </text:list-item>
        <text:list-item>
          <text:p text:style-name="P93">NFS-based persistent volumes 📁</text:p>
        </text:list-item>
        <text:list-item>
          <text:p text:style-name="P93">Traefik for HTTPS ingress with Let's Encrypt 🔒</text:p>
        </text:list-item>
      </text:list>
      <text:h text:style-name="P1" text:outline-level="1"><text:span text:style-name="Strong_20_Emphasis"/></text:h>
      <text:p text:style-name="Horizontal_20_Line"/>
      <text:h text:style-name="Heading_20_1" text:outline-level="1"><text:span text:style-name="Strong_20_Emphasis">Standard Operating Procedure: Deploying Lens Site on K3s</text:span></text:h>
      <text:p text:style-name="Horizontal_20_Line"/>
      <text:h text:style-name="Heading_20_2" text:outline-level="2"><text:soft-page-break/>🔧 <text:span text:style-name="Strong_20_Emphasis">Prerequisites</text:span></text:h>
      <text:p text:style-name="Text_20_body">Before starting, ensure the following are ready:</text:p>
      <text:list xml:id="list1490601190" text:style-name="L21">
        <text:list-item>
          <text:p text:style-name="P94">✅ <text:span text:style-name="Strong_20_Emphasis">K3s cluster</text:span> is properly set up across our VMs (manager + workers).</text:p>
        </text:list-item>
        <text:list-item>
          <text:p text:style-name="P94">✅ <text:span text:style-name="Strong_20_Emphasis">Traefik</text:span> is manually installed using Helm (with Let's Encrypt configured).</text:p>
        </text:list-item>
        <text:list-item>
          <text:p text:style-name="P94">✅ <text:span text:style-name="Strong_20_Emphasis">NFS shared storage</text:span> is configured and accessible by all nodes.</text:p>
        </text:list-item>
        <text:list-item>
          <text:p text:style-name="P94">✅ <text:span text:style-name="Strong_20_Emphasis">Domain DNS</text:span> points to our cluster's Traefik public IP (for Let's Encrypt to validate).</text:p>
        </text:list-item>
      </text:list>
      <text:p text:style-name="Quotations">📁 Deployment files are available in this GitHub repo:<text:line-break/>👉 <text:a xlink:type="simple" xlink:href="https://github.com/lmnaslimited/k3s-manifest" text:style-name="Internet_20_link" text:visited-style-name="Visited_20_Internet_20_Link"><text:span text:style-name="Strong_20_Emphasis">lmnaslimited/k3s-manifest</text:span></text:a></text:p>
      <text:p text:style-name="Horizontal_20_Line"/>
      <text:h text:style-name="Heading_20_2" text:outline-level="2">🔁 <text:span text:style-name="Strong_20_Emphasis">Step 1: Install Helm (If Not Installed)</text:span></text:h>
      <text:p text:style-name="Text_20_body"><text:span text:style-name="Strong_20_Emphasis"/></text:p>
      <text:p text:style-name="P46"><text:span text:style-name="Source_20_Text"><text:span text:style-name="T32">curl https://raw.githubusercontent.com/helm/helm/main/scripts/get-helm-3 | bash</text:span></text:span></text:p>
      <text:p text:style-name="P46"><text:span text:style-name="Source_20_Text"><text:line-break/></text:span><text:span text:style-name="Source_20_Text"><text:span text:style-name="T3">Installs the Helm CLI, a package manager for Kubernetes.</text:span></text:span></text:p>
      <text:p text:style-name="P31"><text:span text:style-name="Source_20_Text"><text:line-break/></text:span><text:span text:style-name="Source_20_Text"><text:span text:style-name="Strong_20_Emphasis">Helm</text:span></text:span><text:span text:style-name="Source_20_Text"> is the </text:span><text:span text:style-name="Source_20_Text"><text:span text:style-name="Strong_20_Emphasis">package manager for Kubernetes</text:span></text:span><text:span text:style-name="Source_20_Text">, like:</text:span></text:p>
      <text:list xml:id="list1416127574" text:style-name="L22">
        <text:list-item>
          <text:p text:style-name="P95"><text:span text:style-name="Source_20_Text">apt</text:span> for Ubuntu/Debian</text:p>
        </text:list-item>
        <text:list-item>
          <text:p text:style-name="P95"><text:span text:style-name="Source_20_Text">yum</text:span> for RHEL/CentOS</text:p>
        </text:list-item>
        <text:list-item>
          <text:p text:style-name="P95"><text:span text:style-name="Source_20_Text">pip</text:span> for Python</text:p>
        </text:list-item>
      </text:list>
      <text:p text:style-name="Text_20_body">Helm helps us:</text:p>
      <text:list xml:id="list1585298252" text:style-name="L23">
        <text:list-item>
          <text:p text:style-name="P96">Install, upgrade, and manage <text:span text:style-name="Strong_20_Emphasis">complex Kubernetes applications</text:span> as packages called <text:span text:style-name="Strong_20_Emphasis">Charts</text:span></text:p>
        </text:list-item>
        <text:list-item>
          <text:p text:style-name="P96">Use <text:span text:style-name="Strong_20_Emphasis">predefined templates</text:span> instead of writing 100s of YAML lines</text:p>
        </text:list-item>
        <text:list-item>
          <text:p text:style-name="P97">Handle versioning, custom configuration, and reusable deployments</text:p>
        </text:list-item>
        <text:list-item>
          <text:p text:style-name="P98"><text:span text:style-name="T23">The above commands </text:span>do<text:span text:style-name="T23">w</text:span>nloads and installs the latest version of <text:span text:style-name="Strong_20_Emphasis">Helm 3</text:span></text:p>
        </text:list-item>
        <text:list-item>
          <text:p text:style-name="P98">It’s safe and recommended for quick install</text:p>
        </text:list-item>
      </text:list>
      <text:list xml:id="list2836206872" text:style-name="L24">
        <text:list-item>
          <text:p text:style-name="P99">After running, we can use the <text:span text:style-name="Source_20_Text">helm</text:span> command on our VM to install charts</text:p>
        </text:list-item>
      </text:list>
      <text:h text:style-name="Heading_20_3" text:outline-level="3">📌 Purpose:</text:h>
      <text:p text:style-name="Text_20_body">Helm to <text:span text:style-name="Strong_20_Emphasis">install ERPNext</text:span> and generate the <text:span text:style-name="Strong_20_Emphasis">create-site job</text:span> YAML.</text:p>
      <text:p text:style-name="P15">Installs the Helm CLI, a package manager for Kubernetes.<text:line-break/>Without Helm, <text:s/><text:span text:style-name="T29">we </text:span>can't install the ERPNext chart </text:p>
      <text:p text:style-name="P15"><text:soft-page-break/><text:span text:style-name="T29">we</text:span><text:span text:style-name="T11"> </text:span>can't generate site creation jobs </text:p>
      <text:h text:style-name="Heading_20_3" text:outline-level="3">✅ Expected Output:</text:h>
      <text:p text:style-name="Text_20_body"><text:span text:style-name="Source_20_Text">helm version</text:span> shows Helm 3.x installed.</text:p>
      <text:h text:style-name="Heading_20_3" text:outline-level="3">🧩 Troubleshooting:</text:h>
      <text:p text:style-name="Text_20_body">If we get permission errors, run with <text:span text:style-name="Source_20_Text">sudo</text:span> or make sure <text:span text:style-name="Source_20_Text">/usr/local/bin</text:span> is in your PATH.</text:p>
      <text:p text:style-name="Horizontal_20_Line"/>
      <text:h text:style-name="Heading_20_2" text:outline-level="2">📍 <text:span text:style-name="Strong_20_Emphasis">Step 2: Label Nodes by Region</text:span></text:h>
      <text:p text:style-name="Preformatted_20_Text"><text:span text:style-name="Source_20_Text"><text:span text:style-name="T32">kubectl get nodes</text:span></text:span></text:p>
      <text:p text:style-name="Preformatted_20_Text"><text:span text:style-name="Source_20_Text"><text:span text:style-name="T32">kubectl label node &lt;manager-node&gt; region=eur1</text:span></text:span></text:p>
      <text:p text:style-name="Preformatted_20_Text"><text:span text:style-name="Source_20_Text"><text:span text:style-name="T32">kubectl label node &lt;workervm-eur&gt; region=eur2</text:span></text:span></text:p>
      <text:p text:style-name="P3"><text:span text:style-name="Source_20_Text"><text:span text:style-name="T32">kubectl label node &lt;workervm-amr&gt; region=amr</text:span></text:span></text:p>
      <text:h text:style-name="P23" text:outline-level="3">📌 Purpose:</text:h>
      <text:list xml:id="list345992828" text:style-name="L25">
        <text:list-item>
          <text:p text:style-name="P101">Labels are <text:span text:style-name="Strong_20_Emphasis">key-value pairs</text:span> attached to Kubernetes nodes (or any object). They're used to:</text:p>
        </text:list-item>
        <text:list-item>
          <text:p text:style-name="P101">Categorize nodes (by location, capability, GPU availability, etc.)</text:p>
        </text:list-item>
        <text:list-item>
          <text:p text:style-name="P100">Help the scheduler decide <text:span text:style-name="Strong_20_Emphasis">where to run specific pods</text:span></text:p>
        </text:list-item>
        <text:list-item>
          <text:p text:style-name="P100">Drive <text:span text:style-name="Strong_20_Emphasis">affinity rules</text:span>, <text:span text:style-name="Strong_20_Emphasis">taints/tolerations</text:span>, and <text:span text:style-name="Strong_20_Emphasis">resource targeting</text:span></text:p>
        </text:list-item>
      </text:list>
      <text:h text:style-name="Heading_20_3" text:outline-level="3">🗺️ <text:span text:style-name="Strong_20_Emphasis">Why Label by Region?</text:span></text:h>
      <text:p text:style-name="Text_20_body">we have VMs deployed in:</text:p>
      <text:list xml:id="list1851954728" text:style-name="L26">
        <text:list-item>
          <text:p text:style-name="P102"><text:span text:style-name="Source_20_Text">europe-west1-b</text:span> → <text:span text:style-name="Source_20_Text">eur1</text:span> and <text:span text:style-name="Source_20_Text">eur2</text:span></text:p>
        </text:list-item>
        <text:list-item>
          <text:p text:style-name="P102"><text:span text:style-name="Source_20_Text">us-west1-a</text:span> → <text:span text:style-name="Source_20_Text">amr</text:span></text:p>
        </text:list-item>
      </text:list>
      <text:p text:style-name="Text_20_body">By labeling like this:</text:p>
      <text:list xml:id="list4235476037" text:style-name="L27">
        <text:list-item>
          <text:p text:style-name="P103">we <text:span text:style-name="Strong_20_Emphasis">clearly mark</text:span> which node belongs to which logical/ region</text:p>
        </text:list-item>
        <text:list-item>
          <text:p text:style-name="P103">It allows our deployments to say “This database must run only in <text:span text:style-name="Source_20_Text">amr</text:span>” or “This pod should prefer <text:span text:style-name="Source_20_Text">eur2</text:span>” <text:s/></text:p>
        </text:list-item>
      </text:list>
      <text:p text:style-name="Text_20_body"/>
      <text:h text:style-name="Heading_20_3" text:outline-level="3">✅ Expected Output:</text:h>
      <text:p text:style-name="Text_20_body"><text:span text:style-name="Source_20_Text"><text:span text:style-name="T32">kubectl get nodes --show-labels</text:span></text:span> shows the <text:span text:style-name="Source_20_Text"><text:span text:style-name="T3">region</text:span></text:span> label applied.</text:p>
      <text:h text:style-name="Heading_20_3" text:outline-level="3">🧩 Troubleshooting:</text:h>
      <text:p text:style-name="Text_20_body">If labels are wrong, reapply with <text:span text:style-name="Source_20_Text"><text:span text:style-name="T3">--overwrite</text:span></text:span><text:span text:style-name="T3">.</text:span></text:p>
      <text:p text:style-name="Horizontal_20_Line"><text:soft-page-break/></text:p>
      <text:h text:style-name="Heading_20_2" text:outline-level="2">📦 <text:span text:style-name="Strong_20_Emphasis">Step 3: Create a Namespace</text:span></text:h>
      <text:p text:style-name="Text_20_body"><text:span text:style-name="Strong_20_Emphasis"/></text:p>
      <text:p text:style-name="P32"><text:span text:style-name="Source_20_Text"><text:span text:style-name="T33">kubectl create namespace lenshxm</text:span></text:span></text:p>
      <text:p text:style-name="P32"><text:span text:style-name="Source_20_Text"><text:line-break/><text:line-break/></text:span><text:span text:style-name="Source_20_Text"><text:span text:style-name="Strong_20_Emphasis">Why Create a Namespace in K3s?</text:span></text:span></text:p>
      <text:p text:style-name="Text_20_body">Namespaces in Kubernetes act like <text:span text:style-name="Strong_20_Emphasis">isolated environments</text:span> within the same cluster. Think of them as:</text:p>
      <text:list xml:id="list1860248974" text:style-name="L28">
        <text:list-item>
          <text:p text:style-name="P104"><text:span text:style-name="Strong_20_Emphasis">Virtual folders or tenants</text:span></text:p>
        </text:list-item>
        <text:list-item>
          <text:p text:style-name="P104">Groupings for our deployments, services, PVCs, secrets, etc.</text:p>
        </text:list-item>
        <text:list-item>
          <text:p text:style-name="P104">A way to keep <text:span text:style-name="Strong_20_Emphasis">different projects/sites/apps separated</text:span></text:p>
        </text:list-item>
      </text:list>
      <text:p text:style-name="P3"><text:span text:style-name="Source_20_Text"/></text:p>
      <text:p text:style-name="P33">📌 <text:span text:style-name="T3">Purpose:</text:span><text:line-break/><text:line-break/><text:span text:style-name="T8">Each site should be deployed in its own namespace </text:span></text:p>
      <text:p text:style-name="P33">Namespaces isolate resources (pods, services, PVCs, etc.). This avoids conflicts between deployments.</text:p>
      <text:p text:style-name="P33"><text:span text:style-name="Strong_20_Emphasis"/></text:p>
      <text:p text:style-name="P33"><text:span text:style-name="Strong_20_Emphasis"><text:span text:style-name="T24">To </text:span></text:span><text:span text:style-name="Strong_20_Emphasis">host multiple Lens sites</text:span> (e.g., <text:span text:style-name="Source_20_Text">lenshxm</text:span>, <text:span text:style-name="Source_20_Text">lens</text:span><text:span text:style-name="Source_20_Text"><text:span text:style-name="T24">cx</text:span></text:span><text:span text:style-name="Source_20_Text">-eur</text:span>, etc.) on the <text:span text:style-name="Strong_20_Emphasis">same K3s cluster</text:span>. Creating a separate namespace for each site gives us:<text:line-break/><text:line-break/><text:line-break/>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Benefit</text:p>
            </table:table-cell>
            <table:table-cell table:style-name="Table4.A1" office:value-type="string">
              <text:p text:style-name="Table_20_Heading">Explanation</text:p>
            </table:table-cell>
          </table:table-row>
        </table:table-header-rows>
        <table:table-row>
          <table:table-cell table:style-name="Table4.A1" office:value-type="string">
            <text:p text:style-name="Table_20_Contents">🧹 <text:span text:style-name="Strong_20_Emphasis">Isolation</text:span></text:p>
          </table:table-cell>
          <table:table-cell table:style-name="Table4.A1" office:value-type="string">
            <text:p text:style-name="Table_20_Contents">Ensures resources (like MariaDB, PVCs, Bench, Site Jobs) don’t conflict between sites</text:p>
          </table:table-cell>
        </table:table-row>
        <table:table-row>
          <table:table-cell table:style-name="Table4.A1" office:value-type="string">
            <text:p text:style-name="Table_20_Contents">🛠️ <text:span text:style-name="Strong_20_Emphasis">Organized Management</text:span></text:p>
          </table:table-cell>
          <table:table-cell table:style-name="Table4.A1" office:value-type="string">
            <text:p text:style-name="Table_20_Contents">Easy to debug, view logs, scale, and delete resources site-wise</text:p>
          </table:table-cell>
        </table:table-row>
        <table:table-row>
          <table:table-cell table:style-name="Table4.A1" office:value-type="string">
            <text:p text:style-name="Table_20_Contents">🔐 <text:span text:style-name="Strong_20_Emphasis">Scoped Access</text:span></text:p>
          </table:table-cell>
          <table:table-cell table:style-name="Table4.A1" office:value-type="string">
            <text:p text:style-name="Table_20_Contents">we can apply resource quotas, RBAC, or limit access <text:span text:style-name="Strong_20_Emphasis">per namespace</text:span></text:p>
          </table:table-cell>
        </table:table-row>
        <table:table-row>
          <table:table-cell table:style-name="Table4.A1" office:value-type="string">
            <text:p text:style-name="Table_20_Contents">🚀 <text:span text:style-name="Strong_20_Emphasis">Parallel Deployments</text:span></text:p>
          </table:table-cell>
          <table:table-cell table:style-name="Table4.A1" office:value-type="string">
            <text:p text:style-name="Table_20_Contents">we can deploy and update multiple sites independently, even on the same cluster</text:p>
          </table:table-cell>
        </table:table-row>
      </table:table>
      <text:p text:style-name="P33"/>
      <text:h text:style-name="Heading_20_3" text:outline-level="3">✅ Expected Output:</text:h>
      <text:p text:style-name="Text_20_body">Namespace <text:span text:style-name="Source_20_Text">lenshxm</text:span> appears in <text:span text:style-name="Source_20_Text">kubectl get namespaces</text:span>.</text:p>
      <text:p text:style-name="Horizontal_20_Line"/>
      <text:h text:style-name="Heading_20_2" text:outline-level="2"><text:soft-page-break/>🛢️ <text:span text:style-name="Strong_20_Emphasis">Step 4: Deploy MariaDB (Database)</text:span></text:h>
      <text:p text:style-name="P46"><text:span text:style-name="Source_20_Text"><text:span text:style-name="T32">kubectl apply -n lenshxm -f demo-mariadb.yaml<text:line-break/><text:line-break/>📂 </text:span></text:span><text:span text:style-name="Strong_20_Emphasis"><text:span text:style-name="T32">Source:</text:span></text:span><text:span text:style-name="Source_20_Text"><text:span text:style-name="T32"><text:line-break/></text:span></text:span><text:a xlink:type="simple" xlink:href="https://github.com/lmnaslimited/k3s-manifest" text:style-name="Internet_20_link" text:visited-style-name="Visited_20_Internet_20_Link"><text:span text:style-name="Source_20_Text">demo-mariadb.yaml</text:span></text:a></text:p>
      <text:p text:style-name="Quotations">🗂️ This file includes:</text:p>
      <text:list xml:id="list4084676112" text:style-name="L29">
        <text:list-item>
          <text:p text:style-name="P106">Persistent Volume (PV)</text:p>
          <text:p text:style-name="P105">A <text:span text:style-name="Strong_20_Emphasis">physical storage resource</text:span> defined in cluster — in <text:span text:style-name="T24">our </text:span>case, it's NFS-backed and shared via <text:span text:style-name="Source_20_Text">/mnt/shared-disk</text:span>.</text:p>
        </text:list-item>
      </text:list>
      <text:p text:style-name="Text_20_body"><text:span text:style-name="Strong_20_Emphasis"><text:s text:c="11"/>Why it's used</text:span>:<text:line-break/> <text:s text:c="11"/>MariaDB needs to store data persistently. Even if the pod restarts or crashes, data must be safe.</text:p>
      <text:list xml:id="list131705280244102" text:continue-numbering="true" text:style-name="L29">
        <text:list-item>
          <text:p text:style-name="P106">Persistent Volume Claim (PVC)</text:p>
          <text:p text:style-name="P105"><text:span text:style-name="Strong_20_Emphasis">What it is</text:span>:<text:line-break/>A <text:span text:style-name="Strong_20_Emphasis">request</text:span> for storage by a pod. It "claims" a portion of the available PV.</text:p>
        </text:list-item>
      </text:list>
      <text:p text:style-name="P39"><text:span text:style-name="Strong_20_Emphasis"><text:s text:c="11"/>Why it's used</text:span>:<text:line-break/> <text:s text:c="11"/>Instead of directly accessing the volume, the pod refers to this PVC — which makes it portable <text:s text:c="9"/></text:p>
      <text:p text:style-name="P39"><text:s text:c="12"/>and reusable.</text:p>
      <text:list xml:id="list131705807649250" text:continue-numbering="true" text:style-name="L29">
        <text:list-item>
          <text:p text:style-name="P106">MariaDB Deployment</text:p>
          <text:p text:style-name="P105"><text:span text:style-name="Strong_20_Emphasis">What it is</text:span>:<text:line-break/>The actual definition for running the MariaDB pod (with its container image, volume mounts, ports, etc.)</text:p>
        </text:list-item>
      </text:list>
      <text:p text:style-name="Text_20_body"><text:span text:style-name="Strong_20_Emphasis"><text:s text:c="11"/>Why it's used</text:span>:<text:line-break/> <text:s text:c="9"/>Ensures the MariaDB pod runs, restarts if it crashes, and mounts the PVC</text:p>
      <text:list xml:id="list131706491653702" text:continue-numbering="true" text:style-name="L29">
        <text:list-header>
          <text:p text:style-name="P105"/>
        </text:list-header>
        <text:list-item>
          <text:p text:style-name="P106">MariaDB Service</text:p>
          <text:p text:style-name="P107"><text:span text:style-name="Strong_20_Emphasis">What it is</text:span>:</text:p>
          <text:p text:style-name="P107">A Kubernetes Service <text:span text:style-name="Strong_20_Emphasis">exposes</text:span> the MariaDB pod using a stable DNS name inside the cluster.</text:p>
        </text:list-item>
      </text:list>
      <text:p text:style-name="Text_20_body"><text:span text:style-name="Strong_20_Emphasis"><text:s text:c="12"/>Why it's used</text:span>:<text:line-break/> <text:s text:c="11"/>Other components (like the Bench pod<text:span text:style-name="T25">s</text:span>) can access the database <text:line-break/><text:line-break/><text:span text:style-name="T25">Its used to </text:span>Bench connects to the <text:span text:style-name="Strong_20_Emphasis">MariaDB Service</text:span>, which forwards the request to the <text:span text:style-name="Strong_20_Emphasis">MariaDB Pod</text:span>, which stores data in the <text:span text:style-name="Strong_20_Emphasis">PVC</text:span>, backed by the <text:span text:style-name="Strong_20_Emphasis">PV</text:span> on the shared disk.</text:p>
      <text:h text:style-name="Heading_20_3" text:outline-level="3"><text:soft-page-break/>📌 Purpose:</text:h>
      <text:p text:style-name="Text_20_body">Provision a <text:s/><text:span text:style-name="T10">mariadb</text:span>-compatible backend database for the Lens site.</text:p>
      <text:p text:style-name="Text_20_body">Bench pods also query this DB to serve site requests</text:p>
      <text:h text:style-name="Heading_20_3" text:outline-level="3">✅ Expected Output:</text:h>
      <text:p text:style-name="Text_20_body"><text:span text:style-name="Source_20_Text"><text:span text:style-name="T32">kubectl get pods -n lenshxm</text:span></text:span><text:span text:style-name="T32"> </text:span>shows <text:span text:style-name="T3">MariaDB pod running.</text:span></text:p>
      <text:h text:style-name="P40" text:outline-level="3">🧩 Troubleshooting:</text:h>
      <text:h text:style-name="P40" text:outline-level="3"><text:span text:style-name="T32"><text:line-break/></text:span><text:span text:style-name="T34">kubectl describe pod &lt;mariadb-xxxx&gt; -n lenshxm </text:span></text:h>
      <text:p text:style-name="P50"><text:span text:style-name="T31">I</text:span><text:span text:style-name="T30">s used to get the pods error messages</text:span></text:p>
      <text:p text:style-name="Text_20_body">If PVC is stuck in <text:span text:style-name="Source_20_Text">Pending</text:span>, check:</text:p>
      <text:list xml:id="list3355794419" text:style-name="L30">
        <text:list-item>
          <text:p text:style-name="P108">NFS mount paths</text:p>
        </text:list-item>
        <text:list-item>
          <text:p text:style-name="P108">Node access to shared storage</text:p>
        </text:list-item>
        <text:list-item>
          <text:p text:style-name="P108">Disk permissions</text:p>
        </text:list-item>
      </text:list>
      <text:p text:style-name="Horizontal_20_Line"/>
      <text:h text:style-name="Heading_20_2" text:outline-level="2">📁 <text:span text:style-name="Strong_20_Emphasis">Step 5: Deploy Bench (</text:span><text:span text:style-name="Strong_20_Emphasis"><text:span text:style-name="T20">LENS</text:span></text:span><text:span text:style-name="Strong_20_Emphasis"> Platform)</text:span></text:h>
      <text:h text:style-name="Heading_20_3" text:outline-level="3">5.1: Create Persistent Volume for Bench</text:h>
      <text:p text:style-name="P46"><text:span text:style-name="Source_20_Text"><text:span text:style-name="T32">kubectl apply -n lenshxm -f demo-site-pv-pvc.yaml<text:line-break/><text:line-break/>📂 </text:span></text:span><text:span text:style-name="Strong_20_Emphasis"><text:span text:style-name="T32">Source:</text:span></text:span><text:span text:style-name="Source_20_Text"><text:span text:style-name="T32"><text:line-break/></text:span></text:span><text:a xlink:type="simple" xlink:href="https://github.com/lmnaslimited/k3s-manifest" text:style-name="Internet_20_link" text:visited-style-name="Visited_20_Internet_20_Link"><text:span text:style-name="Source_20_Text">demo-</text:span></text:a><text:a xlink:type="simple" xlink:href="https://github.com/lmnaslimited/k3s-manifest" text:style-name="Internet_20_link" text:visited-style-name="Visited_20_Internet_20_Link"><text:span text:style-name="Source_20_Text"><text:span text:style-name="T37">site-pv-pvc</text:span></text:span></text:a><text:a xlink:type="simple" xlink:href="https://github.com/lmnaslimited/k3s-manifest" text:style-name="Internet_20_link" text:visited-style-name="Visited_20_Internet_20_Link"><text:span text:style-name="Source_20_Text">.yaml</text:span></text:a><text:span text:style-name="Source_20_Text"><text:span text:style-name="T32"><text:line-break/><text:line-break/><text:line-break/></text:span></text:span><text:span text:style-name="Source_20_Text"><text:line-break/>This YAML typically contains both a </text:span><text:span text:style-name="Source_20_Text"><text:span text:style-name="Strong_20_Emphasis">PersistentVolume (PV)</text:span></text:span><text:span text:style-name="Source_20_Text"> and a </text:span><text:span text:style-name="Source_20_Text"><text:span text:style-name="Strong_20_Emphasis">PersistentVolumeClaim (PVC)</text:span></text:span><text:span text:style-name="Source_20_Text"> specifically for the </text:span><text:span text:style-name="Source_20_Text"><text:span text:style-name="Strong_20_Emphasis">bench pod</text:span></text:span><text:span text:style-name="Source_20_Text"> (which runs our Lens site).</text:span></text:p>
      <text:p text:style-name="P3"><text:span text:style-name="Source_20_Text"/></text:p>
      <text:h text:style-name="Heading_20_3" text:outline-level="3">📌 Purpose:</text:h>
      <text:h text:style-name="P17" text:outline-level="2">Why We Need This (Purpose)</text:h>
      <text:list xml:id="list4176704034" text:style-name="L31">
        <text:list-item>
          <text:p text:style-name="P109">Frappe/ERPNext stores <text:span text:style-name="Strong_20_Emphasis">site files</text:span>, such as:</text:p>
          <text:list>
            <text:list-item>
              <text:p text:style-name="P109"><text:span text:style-name="Source_20_Text">sites/common_site_config.json</text:span></text:p>
            </text:list-item>
            <text:list-item>
              <text:p text:style-name="P109"><text:span text:style-name="Source_20_Text">sites/site_name</text:span> (site data folder)</text:p>
            </text:list-item>
            <text:list-item>
              <text:p text:style-name="P109"><text:soft-page-break/>Logs</text:p>
            </text:list-item>
            <text:list-item>
              <text:p text:style-name="P109">Public/static files</text:p>
            </text:list-item>
          </text:list>
        </text:list-item>
        <text:list-item>
          <text:p text:style-name="P109">These need to be <text:span text:style-name="Strong_20_Emphasis">stored on disk</text:span>, and <text:span text:style-name="Strong_20_Emphasis">must persist</text:span> even if the pod restarts or moves between nodes.</text:p>
        </text:list-item>
        <text:list-item>
          <text:p text:style-name="P109">Without a PVC, these files would be lost if the pod shuts down.</text:p>
        </text:list-item>
        <text:list-item>
          <text:p text:style-name="P109">The PV + PVC ensures these files are stored on our <text:span text:style-name="Strong_20_Emphasis">NFS shared disk</text:span>, accessible by all nodes in our K3s cluster.<text:line-break/></text:p>
        </text:list-item>
      </text:list>
      <text:p text:style-name="P38"><text:span text:style-name="T15"><text:s/></text:span><text:span text:style-name="T16">The structure as </text:span><text:line-break/>✅ Bench pod mounts this PVC <text:line-break/>✅ PVC maps to PV <text:line-break/>✅ PV is stored on shared disk <text:line-break/>✅ Site files are always available</text:p>
      <text:p text:style-name="P38"/>
      <text:h text:style-name="Heading_20_3" text:outline-level="3">✅ Expected Output:</text:h>
      <text:p text:style-name="Text_20_body"><text:span text:style-name="Source_20_Text">kubectl get pvc -n lenshxm</text:span> shows <text:s/><text:span text:style-name="T3">PVC </text:span><text:span text:style-name="Source_20_Text"><text:span text:style-name="T3">Bound</text:span></text:span>.</text:p>
      <text:p text:style-name="Horizontal_20_Line"/>
      <text:h text:style-name="Heading_20_3" text:outline-level="3"/>
      <text:h text:style-name="Heading_20_3" text:outline-level="3">5.2: Install ERPNext via Helm</text:h>
      <text:p text:style-name="P48"><text:span text:style-name="Source_20_Text"><text:span text:style-name="T32">helm repo add frappe </text:span></text:span><text:a xlink:type="simple" xlink:href="https://helm.erpnext.com/" text:style-name="Internet_20_link" text:visited-style-name="Visited_20_Internet_20_Link"><text:span text:style-name="Source_20_Text">https://helm.erpnext.com</text:span></text:a></text:p>
      <text:p text:style-name="P48"><text:span text:style-name="Source_20_Text"><text:span text:style-name="T32">helm repo update</text:span></text:span><text:span text:style-name="Source_20_Text"><text:line-break/><text:line-break/><text:line-break/>This command adds the </text:span><text:span text:style-name="Source_20_Text"><text:span text:style-name="Strong_20_Emphasis">official ERPNext Helm chart repository</text:span></text:span><text:span text:style-name="Source_20_Text"> to our local Helm environment — so that we can install ERPNext easily with pre-built templates.<text:line-break/><text:line-break/>Syncs/refreshes our local Helm cache with the latest chart versions from that repo</text:span></text:p>
      <text:p text:style-name="Preformatted_20_Text"><text:span text:style-name="Source_20_Text"/></text:p>
      <text:h text:style-name="Heading_20_2" text:outline-level="2"><text:span text:style-name="Source_20_Text">What's Inside That Repo?</text:span></text:h>
      <text:p text:style-name="Text_20_body">The repo contains <text:span text:style-name="Strong_20_Emphasis">Helm Charts</text:span> — which are like Kubernetes app blueprints.</text:p>
      <text:p text:style-name="Text_20_body">In this case, the <text:span text:style-name="Source_20_Text">frappe/erpnext</text:span> chart includes templated Kubernetes resources to deploy:</text:p>
      <text:list xml:id="list1442443203" text:style-name="L32">
        <text:list-item>
          <text:p text:style-name="P110">MariaDB (optional)</text:p>
        </text:list-item>
        <text:list-item>
          <text:p text:style-name="P110">Nginx</text:p>
        </text:list-item>
        <text:list-item>
          <text:p text:style-name="P110">Redis</text:p>
        </text:list-item>
        <text:list-item>
          <text:p text:style-name="P110">Workers</text:p>
        </text:list-item>
        <text:list-item>
          <text:p text:style-name="P110"><text:soft-page-break/>Socket.IO</text:p>
        </text:list-item>
        <text:list-item>
          <text:p text:style-name="P110">Scheduler</text:p>
        </text:list-item>
        <text:list-item>
          <text:p text:style-name="P110">Site creation jobs</text:p>
        </text:list-item>
        <text:list-item>
          <text:p text:style-name="P110">PVC mounts</text:p>
        </text:list-item>
        <text:list-item>
          <text:p text:style-name="P110">Ingress support (Traefik compatible)</text:p>
        </text:list-item>
        <text:list-item>
          <text:p text:style-name="P110">Frappe framework + ERPNext app</text:p>
        </text:list-item>
      </text:list>
      <text:p text:style-name="P22">All in one package, driven by <text:span text:style-name="Source_20_Text">demo-custom-values.yaml</text:span>.</text:p>
      <text:p text:style-name="P22"/>
      <text:h text:style-name="P18" text:outline-level="2">Why Helm Is Essential Here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Feature</text:p>
            </table:table-cell>
            <table:table-cell table:style-name="Table8.A1" office:value-type="string">
              <text:p text:style-name="Table_20_Heading">Reason</text:p>
            </table:table-cell>
          </table:table-row>
        </table:table-header-rows>
        <table:table-row>
          <table:table-cell table:style-name="Table8.A1" office:value-type="string">
            <text:p text:style-name="Table_20_Contents"><text:span text:style-name="Strong_20_Emphasis">Repeatable deployment</text:span></text:p>
          </table:table-cell>
          <table:table-cell table:style-name="Table8.A1" office:value-type="string">
            <text:p text:style-name="Table_20_Contents">Run same command in any cluster with same config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Seamless config mgmt</text:span></text:p>
          </table:table-cell>
          <table:table-cell table:style-name="Table8.A1" office:value-type="string">
            <text:p text:style-name="Table_20_Contents">Use YAML (<text:span text:style-name="Source_20_Text">demo-custom-values.yaml</text:span>) to control everything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Prebuilt ERPNext logic</text:span></text:p>
          </table:table-cell>
          <table:table-cell table:style-name="Table8.A1" office:value-type="string">
            <text:p text:style-name="Table_20_Contents">No need to hand-write manifests for 10+ pods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Scalable setup</text:span></text:p>
          </table:table-cell>
          <table:table-cell table:style-name="Table8.A1" office:value-type="string">
            <text:p text:style-name="Table_20_Contents">Easily supports multi-node scheduling, resource limits, NFS PVCs</text:p>
          </table:table-cell>
        </table:table-row>
      </table:table>
      <text:p text:style-name="P22"/>
      <text:p text:style-name="P22"/>
      <text:p text:style-name="P44"/>
      <text:p text:style-name="P44"/>
      <text:p text:style-name="P44"/>
      <text:p text:style-name="P44"/>
      <text:p text:style-name="P44"/>
      <text:p text:style-name="P44"/>
      <text:p text:style-name="Preformatted_20_Text"><text:span text:style-name="Source_20_Text"><text:span text:style-name="T35">helm install lenshxm-bench -n lenshxm \</text:span></text:span></text:p>
      <text:p text:style-name="Preformatted_20_Text"><text:span text:style-name="Source_20_Text"><text:span text:style-name="T35"><text:s text:c="2"/>-f demo-custom-values.yaml \</text:span></text:span></text:p>
      <text:p text:style-name="P34"><text:span text:style-name="Source_20_Text"><text:span text:style-name="T35"><text:s text:c="2"/>frappe/erpnext</text:span></text:span><text:span text:style-name="Source_20_Text"><text:span text:style-name="T32"><text:line-break/></text:span></text:span></text:p>
      <text:p text:style-name="P47"><text:span text:style-name="Source_20_Text">📂 </text:span><text:span text:style-name="Strong_20_Emphasis">Source:</text:span><text:span text:style-name="Source_20_Text"><text:line-break/></text:span><text:a xlink:type="simple" xlink:href="https://github.com/lmnaslimited/k3s-manifest" text:style-name="Internet_20_link" text:visited-style-name="Visited_20_Internet_20_Link"><text:span text:style-name="Source_20_Text">demo-custom-values.yaml</text:span></text:a></text:p>
      <text:p text:style-name="P34"><text:span text:style-name="Source_20_Text"/></text:p>
      <text:list xml:id="list2932370120" text:style-name="L33">
        <text:list-item>
          <text:p text:style-name="P65"><text:span text:style-name="Source_20_Text">configure our values in demo-custom-values.yaml (e.g. domain, site name, passwords, volume names)</text:span></text:p>
        </text:list-item>
        <text:list-item>
          <text:p text:style-name="P65"><text:span text:style-name="Source_20_Text">Helm uses the chart from https://helm.erpnext.com and merges our values</text:span></text:p>
        </text:list-item>
        <text:list-item>
          <text:p text:style-name="P65">It deploys a full platform stack into Kubernetes automatically</text:p>
        </text:list-item>
      </text:list>
      <text:p text:style-name="P19"><text:span text:style-name="Source_20_Text"><text:line-break/></text:span><text:span text:style-name="Source_20_Text"><text:span text:style-name="T3"><text:line-break/>What Helm Does:</text:span></text:span></text:p>
      <text:list xml:id="list2011032807" text:style-name="L34">
        <text:list-item>
          <text:p text:style-name="P111"><text:soft-page-break/>Packages Kubernetes manifests (YAML) into reusable templates called <text:span text:style-name="Strong_20_Emphasis">Charts</text:span></text:p>
        </text:list-item>
        <text:list-item>
          <text:p text:style-name="P111">Makes deployment repeatable, customizable, and easy to upgrade</text:p>
        </text:list-item>
        <text:list-item>
          <text:p text:style-name="P111">we just define values in a file (<text:span text:style-name="Source_20_Text">demo-custom-values.yaml</text:span>), and Helm handles the rest</text:p>
        </text:list-item>
      </text:list>
      <text:p text:style-name="P22">In this step, we use Helm to deploy the <text:span text:style-name="Strong_20_Emphasis">official Frappe/ERPNext Helm Chart</text:span>.<text:line-break/><text:line-break/><text:span text:style-name="T3">ERPNext Platform Pods:</text:span>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21">Pod Type</text:p>
            </table:table-cell>
            <table:table-cell table:style-name="Table6.A1" office:value-type="string">
              <text:p text:style-name="P21">What It Does</text:p>
            </table:table-cell>
          </table:table-row>
        </table:table-header-rows>
        <table:table-row>
          <table:table-cell table:style-name="Table6.A1" office:value-type="string">
            <text:p text:style-name="P20"><text:span text:style-name="Strong_20_Emphasis">nginx</text:span></text:p>
          </table:table-cell>
          <table:table-cell table:style-name="Table6.A1" office:value-type="string">
            <text:p text:style-name="P20">Frontend web server</text:p>
          </table:table-cell>
        </table:table-row>
        <table:table-row>
          <table:table-cell table:style-name="Table6.A1" office:value-type="string">
            <text:p text:style-name="P20"><text:span text:style-name="Strong_20_Emphasis">worker-default/short/long</text:span></text:p>
          </table:table-cell>
          <table:table-cell table:style-name="Table6.A1" office:value-type="string">
            <text:p text:style-name="P20">Handles background jobs</text:p>
          </table:table-cell>
        </table:table-row>
        <table:table-row>
          <table:table-cell table:style-name="Table6.A1" office:value-type="string">
            <text:p text:style-name="P20"><text:span text:style-name="Strong_20_Emphasis">scheduler</text:span></text:p>
          </table:table-cell>
          <table:table-cell table:style-name="Table6.A1" office:value-type="string">
            <text:p text:style-name="P20">Manages cron-like scheduled tasks</text:p>
          </table:table-cell>
        </table:table-row>
        <table:table-row>
          <table:table-cell table:style-name="Table6.A1" office:value-type="string">
            <text:p text:style-name="P20"><text:span text:style-name="Strong_20_Emphasis">socketio</text:span></text:p>
          </table:table-cell>
          <table:table-cell table:style-name="Table6.A1" office:value-type="string">
            <text:p text:style-name="P20">Real-time notifications</text:p>
          </table:table-cell>
        </table:table-row>
        <table:table-row>
          <table:table-cell table:style-name="Table6.A1" office:value-type="string">
            <text:p text:style-name="P20"><text:span text:style-name="Strong_20_Emphasis">redis-cache/queue/socketio</text:span></text:p>
          </table:table-cell>
          <table:table-cell table:style-name="Table6.A1" office:value-type="string">
            <text:p text:style-name="P20">Caching and job queuing</text:p>
          </table:table-cell>
        </table:table-row>
        <table:table-row>
          <table:table-cell table:style-name="Table6.A1" office:value-type="string">
            <text:p text:style-name="P20"><text:span text:style-name="Strong_20_Emphasis">mariadb (Step 4)</text:span></text:p>
          </table:table-cell>
          <table:table-cell table:style-name="Table6.A1" office:value-type="string">
            <text:p text:style-name="P20">The actual database backend (already set up earlier)</text:p>
          </table:table-cell>
        </table:table-row>
      </table:table>
      <text:p text:style-name="P19"/>
      <text:p text:style-name="Text_20_body"/>
      <text:h text:style-name="Heading_20_3" text:outline-level="3">📌 Purpose:</text:h>
      <text:p text:style-name="P16">Deploys ERPNext with platform pods such as <text:span text:style-name="Source_20_Text">scheduler</text:span>, <text:span text:style-name="Source_20_Text">worker</text:span>, <text:span text:style-name="Source_20_Text">nginx</text:span>,socketio <text:span text:style-name="T10">and redis</text:span> and others using Helm.<text:line-break/></text:p>
      <text:p text:style-name="P16"><text:span text:style-name="T12">Wait untill the pods are coming to runnig and completed state to do further steps</text:span><text:line-break/><text:line-break/>🧬 <text:span text:style-name="Source_20_Text"><text:span text:style-name="T3">How This Step Connects</text:span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Component</text:p>
            </table:table-cell>
            <table:table-cell table:style-name="Table5.A1" office:value-type="string">
              <text:p text:style-name="Table_20_Heading">Role</text:p>
            </table:table-cell>
            <table:table-cell table:style-name="Table5.A1" office:value-type="string">
              <text:p text:style-name="Table_20_Heading">Connected From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ource_20_Text">demo-site-pv-pvc.yaml</text:span></text:p>
          </table:table-cell>
          <table:table-cell table:style-name="Table5.A1" office:value-type="string">
            <text:p text:style-name="Table_20_Contents">Creates the PVC where site files will live</text:p>
          </table:table-cell>
          <table:table-cell table:style-name="Table5.A1" office:value-type="string">
            <text:p text:style-name="Table_20_Contents">Mounted by the <text:span text:style-name="Source_20_Text">erpnext-python</text:span> and <text:span text:style-name="Source_20_Text">nginx</text:span> pods</text:p>
          </table:table-cell>
        </table:table-row>
        <table:table-row>
          <table:table-cell table:style-name="Table5.A1" office:value-type="string">
            <text:p text:style-name="Table_20_Contents"><text:span text:style-name="Source_20_Text">demo-custom-values.yaml</text:span></text:p>
          </table:table-cell>
          <table:table-cell table:style-name="Table5.A1" office:value-type="string">
            <text:p text:style-name="Table_20_Contents">Tells Helm what config to apply (PVC name, domain, passwords)</text:p>
          </table:table-cell>
          <table:table-cell table:style-name="Table5.A1" office:value-type="string">
            <text:p text:style-name="Table_20_Contents">Used in the <text:span text:style-name="Source_20_Text">helm install</text:span> command</text:p>
          </table:table-cell>
        </table:table-row>
        <table:table-row>
          <table:table-cell table:style-name="Table5.A1" office:value-type="string">
            <text:p text:style-name="Table_20_Contents"><text:span text:style-name="Source_20_Text">demo-mariadb.yaml</text:span></text:p>
          </table:table-cell>
          <table:table-cell table:style-name="Table5.A1" office:value-type="string">
            <text:p text:style-name="Table_20_Contents">Backend DB already running in cluster</text:p>
          </table:table-cell>
          <table:table-cell table:style-name="Table5.A1" office:value-type="string">
            <text:p text:style-name="Table_20_Contents">Used by the Frappe site internally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Pods Deployed Here</text:span></text:p>
          </table:table-cell>
          <table:table-cell table:style-name="Table5.A1" office:value-type="string">
            <text:p text:style-name="Table_20_Contents">Forms the <text:span text:style-name="Emphasis">bench</text:span>, the runtime for our future site</text:p>
          </table:table-cell>
          <table:table-cell table:style-name="Table5.A1" office:value-type="string">
            <text:p text:style-name="Table_20_Contents">Site creation job (next step) installs into this bench</text:p>
          </table:table-cell>
        </table:table-row>
      </table:table>
      <text:list xml:id="list2612507456" text:style-name="L35">
        <text:list-header>
          <text:p text:style-name="P112"><text:span text:style-name="Source_20_Text"/></text:p>
        </text:list-header>
      </text:list>
      <text:h text:style-name="P10" text:outline-level="2">Expected Output</text:h>
      <text:p text:style-name="P44"/>
      <text:p text:style-name="P4"><text:span text:style-name="Source_20_Text"><text:span text:style-name="T32">kubectl get pods -n lenshxm</text:span></text:span></text:p>
      <text:p text:style-name="P7"><text:soft-page-break/>Example output:</text:p>
      <text:p text:style-name="Preformatted_20_Text"/>
      <text:p text:style-name="P35"><text:span text:style-name="Source_20_Text">lenshxm-bench-nginx-XXXX <text:s text:c="5"/>Running</text:span></text:p>
      <text:p text:style-name="P35"><text:span text:style-name="Source_20_Text">lenshxm-bench-worker-default <text:s/>Running</text:span></text:p>
      <text:p text:style-name="P35"><text:span text:style-name="Source_20_Text">lenshxm-bench-worker-short <text:s text:c="3"/>Running</text:span></text:p>
      <text:p text:style-name="P35"><text:span text:style-name="Source_20_Text">lenshxm-bench-scheduler <text:s text:c="6"/>Running</text:span></text:p>
      <text:p text:style-name="P35"><text:span text:style-name="Source_20_Text">lenshxm-bench-socketio <text:s text:c="7"/>Running</text:span></text:p>
      <text:p text:style-name="P35"><text:span text:style-name="Source_20_Text"/></text:p>
      <text:p text:style-name="P4"><text:span text:style-name="Source_20_Text">...</text:span></text:p>
      <text:p text:style-name="Text_20_body">we're looking for all pods to eventually show <text:span text:style-name="Strong_20_Emphasis"><text:span text:style-name="Source_20_Text">Running</text:span></text:span> or <text:span text:style-name="Strong_20_Emphasis"><text:span text:style-name="Source_20_Text">Completed</text:span></text:span>.</text:p>
      <text:p text:style-name="P7"/>
      <text:h text:style-name="Heading_20_3" text:outline-level="3">🧩 Troubleshooting Tips: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Issue</text:p>
            </table:table-cell>
            <table:table-cell table:style-name="Table7.A1" office:value-type="string">
              <text:p text:style-name="Table_20_Heading">Command</text:p>
            </table:table-cell>
            <table:table-cell table:style-name="Table7.A1" office:value-type="string">
              <text:p text:style-name="Table_20_Heading">What To Check</text:p>
            </table:table-cell>
          </table:table-row>
        </table:table-header-rows>
        <table:table-row>
          <table:table-cell table:style-name="Table7.A1" office:value-type="string">
            <text:p text:style-name="Table_20_Contents">Helm chart fails</text:p>
          </table:table-cell>
          <table:table-cell table:style-name="Table7.A1" office:value-type="string">
            <text:p text:style-name="Table_20_Contents"><text:span text:style-name="Source_20_Text">helm install ... --debug</text:span></text:p>
          </table:table-cell>
          <table:table-cell table:style-name="Table7.A1" office:value-type="string">
            <text:p text:style-name="Table_20_Contents">Look at Helm's output for YAML errors</text:p>
          </table:table-cell>
        </table:table-row>
        <table:table-row>
          <table:table-cell table:style-name="Table7.A1" office:value-type="string">
            <text:p text:style-name="Table_20_Contents">Pod stuck</text:p>
          </table:table-cell>
          <table:table-cell table:style-name="Table7.A1" office:value-type="string">
            <text:p text:style-name="Table_20_Contents"><text:span text:style-name="Source_20_Text">kubectl describe pod &lt;name&gt; -n lenshxm</text:span></text:p>
          </table:table-cell>
          <table:table-cell table:style-name="Table7.A1" office:value-type="string">
            <text:p text:style-name="Table_20_Contents">Check if PVC was mounted or not</text:p>
          </table:table-cell>
        </table:table-row>
        <table:table-row>
          <table:table-cell table:style-name="Table7.A1" office:value-type="string">
            <text:p text:style-name="Table_20_Contents">Pod crash loop</text:p>
          </table:table-cell>
          <table:table-cell table:style-name="Table7.A1" office:value-type="string">
            <text:p text:style-name="Table_20_Contents"><text:span text:style-name="Source_20_Text">kubectl logs &lt;pod-name&gt; -n lenshxm</text:span></text:p>
          </table:table-cell>
          <table:table-cell table:style-name="Table7.A1" office:value-type="string">
            <text:p text:style-name="Table_20_Contents">Could be due to DB connection, missing volume, or image error</text:p>
          </table:table-cell>
        </table:table-row>
        <table:table-row>
          <table:table-cell table:style-name="Table7.A1" office:value-type="string">
            <text:p text:style-name="Table_20_Contents">PVC not bound</text:p>
          </table:table-cell>
          <table:table-cell table:style-name="Table7.A1" office:value-type="string">
            <text:p text:style-name="Table_20_Contents"><text:span text:style-name="Source_20_Text">kubectl get pvc -n lenshxm</text:span></text:p>
          </table:table-cell>
          <table:table-cell table:style-name="Table7.A1" office:value-type="string">
            <text:p text:style-name="Table_20_Contents">Must show <text:span text:style-name="Source_20_Text">Bound</text:span>, else platform pods won’t work</text:p>
          </table:table-cell>
        </table:table-row>
      </table:table>
      <text:p text:style-name="Text_20_body"/>
      <text:p text:style-name="Horizontal_20_Line"/>
      <text:h text:style-name="Heading_20_2" text:outline-level="2">🌐 <text:span text:style-name="Strong_20_Emphasis">Step 6: Create Frappe Site</text:span></text:h>
      <text:h text:style-name="Heading_20_3" text:outline-level="3">Apply the Site Job:</text:h>
      <text:p text:style-name="P46"><text:span text:style-name="Source_20_Text"><text:span text:style-name="T32">kubectl apply -n lenshxm -f demo_lens-create-site-job.yaml<text:line-break/><text:line-break/>📂 </text:span></text:span><text:span text:style-name="Strong_20_Emphasis"><text:span text:style-name="T32">Source:</text:span></text:span><text:span text:style-name="Source_20_Text"><text:span text:style-name="T32"><text:line-break/></text:span></text:span><text:a xlink:type="simple" xlink:href="https://github.com/lmnaslimited/k3s-manifest" text:style-name="Internet_20_link" text:visited-style-name="Visited_20_Internet_20_Link"><text:span text:style-name="Source_20_Text">demo_lens-create-site-job.yaml</text:span></text:a><text:span text:style-name="Source_20_Text"><text:line-break/><text:line-break/>run a </text:span><text:span text:style-name="Source_20_Text"><text:span text:style-name="Strong_20_Emphasis">Job</text:span></text:span><text:span text:style-name="Source_20_Text"> (a one-time Pod) that will </text:span><text:span text:style-name="Source_20_Text"><text:span text:style-name="Strong_20_Emphasis">create a new site</text:span></text:span><text:span text:style-name="Source_20_Text"> inside the existing Frappe/ERPNext platform </text:span><text:span text:style-name="Source_20_Text"><text:span text:style-name="T26">pods</text:span></text:span><text:span text:style-name="Source_20_Text">.<text:line-break/><text:line-break/>What Is a Frappe Site?</text:span></text:p>
      <text:p text:style-name="Text_20_body">In Frappe/ERPNext architecture:</text:p>
      <text:list xml:id="list3611071449" text:style-name="L36">
        <text:list-item>
          <text:p text:style-name="P113">A <text:span text:style-name="Strong_20_Emphasis">site</text:span> is an isolated instance (like a mini SaaS app)</text:p>
        </text:list-item>
        <text:list-item>
          <text:p text:style-name="P113">It has:</text:p>
          <text:list>
            <text:list-item>
              <text:p text:style-name="P113">Its <text:span text:style-name="Strong_20_Emphasis">own database</text:span></text:p>
            </text:list-item>
            <text:list-item>
              <text:p text:style-name="P113"><text:span text:style-name="Strong_20_Emphasis">Files, logs</text:span>, and config inside a volume</text:p>
            </text:list-item>
            <text:list-item>
              <text:p text:style-name="P113"><text:soft-page-break/><text:span text:style-name="Strong_20_Emphasis">Nginx config</text:span>, routes, and security</text:p>
            </text:list-item>
          </text:list>
        </text:list-item>
        <text:list-item>
          <text:p text:style-name="P114">we can host <text:span text:style-name="Strong_20_Emphasis">multiple sites</text:span> on one <text:span text:style-name="T26">Bench</text:span> (multi-tenancy)</text:p>
          <text:p text:style-name="P114"><text:line-break/><text:line-break/><text:span text:style-name="T3">How It All Works (Behind the Scenes):</text:span></text:p>
        </text:list-item>
      </text:list>
      <text:list xml:id="list2353967187" text:style-name="L37">
        <text:list-item>
          <text:p text:style-name="P115">✅ <text:span text:style-name="Strong_20_Emphasis">Bench platform is already running</text:span> (from Step 5). This includes:</text:p>
          <text:list>
            <text:list-item>
              <text:p text:style-name="P115">Worker pods</text:p>
            </text:list-item>
            <text:list-item>
              <text:p text:style-name="P115">Nginx pod</text:p>
            </text:list-item>
            <text:list-item>
              <text:p text:style-name="P115">Redis</text:p>
            </text:list-item>
            <text:list-item>
              <text:p text:style-name="P115">Scheduler</text:p>
            </text:list-item>
            <text:list-item>
              <text:p text:style-name="P115">Shared volume</text:p>
            </text:list-item>
          </text:list>
        </text:list-item>
        <text:list-item>
          <text:p text:style-name="P115">✅ The <text:span text:style-name="Strong_20_Emphasis">Job pod</text:span> (from <text:span text:style-name="Source_20_Text">demo_lens-create-site-job.yaml</text:span>) is executed:</text:p>
          <text:list>
            <text:list-item>
              <text:p text:style-name="P115">Inside the same namespace</text:p>
            </text:list-item>
            <text:list-item>
              <text:p text:style-name="P115">Using the Bench image (same as platform pods)</text:p>
            </text:list-item>
            <text:list-item>
              <text:p text:style-name="P115">It runs:</text:p>
              <text:p text:style-name="P66"><text:span text:style-name="Source_20_Text">bench new-site &lt;site-name&gt; --admin-password &lt;pwd&gt; ...</text:span></text:p>
              <text:p text:style-name="P67"><text:span text:style-name="Source_20_Text">bench --site &lt;site-name&gt; install-app erpnext</text:span></text:p>
            </text:list-item>
            <text:list-item>
              <text:p text:style-name="P115">This:</text:p>
              <text:list>
                <text:list-item>
                  <text:p text:style-name="P115">Creates site files inside the <text:span text:style-name="Strong_20_Emphasis">shared volume</text:span> (PV/PVC from Step 5.1)</text:p>
                </text:list-item>
                <text:list-item>
                  <text:p text:style-name="P115">Connects to <text:span text:style-name="Strong_20_Emphasis">MariaDB</text:span> (from Step 4)</text:p>
                </text:list-item>
                <text:list-item>
                  <text:p text:style-name="P115">Writes DB schemas</text:p>
                </text:list-item>
                <text:list-item>
                  <text:p text:style-name="P115">Stores credentials, secrets, etc.</text:p>
                </text:list-item>
              </text:list>
            </text:list-item>
            <text:list-item>
              <text:p text:style-name="P116">After successful execution, the pod will <text:span text:style-name="Strong_20_Emphasis">Complete</text:span> and exit.</text:p>
              <text:p text:style-name="P116"/>
            </text:list-item>
          </text:list>
        </text:list-item>
      </text:list>
      <text:p text:style-name="P9">🧩 How It's Connected to Other Components:</text:p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Component</text:p>
            </table:table-cell>
            <table:table-cell table:style-name="Table9.A1" office:value-type="string">
              <text:p text:style-name="Table_20_Heading">Usage</text:p>
            </table:table-cell>
          </table:table-row>
        </table:table-header-rows>
        <table:table-row>
          <table:table-cell table:style-name="Table9.A1" office:value-type="string">
            <text:p text:style-name="Table_20_Contents">🔹 MariaDB (Step 4)</text:p>
          </table:table-cell>
          <table:table-cell table:style-name="Table9.A1" office:value-type="string">
            <text:p text:style-name="Table_20_Contents">Used for creating the site's database &amp; tables</text:p>
          </table:table-cell>
        </table:table-row>
        <table:table-row>
          <table:table-cell table:style-name="Table9.A1" office:value-type="string">
            <text:p text:style-name="Table_20_Contents">🔹 Bench Platform (Step 5)</text:p>
          </table:table-cell>
          <table:table-cell table:style-name="Table9.A1" office:value-type="string">
            <text:p text:style-name="Table_20_Contents">Runs the CLI to install the site</text:p>
          </table:table-cell>
        </table:table-row>
        <table:table-row>
          <table:table-cell table:style-name="Table9.A1" office:value-type="string">
            <text:p text:style-name="Table_20_Contents">🔹 Site PVC (Step 5.1)</text:p>
          </table:table-cell>
          <table:table-cell table:style-name="Table9.A1" office:value-type="string">
            <text:p text:style-name="Table_20_Contents">Stores the site files</text:p>
          </table:table-cell>
        </table:table-row>
        <table:table-row>
          <table:table-cell table:style-name="Table9.A1" office:value-type="string">
            <text:p text:style-name="Table_20_Contents">🔹 Namespace</text:p>
          </table:table-cell>
          <table:table-cell table:style-name="Table9.A1" office:value-type="string">
            <text:p text:style-name="Table_20_Contents">Ensures isolation between different Lens sites</text:p>
          </table:table-cell>
        </table:table-row>
        <table:table-row>
          <table:table-cell table:style-name="Table9.A1" office:value-type="string">
            <text:p text:style-name="Table_20_Contents">🔹 Traefik</text:p>
          </table:table-cell>
          <table:table-cell table:style-name="Table9.A1" office:value-type="string">
            <text:p text:style-name="Table_20_Contents">Will later route traffic to the site based on its domain (Step 7)</text:p>
          </table:table-cell>
        </table:table-row>
      </table:table>
      <text:p text:style-name="Text_20_body"/>
      <text:h text:style-name="Heading_20_2" text:outline-level="2"><text:soft-page-break/></text:h>
      <text:p text:style-name="Horizontal_20_Line"/>
      <text:p text:style-name="Text_20_body"/>
      <text:h text:style-name="Heading_20_3" text:outline-level="3">📌 Purpose:</text:h>
      <text:p text:style-name="P16">Creates the actual Lens site with a given site name and admin password.</text:p>
      <text:p text:style-name="P16"><text:line-break/> <text:span text:style-name="Strong_20_Emphasis">How it connects:</text:span></text:p>
      <text:list xml:id="list2559724863" text:style-name="L38">
        <text:list-item>
          <text:p text:style-name="P117">It uses the DB (step 4) to set up site schema</text:p>
        </text:list-item>
        <text:list-item>
          <text:p text:style-name="P117">It runs inside the bench platform (step 5)</text:p>
        </text:list-item>
        <text:list-item>
          <text:p text:style-name="P117">The site uses the storage PVC (step 5.1)</text:p>
        </text:list-item>
        <text:list-item>
          <text:p text:style-name="P118">It must be run after the Bench is up and healthy </text:p>
        </text:list-item>
      </text:list>
      <text:p text:style-name="P27"><text:line-break/><text:span text:style-name="T15"><text:line-break/>Want to Add Another Site?</text:span></text:p>
      <text:h text:style-name="P24" text:outline-level="3">To Create a New Site (e.g. <text:span text:style-name="Source_20_Text">lens-site2.com</text:span>):</text:h>
      <text:p text:style-name="P27"><text:span text:style-name="Strong_20_Emphasis">Copy your job file</text:span> and customize:</text:p>
      <text:p text:style-name="P27"/>
      <text:p text:style-name="P25"><text:span text:style-name="Source_20_Text"><text:span text:style-name="T32">cp demo_lens-create-site-job.yaml lens-site2-create-job.yaml</text:span></text:span></text:p>
      <text:p text:style-name="P27"><text:span text:style-name="Strong_20_Emphasis">Edit the new job YAML</text:span>:</text:p>
      <text:p text:style-name="P27">Update <text:span text:style-name="Source_20_Text">site-name</text:span></text:p>
      <text:p text:style-name="P27">Change domain</text:p>
      <text:p text:style-name="P27">Set a new admin password (we can pass it as secret/env)</text:p>
      <text:p text:style-name="P27"><text:span text:style-name="Strong_20_Emphasis">Apply the job</text:span>:</text:p>
      <text:p text:style-name="P26"/>
      <text:p text:style-name="P25"><text:span text:style-name="Source_20_Text">kubectl apply -n lenshxm -f lens-site2-create-job.yaml</text:span></text:p>
      <text:p text:style-name="P27"><text:span text:style-name="Strong_20_Emphasis">Create IngressRoute</text:span> for new domain:</text:p>
      <text:p text:style-name="P36"/>
      <text:p text:style-name="P25"><text:span text:style-name="Source_20_Text">kubectl apply -n lenshxm -f lens-site2-ingressroute.yaml</text:span></text:p>
      <text:p text:style-name="P27">Now Traefik will host both sites:<text:line-break/>✅ <text:span text:style-name="T28">site.lens</text:span><text:span text:style-name="Source_20_Text">.</text:span><text:span text:style-name="Source_20_Text"><text:span text:style-name="T28">com</text:span></text:span><text:line-break/>✅ <text:span text:style-name="T28">sites.lens</text:span><text:span text:style-name="Source_20_Text"><text:span text:style-name="T28">.com</text:span></text:span></text:p>
      <text:p text:style-name="P27"><text:soft-page-break/>All using same backend resources but isolated databases, files, and routes.</text:p>
      <text:p text:style-name="P27"/>
      <text:h text:style-name="Heading_20_3" text:outline-level="3">✅ Expected Output:<text:line-break/><text:line-break/> <text:span text:style-name="T19">wait untill the site is created</text:span></text:h>
      <text:p text:style-name="Text_20_body">Job pod runs and completes successfully.</text:p>
      <text:h text:style-name="Heading_20_2" text:outline-level="2">🧩 Troubleshooting Site Creation Job:</text:h>
      <text:p text:style-name="P27"/>
      <text:list xml:id="list247143231" text:style-name="L39">
        <text:list-item>
          <text:p text:style-name="P119">Check job logs using <text:span text:style-name="Source_20_Text"><text:span text:style-name="T32">kubectl logs </text:span></text:span><text:span text:style-name="Source_20_Text"><text:span text:style-name="T36">site</text:span></text:span><text:span text:style-name="Source_20_Text"><text:span text:style-name="T32">&lt;</text:span></text:span><text:span text:style-name="Source_20_Text"><text:span text:style-name="T36">pod</text:span></text:span><text:span text:style-name="Source_20_Text"><text:span text:style-name="T32">-name&gt; -n lenshxm</text:span></text:span></text:p>
        </text:list-item>
        <text:list-item>
          <text:p text:style-name="P119">Ensure correct database connection and site name in values</text:p>
          <text:p text:style-name="P119"/>
        </text:list-item>
      </text:list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Table_20_Heading">Issue</text:p>
            </table:table-cell>
            <table:table-cell table:style-name="Table10.A1" office:value-type="string">
              <text:p text:style-name="Table_20_Heading">Check</text:p>
            </table:table-cell>
          </table:table-row>
        </table:table-header-rows>
        <table:table-row>
          <table:table-cell table:style-name="Table10.A1" office:value-type="string">
            <text:p text:style-name="Table_20_Contents">Job stuck in <text:span text:style-name="Source_20_Text">Pending</text:span></text:p>
          </table:table-cell>
          <table:table-cell table:style-name="Table10.A1" office:value-type="string">
            <text:p text:style-name="Table_20_Contents">Node selector issues / PVC not mounted properly</text:p>
          </table:table-cell>
        </table:table-row>
        <table:table-row>
          <table:table-cell table:style-name="Table10.A1" office:value-type="string">
            <text:p text:style-name="Table_20_Contents">Job <text:span text:style-name="Source_20_Text">Error</text:span> or <text:span text:style-name="Source_20_Text">CrashLoopBackOff</text:span></text:p>
          </table:table-cell>
          <table:table-cell table:style-name="Table10.A1" office:value-type="string">
            <text:p text:style-name="Table_20_Contents">DB connection, password issues, invalid domain</text:p>
          </table:table-cell>
        </table:table-row>
        <table:table-row>
          <table:table-cell table:style-name="Table10.A1" office:value-type="string">
            <text:p text:style-name="Table_20_Contents">Site not found on browser</text:p>
          </table:table-cell>
          <table:table-cell table:style-name="Table10.A1" office:value-type="string">
            <text:p text:style-name="Table_20_Contents">Traefik not routing, missing IngressRoute, DNS not set</text:p>
          </table:table-cell>
        </table:table-row>
      </table:table>
      <text:p text:style-name="Text_20_body"/>
      <text:p text:style-name="Horizontal_20_Line"/>
      <text:h text:style-name="Heading_20_2" text:outline-level="2">🔒 <text:span text:style-name="Strong_20_Emphasis">Step 7: Expose Site with Traefik IngressRoute</text:span></text:h>
      <text:p text:style-name="P37"><text:span text:style-name="Source_20_Text"><text:span text:style-name="T32">kubectl apply -n lenshxm -f demo-ingressroute.yaml</text:span></text:span></text:p>
      <text:p text:style-name="P37"><text:span text:style-name="Source_20_Text"><text:line-break/><text:line-break/>applying a </text:span><text:span text:style-name="Source_20_Text"><text:span text:style-name="Strong_20_Emphasis">Kubernetes IngressRoute</text:span></text:span><text:span text:style-name="Source_20_Text"> resource that tells </text:span><text:span text:style-name="Source_20_Text"><text:span text:style-name="Strong_20_Emphasis">Traefik</text:span></text:span><text:span text:style-name="Source_20_Text">:</text:span></text:p>
      <text:p text:style-name="P3"><text:span text:style-name="Source_20_Text">when someone accesses https://our-domain.com, route the traffic to the correct backend service (our Frappe/ERPNext site), and secure it using Let's Encrypt</text:span></text:p>
      <text:p text:style-name="Text_20_body">📂 <text:span text:style-name="Strong_20_Emphasis">Source:</text:span><text:line-break/><text:a xlink:type="simple" xlink:href="https://github.com/lmnaslimited/k3s-manifest" text:style-name="Internet_20_link" text:visited-style-name="Visited_20_Internet_20_Link">demo-ingressroute.yaml</text:a></text:p>
      <text:h text:style-name="Heading_20_3" text:outline-level="3"><text:span text:style-name="Source_20_Text">demo-ingressroute.yaml</text:span> File</text:h>
      <text:p text:style-name="Text_20_body">This YAML defines:</text:p>
      <text:list xml:id="list1638777088" text:style-name="L40">
        <text:list-item>
          <text:p text:style-name="P120">✅ A <text:span text:style-name="Strong_20_Emphasis">Router</text:span> (listens for requests on ourr domain)</text:p>
        </text:list-item>
        <text:list-item>
          <text:p text:style-name="P120">✅ A <text:span text:style-name="Strong_20_Emphasis">Service</text:span> (routes the request to the ERPNext pod)</text:p>
        </text:list-item>
        <text:list-item>
          <text:p text:style-name="P120">✅ A <text:span text:style-name="Strong_20_Emphasis">TLS certificate</text:span> (managed via Let’s Encrypt)</text:p>
        </text:list-item>
      </text:list>
      <text:p text:style-name="Text_20_body"><text:soft-page-break/><text:line-break/><text:span text:style-name="T3">How Let’s Encrypt Works Here</text:span></text:p>
      <text:list xml:id="list1359495260" text:style-name="L41">
        <text:list-item>
          <text:p text:style-name="P121"><text:span text:style-name="Strong_20_Emphasis">Traefik sees the </text:span><text:span text:style-name="Strong_20_Emphasis"><text:span text:style-name="Source_20_Text">IngressRoute</text:span></text:span> and:</text:p>
          <text:list>
            <text:list-item>
              <text:p text:style-name="P121">Registers our domain and TLS config</text:p>
            </text:list-item>
          </text:list>
        </text:list-item>
        <text:list-item>
          <text:p text:style-name="P121"><text:span text:style-name="Strong_20_Emphasis">It talks to Let’s Encrypt</text:span> to:</text:p>
          <text:list>
            <text:list-item>
              <text:p text:style-name="P121">Perform an HTTP-01 challenge</text:p>
            </text:list-item>
            <text:list-item>
              <text:p text:style-name="P121">Prove that it controls the domain (via DNS and port 80)</text:p>
            </text:list-item>
            <text:list-item>
              <text:p text:style-name="P121">Get a valid cert and save it in <text:span text:style-name="Source_20_Text">/site-certificates/acme.json</text:span></text:p>
            </text:list-item>
          </text:list>
        </text:list-item>
        <text:list-item>
          <text:p text:style-name="P121"><text:span text:style-name="Strong_20_Emphasis">Traffic on port 443</text:span> (HTTPS) is now accepted and encrypted</text:p>
        </text:list-item>
      </text:list>
      <text:h text:style-name="Heading_20_3" text:outline-level="3">📌 Purpose:</text:h>
      <text:list xml:id="list1356306651" text:style-name="L42">
        <text:list-item>
          <text:p text:style-name="P122">Makes the site publicly accessible over HTTP/HTTPS</text:p>
        </text:list-item>
        <text:list-item>
          <text:p text:style-name="P122">Uses Traefik's certResolver for automatic Let's Encrypt TLS</text:p>
        </text:list-item>
      </text:list>
      <text:h text:style-name="Heading_20_3" text:outline-level="3">✅ Expected Output:</text:h>
      <text:p text:style-name="Text_20_body">Site available at <text:span text:style-name="Source_20_Text">https://our-domain.com</text:span> with valid <text:span text:style-name="T27">TLS</text:span> cert.</text:p>
      <text:h text:style-name="Heading_20_3" text:outline-level="3">🧩 Troubleshooting:</text:h>
      <text:list xml:id="list1935312782" text:style-name="L43">
        <text:list-item>
          <text:p text:style-name="P123">Check domain DNS resolution</text:p>
        </text:list-item>
        <text:list-item>
          <text:p text:style-name="P123">Use <text:span text:style-name="Source_20_Text">kubectl logs</text:span> on Traefik to verify certificate challenges</text:p>
        </text:list-item>
        <text:list-item>
          <text:p text:style-name="P123">Ensure the domain is reachable from the public internet<text:line-break/></text:p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able:table-row>
            <table:table-cell table:style-name="Table11.A1" office:value-type="string">
              <text:p text:style-name="Table_20_Heading">Problem</text:p>
            </table:table-cell>
            <table:table-cell table:style-name="Table11.A1" office:value-type="string">
              <text:p text:style-name="Table_20_Heading">Likely Cause</text:p>
            </table:table-cell>
            <table:table-cell table:style-name="Table11.A1" office:value-type="string">
              <text:p text:style-name="Table_20_Heading">Fix</text:p>
            </table:table-cell>
          </table:table-row>
        </table:table-header-rows>
        <table:table-row>
          <table:table-cell table:style-name="Table11.A1" office:value-type="string">
            <text:p text:style-name="Table_20_Contents">❌ No SSL</text:p>
          </table:table-cell>
          <table:table-cell table:style-name="Table11.A1" office:value-type="string">
            <text:p text:style-name="Table_20_Contents">CertResolver misconfigured</text:p>
          </table:table-cell>
          <table:table-cell table:style-name="Table11.A1" office:value-type="string">
            <text:p text:style-name="Table_20_Contents">Check <text:span text:style-name="Source_20_Text">traefik-values.yaml</text:span> for certResolver name and email</text:p>
          </table:table-cell>
        </table:table-row>
        <table:table-row>
          <table:table-cell table:style-name="Table11.A1" office:value-type="string">
            <text:p text:style-name="Table_20_Contents">❌ Traefik not routing</text:p>
          </table:table-cell>
          <table:table-cell table:style-name="Table11.A1" office:value-type="string">
            <text:p text:style-name="Table_20_Contents">IngressRoute service name or port mismatch</text:p>
          </table:table-cell>
          <table:table-cell table:style-name="Table11.A1" office:value-type="string">
            <text:p text:style-name="Table_20_Contents">Make sure service name matches exactly what's exposed by ERPNext Helm chart</text:p>
          </table:table-cell>
        </table:table-row>
        <table:table-row>
          <table:table-cell table:style-name="Table11.A1" office:value-type="string">
            <text:p text:style-name="Table_20_Contents">❌ Domain not working</text:p>
          </table:table-cell>
          <table:table-cell table:style-name="Table11.A1" office:value-type="string">
            <text:p text:style-name="Table_20_Contents">DNS not pointing to cluster IP</text:p>
          </table:table-cell>
          <table:table-cell table:style-name="Table11.A1" office:value-type="string">
            <text:p text:style-name="Table_20_Contents">Ensure <text:span text:style-name="Source_20_Text">our-domain.com</text:span> A record → public IP of Traefik/VM</text:p>
          </table:table-cell>
        </table:table-row>
        <table:table-row>
          <table:table-cell table:style-name="Table11.A1" office:value-type="string">
            <text:p text:style-name="Table_20_Contents">❌ Let's Encrypt challenge fails</text:p>
          </table:table-cell>
          <table:table-cell table:style-name="Table11.A1" office:value-type="string">
            <text:p text:style-name="Table_20_Contents">Site not accessible from internet</text:p>
          </table:table-cell>
          <table:table-cell table:style-name="Table11.A1" office:value-type="string">
            <text:p text:style-name="Table_20_Contents">Make sure ports 80/443 are open on GCP and firewall</text:p>
          </table:table-cell>
        </table:table-row>
      </table:table>
      <text:list xml:id="list131706412986837" text:continue-numbering="true" text:style-name="L43">
        <text:list-header>
          <text:p text:style-name="P123"/>
        </text:list-header>
      </text:list>
      <text:p text:style-name="Horizontal_20_Line"/>
      <text:h text:style-name="Heading_20_2" text:outline-level="2"><text:soft-page-break/>✅ <text:span text:style-name="Strong_20_Emphasis">Step 8: Verify the Lens Site</text:span></text:h>
      <text:h text:style-name="Heading_20_3" text:outline-level="3">8.1: Check Traefik Logs</text:h>
      <text:p text:style-name="P3"><text:span text:style-name="Source_20_Text"><text:span text:style-name="T32">kubectl logs -l app.kubernetes.io/name=traefik -n default</text:span></text:span></text:p>
      <text:p text:style-name="Text_20_body">Look for <text:span text:style-name="Source_20_Text">Successfully received certificate</text:span> or ACME challenge messages.</text:p>
      <text:h text:style-name="Heading_20_3" text:outline-level="3">8.2: Open in Browser</text:h>
      <text:p text:style-name="P3"><text:span text:style-name="Source_20_Text">https://our-domain.com</text:span></text:p>
      <text:p text:style-name="Text_20_body">The site should:</text:p>
      <text:list xml:id="list2591129837" text:style-name="L44">
        <text:list-item>
          <text:p text:style-name="P124">Load over HTTPS</text:p>
        </text:list-item>
        <text:list-item>
          <text:p text:style-name="P124">Show the Frappe/ERPNext homepage</text:p>
        </text:list-item>
      </text:list>
      <text:p text:style-name="Horizontal_20_Line"/>
      <text:h text:style-name="Heading_20_2" text:outline-level="2">🧠 Summary Table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Step</text:p>
            </table:table-cell>
            <table:table-cell table:style-name="Table3.A1" office:value-type="string">
              <text:p text:style-name="Table_20_Heading">Action</text:p>
            </table:table-cell>
            <table:table-cell table:style-name="Table3.A1" office:value-type="string">
              <text:p text:style-name="Table_20_Heading">Purpose</text:p>
            </table:table-cell>
            <table:table-cell table:style-name="Table3.A1" office:value-type="string">
              <text:p text:style-name="Table_20_Heading">Outcome</text:p>
            </table:table-cell>
          </table:table-row>
        </table:table-header-rows>
        <table:table-row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Install Helm</text:p>
          </table:table-cell>
          <table:table-cell table:style-name="Table3.A1" office:value-type="string">
            <text:p text:style-name="Table_20_Contents">Manage Kubernetes charts</text:p>
          </table:table-cell>
          <table:table-cell table:style-name="Table3.A1" office:value-type="string">
            <text:p text:style-name="Table_20_Contents">Helm CLI ready</text:p>
          </table:table-cell>
        </table:table-row>
        <table:table-row>
          <table:table-cell table:style-name="Table3.A1" office:value-type="string">
            <text:p text:style-name="Table_20_Contents">2</text:p>
          </table:table-cell>
          <table:table-cell table:style-name="Table3.A1" office:value-type="string">
            <text:p text:style-name="Table_20_Contents">Label nodes</text:p>
          </table:table-cell>
          <table:table-cell table:style-name="Table3.A1" office:value-type="string">
            <text:p text:style-name="Table_20_Contents">Schedule pods by region</text:p>
          </table:table-cell>
          <table:table-cell table:style-name="Table3.A1" office:value-type="string">
            <text:p text:style-name="Table_20_Contents">Labels visible</text:p>
          </table:table-cell>
        </table:table-row>
        <table:table-row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Create namespace</text:p>
          </table:table-cell>
          <table:table-cell table:style-name="Table3.A1" office:value-type="string">
            <text:p text:style-name="Table_20_Contents">Isolate workloads</text:p>
          </table:table-cell>
          <table:table-cell table:style-name="Table3.A1" office:value-type="string">
            <text:p text:style-name="Table_20_Contents">Resources scoped</text:p>
          </table:table-cell>
        </table:table-row>
        <table:table-row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Deploy MariaDB</text:p>
          </table:table-cell>
          <table:table-cell table:style-name="Table3.A1" office:value-type="string">
            <text:p text:style-name="Table_20_Contents">Backend DB for site</text:p>
          </table:table-cell>
          <table:table-cell table:style-name="Table3.A1" office:value-type="string">
            <text:p text:style-name="Table_20_Contents">MariaDB pod running</text:p>
          </table:table-cell>
        </table:table-row>
        <table:table-row>
          <table:table-cell table:style-name="Table3.A1" office:value-type="string">
            <text:p text:style-name="Table_20_Contents">5</text:p>
          </table:table-cell>
          <table:table-cell table:style-name="Table3.A1" office:value-type="string">
            <text:p text:style-name="Table_20_Contents">Install Bench</text:p>
          </table:table-cell>
          <table:table-cell table:style-name="Table3.A1" office:value-type="string">
            <text:p text:style-name="Table_20_Contents">Deploy Frappe/ERPNext</text:p>
          </table:table-cell>
          <table:table-cell table:style-name="Table3.A1" office:value-type="string">
            <text:p text:style-name="Table_20_Contents">Platform ready</text:p>
          </table:table-cell>
        </table:table-row>
        <table:table-row>
          <table:table-cell table:style-name="Table3.A1" office:value-type="string">
            <text:p text:style-name="Table_20_Contents">6</text:p>
          </table:table-cell>
          <table:table-cell table:style-name="Table3.A1" office:value-type="string">
            <text:p text:style-name="Table_20_Contents">Create Site</text:p>
          </table:table-cell>
          <table:table-cell table:style-name="Table3.A1" office:value-type="string">
            <text:p text:style-name="Table_20_Contents">Actual Lens site creation</text:p>
          </table:table-cell>
          <table:table-cell table:style-name="Table3.A1" office:value-type="string">
            <text:p text:style-name="Table_20_Contents">Site pod + DB created</text:p>
          </table:table-cell>
        </table:table-row>
        <table:table-row>
          <table:table-cell table:style-name="Table3.A1" office:value-type="string">
            <text:p text:style-name="Table_20_Contents">7</text:p>
          </table:table-cell>
          <table:table-cell table:style-name="Table3.A1" office:value-type="string">
            <text:p text:style-name="Table_20_Contents">IngressRoute</text:p>
          </table:table-cell>
          <table:table-cell table:style-name="Table3.A1" office:value-type="string">
            <text:p text:style-name="Table_20_Contents">HTTPS access with certs</text:p>
          </table:table-cell>
          <table:table-cell table:style-name="Table3.A1" office:value-type="string">
            <text:p text:style-name="Table_20_Contents">Site online</text:p>
          </table:table-cell>
        </table:table-row>
        <table:table-row>
          <table:table-cell table:style-name="Table3.A1" office:value-type="string">
            <text:p text:style-name="Table_20_Contents">8</text:p>
          </table:table-cell>
          <table:table-cell table:style-name="Table3.A1" office:value-type="string">
            <text:p text:style-name="Table_20_Contents">Validate</text:p>
          </table:table-cell>
          <table:table-cell table:style-name="Table3.A1" office:value-type="string">
            <text:p text:style-name="Table_20_Contents">Confirm deployment</text:p>
          </table:table-cell>
          <table:table-cell table:style-name="Table3.A1" office:value-type="string">
            <text:p text:style-name="Table_20_Contents">Site reachable</text:p>
          </table:table-cell>
        </table:table-row>
      </table:table>
      <text:p text:style-name="Horizontal_20_Line"/>
      <text:p text:style-name="Text_20_body"/>
      <text:p text:style-name="P2"><text:span text:style-name="Strong_20_Emphasis"><text:span text:style-name="T13"><text:s/></text:span></text:span><text:span text:style-name="Strong_20_Emphasis"><text:span text:style-name="T14">T</text:span></text:span><text:span text:style-name="Strong_20_Emphasis"><text:span text:style-name="T13">roubleshooting guidance covering all key areas from GCP networking, NFS setup, persistent storage, K3s clustering, to Traefik + Helm + Frappe site deployment. </text:span></text:span></text:p>
      <text:p text:style-name="Horizontal_20_Line"/>
      <text:h text:style-name="Heading_20_2" text:outline-level="2">🧩 SECTION 1: GCP VM &amp; NETWORKING ISSUES</text:h>
      <text:h text:style-name="Heading_20_3" text:outline-level="3">🔓 Ports Not Open (80/443)</text:h>
      <text:list xml:id="list529306385" text:style-name="L45">
        <text:list-item>
          <text:p text:style-name="P125"><text:span text:style-name="Strong_20_Emphasis">Symptoms:</text:span></text:p>
          <text:list>
            <text:list-item>
              <text:p text:style-name="P125">Browser can't reach our domain</text:p>
            </text:list-item>
            <text:list-item>
              <text:p text:style-name="P125"><text:soft-page-break/><text:span text:style-name="Source_20_Text">curl http://&lt;vm-ip&gt;</text:span> or <text:span text:style-name="Source_20_Text">https://...</text:span> times out</text:p>
            </text:list-item>
          </text:list>
        </text:list-item>
        <text:list-item>
          <text:p text:style-name="P125"><text:span text:style-name="Strong_20_Emphasis">Fixes:</text:span></text:p>
          <text:list>
            <text:list-item>
              <text:p text:style-name="P125">Go to GCP &gt; VPC Network &gt; Firewall rules</text:p>
            </text:list-item>
            <text:list-item>
              <text:p text:style-name="P125">Ensure ports <text:span text:style-name="Strong_20_Emphasis">80, 443</text:span> are allowed for <text:span text:style-name="Strong_20_Emphasis">all instances</text:span></text:p>
            </text:list-item>
            <text:list-item>
              <text:p text:style-name="P125">Allow ICMP, TCP:22 for SSH if our're testing connectivity</text:p>
            </text:list-item>
          </text:list>
        </text:list-item>
      </text:list>
      <text:p text:style-name="Horizontal_20_Line"/>
      <text:h text:style-name="Heading_20_2" text:outline-level="2">💾 SECTION 2: SHARED DISK (NFS + FSTAB + EXPORTFS) <text:s text:c="3"/><text:span text:style-name="T17">IN Manager-vm</text:span></text:h>
      <text:h text:style-name="Heading_20_3" text:outline-level="3">🔄 Auto Mount via <text:span text:style-name="Source_20_Text">fstab</text:span> Fails</text:h>
      <text:list xml:id="list4123128219" text:style-name="L46">
        <text:list-item>
          <text:p text:style-name="P126"><text:span text:style-name="Strong_20_Emphasis">Symptoms:</text:span></text:p>
          <text:list>
            <text:list-item>
              <text:p text:style-name="P126">After reboot, NFS mount point is empty or gives permission denied</text:p>
            </text:list-item>
          </text:list>
        </text:list-item>
        <text:list-item>
          <text:p text:style-name="P126"><text:span text:style-name="Strong_20_Emphasis">Fixes:</text:span></text:p>
          <text:list>
            <text:list-item>
              <text:p text:style-name="P126">Check <text:span text:style-name="Source_20_Text">sudo systemctl status nfs-server</text:span> on Manager VM</text:p>
            </text:list-item>
            <text:list-item>
              <text:p text:style-name="P126">Confirm <text:span text:style-name="Source_20_Text">mount -a</text:span> doesn’t throw errors</text:p>
            </text:list-item>
            <text:list-item>
              <text:p text:style-name="P126">Format:</text:p>
              <text:p text:style-name="P68"><text:span text:style-name="Source_20_Text">&lt;manager-ip&gt;:/home/&lt;user&gt;/shared-disk /home/&lt;user&gt;/shared-disk nfs defaults,_netdev 0 0</text:span></text:p>
            </text:list-item>
            <text:list-item>
              <text:p text:style-name="P126">Add <text:span text:style-name="Source_20_Text">_netdev</text:span> to prevent boot race conditions</text:p>
            </text:list-item>
          </text:list>
        </text:list-item>
      </text:list>
      <text:p text:style-name="Horizontal_20_Line"/>
      <text:h text:style-name="Heading_20_3" text:outline-level="3">❌ <text:span text:style-name="Source_20_Text">exportfs</text:span> not working / access denied</text:h>
      <text:list xml:id="list1959498767" text:style-name="L47">
        <text:list-item>
          <text:p text:style-name="P127"><text:span text:style-name="Strong_20_Emphasis">Symptoms:</text:span></text:p>
          <text:list>
            <text:list-item>
              <text:p text:style-name="P127"><text:span text:style-name="Source_20_Text">mount.nfs: access denied by server while mounting ...</text:span></text:p>
            </text:list-item>
          </text:list>
        </text:list-item>
        <text:list-item>
          <text:p text:style-name="P127"><text:span text:style-name="Strong_20_Emphasis">Fixes:</text:span></text:p>
          <text:list>
            <text:list-item>
              <text:p text:style-name="P127">Run <text:span text:style-name="Source_20_Text">sudo exportfs -rv</text:span> and check <text:span text:style-name="Source_20_Text">/etc/exports</text:span>:</text:p>
              <text:p text:style-name="P69"><text:span text:style-name="Source_20_Text">/home/&lt;user&gt;/shared-disk &lt;worke</text:span><text:span text:style-name="Source_20_Text"><text:span text:style-name="T17">r-vm-eur-internal-ip</text:span></text:span><text:span text:style-name="Source_20_Text">&gt;(rw,sync,no_subtree_check) &lt;worker-</text:span><text:span text:style-name="Source_20_Text"><text:span text:style-name="T17">vm-amr-external-ip</text:span></text:span><text:span text:style-name="Source_20_Text">&gt;(rw,sync,no_subtree_check)</text:span></text:p>
            </text:list-item>
            <text:list-item>
              <text:p text:style-name="P127">Validate IPs are <text:span text:style-name="Strong_20_Emphasis">internal VM IPs</text:span> <text:span text:style-name="T17">for workervm-eur</text:span></text:p>
            </text:list-item>
            <text:list-item>
              <text:p text:style-name="P128">Validate IPs are <text:span text:style-name="Strong_20_Emphasis"><text:span text:style-name="T17">External</text:span></text:span><text:span text:style-name="Strong_20_Emphasis"> VM IPs</text:span> <text:span text:style-name="T17">for workervm-amr</text:span></text:p>
            </text:list-item>
            <text:list-item>
              <text:p text:style-name="P127">Restart NFS:</text:p>
              <text:p text:style-name="P69"><text:soft-page-break/><text:span text:style-name="Source_20_Text">sudo systemctl restart nfs-server</text:span></text:p>
            </text:list-item>
          </text:list>
        </text:list-item>
      </text:list>
      <text:p text:style-name="Horizontal_20_Line"/>
      <text:h text:style-name="Heading_20_2" text:outline-level="2">📦 SECTION 3: K3S CLUSTER SETUP</text:h>
      <text:h text:style-name="Heading_20_3" text:outline-level="3">🧪 Clustering Fails (Node Not Joining)</text:h>
      <text:list xml:id="list2772309933" text:style-name="L48">
        <text:list-item>
          <text:p text:style-name="P129"><text:span text:style-name="Strong_20_Emphasis">Symptoms:</text:span></text:p>
          <text:list>
            <text:list-item>
              <text:p text:style-name="P129"><text:span text:style-name="Source_20_Text">kubectl get nodes</text:span> shows only 1 node</text:p>
            </text:list-item>
          </text:list>
        </text:list-item>
        <text:list-item>
          <text:p text:style-name="P129"><text:span text:style-name="Strong_20_Emphasis">Fixes:</text:span></text:p>
          <text:list>
            <text:list-item>
              <text:p text:style-name="P129">Verify token: <text:span text:style-name="Source_20_Text">sudo cat /var/lib/rancher/k3s/server/node-token</text:span></text:p>
            </text:list-item>
            <text:list-item>
              <text:p text:style-name="P129">On worker nodes:</text:p>
              <text:p text:style-name="P70"><text:span text:style-name="Source_20_Text">curl -sfL https://get.k3s.io | K3S_URL=https://&lt;manager-ip&gt;:6443 K3S_TOKEN=&lt;token&gt; sh -</text:span></text:p>
            </text:list-item>
            <text:list-item>
              <text:p text:style-name="P129">Check firewalls on port <text:span text:style-name="Source_20_Text">6443</text:span></text:p>
            </text:list-item>
            <text:list-item>
              <text:p text:style-name="P129">Run <text:span text:style-name="Source_20_Text">journalctl -u k3s-agent</text:span> on worker to check logs</text:p>
            </text:list-item>
          </text:list>
        </text:list-item>
      </text:list>
      <text:p text:style-name="Horizontal_20_Line"/>
      <text:h text:style-name="Heading_20_3" text:outline-level="3">💾 Persistent Disk Not Accessible Across Nodes</text:h>
      <text:list xml:id="list3019095631" text:style-name="L49">
        <text:list-item>
          <text:p text:style-name="P130"><text:span text:style-name="Strong_20_Emphasis">Symptoms:</text:span></text:p>
          <text:list>
            <text:list-item>
              <text:p text:style-name="P130">Pods fail with <text:span text:style-name="Source_20_Text">Input/output error</text:span> or NFS mount fail</text:p>
            </text:list-item>
          </text:list>
        </text:list-item>
        <text:list-item>
          <text:p text:style-name="P130"><text:span text:style-name="Strong_20_Emphasis">Fixes:</text:span></text:p>
          <text:list>
            <text:list-item>
              <text:p text:style-name="P130">Make sure:</text:p>
              <text:list>
                <text:list-item>
                  <text:p text:style-name="P130">NFS is mounted successfully in <text:span text:style-name="Source_20_Text">/home/&lt;user&gt;/shared-disk</text:span></text:p>
                </text:list-item>
                <text:list-item>
                  <text:p text:style-name="P130">NFS server allows worker node IPs</text:p>
                </text:list-item>
              </text:list>
            </text:list-item>
            <text:list-item>
              <text:p text:style-name="P130">Run <text:span text:style-name="Source_20_Text">showmount -e &lt;manager-ip&gt;</text:span> from each worker to verify export visibility</text:p>
            </text:list-item>
          </text:list>
        </text:list-item>
      </text:list>
      <text:p text:style-name="Horizontal_20_Line"/>
      <text:h text:style-name="Heading_20_2" text:outline-level="2">🔧 SECTION 4: TRAEFIK &amp; LET’S ENCRYPT</text:h>
      <text:h text:style-name="Heading_20_3" text:outline-level="3">🔒 Traefik Certs Not Issued (Let's Encrypt Failures)</text:h>
      <text:list xml:id="list415351909" text:style-name="L50">
        <text:list-item>
          <text:p text:style-name="P131"><text:span text:style-name="Strong_20_Emphasis">Symptoms:</text:span></text:p>
          <text:list>
            <text:list-item>
              <text:p text:style-name="P131">Ingress works on HTTP but not HTTPS</text:p>
            </text:list-item>
            <text:list-item>
              <text:p text:style-name="P131">Logs show ACME errors like <text:span text:style-name="Source_20_Text">cannot get certificate</text:span>, <text:span text:style-name="Source_20_Text">challenge failed</text:span></text:p>
            </text:list-item>
          </text:list>
        </text:list-item>
        <text:list-item>
          <text:p text:style-name="P131"><text:soft-page-break/><text:span text:style-name="Strong_20_Emphasis">Fixes:</text:span></text:p>
          <text:list>
            <text:list-item>
              <text:p text:style-name="P131">Make sure:</text:p>
              <text:list>
                <text:list-item>
                  <text:p text:style-name="P131">DNS is pointing to correct public IP</text:p>
                </text:list-item>
                <text:list-item>
                  <text:p text:style-name="P131">Port 80 &amp; 443 are open</text:p>
                </text:list-item>
                <text:list-item>
                  <text:p text:style-name="P131"><text:span text:style-name="Source_20_Text">acme.json</text:span> has proper permissions: <text:span text:style-name="Source_20_Text">chmod 600 acme.json</text:span></text:p>
                </text:list-item>
              </text:list>
              <text:p text:style-name="P131"/>
            </text:list-item>
          </text:list>
        </text:list-item>
      </text:list>
      <text:h text:style-name="Heading_20_2" text:outline-level="2">🛠️ SECTION 5: HELM, PVC, POD ISSUES</text:h>
      <text:h text:style-name="Heading_20_3" text:outline-level="3">🐢 Helm Chart Install Hangs</text:h>
      <text:list xml:id="list3442805093" text:style-name="L51">
        <text:list-item>
          <text:p text:style-name="P132"><text:span text:style-name="Strong_20_Emphasis">Symptoms:</text:span></text:p>
          <text:list>
            <text:list-item>
              <text:p text:style-name="P132"><text:span text:style-name="Source_20_Text">helm install ...</text:span> hangs or times out</text:p>
            </text:list-item>
          </text:list>
        </text:list-item>
        <text:list-item>
          <text:p text:style-name="P132"><text:span text:style-name="Strong_20_Emphasis">Fixes:</text:span></text:p>
          <text:list>
            <text:list-item>
              <text:p text:style-name="P132">Check <text:span text:style-name="Source_20_Text">kubectl get events -n lenshxm</text:span></text:p>
            </text:list-item>
            <text:list-item>
              <text:p text:style-name="P132">Look for PVC pending → NFS mount issue</text:p>
            </text:list-item>
            <text:list-item>
              <text:p text:style-name="P132">Check for missing node selectors, taints on nodes</text:p>
            </text:list-item>
          </text:list>
        </text:list-item>
      </text:list>
      <text:p text:style-name="Horizontal_20_Line"/>
      <text:h text:style-name="Heading_20_3" text:outline-level="3">❌ Site Creation Job Fails</text:h>
      <text:list xml:id="list70058208" text:style-name="L52">
        <text:list-item>
          <text:p text:style-name="P133"><text:span text:style-name="Strong_20_Emphasis">Symptoms:</text:span></text:p>
          <text:list>
            <text:list-item>
              <text:p text:style-name="P133"><text:span text:style-name="Source_20_Text">kubectl get pods -n lenshxm</text:span> shows Job in CrashLoopBackOff</text:p>
            </text:list-item>
          </text:list>
        </text:list-item>
        <text:list-item>
          <text:p text:style-name="P133"><text:span text:style-name="Strong_20_Emphasis">Fixes:</text:span></text:p>
          <text:list>
            <text:list-item>
              <text:p text:style-name="P133">Run <text:span text:style-name="Source_20_Text">kubectl logs &lt;job-pod-name&gt; -n lenshxm</text:span></text:p>
            </text:list-item>
            <text:list-item>
              <text:p text:style-name="P133">Validate:</text:p>
              <text:list>
                <text:list-item>
                  <text:p text:style-name="P133">DB is reachable (<text:span text:style-name="Source_20_Text">demo-mariadb.yaml</text:span>)</text:p>
                </text:list-item>
                <text:list-item>
                  <text:p text:style-name="P133">Bench <text:span text:style-name="T18">pods are </text:span><text:s/>deployed and healthy</text:p>
                </text:list-item>
                <text:list-item>
                  <text:p text:style-name="P133">Storage paths writable (NFS mount works)</text:p>
                </text:list-item>
              </text:list>
            </text:list-item>
          </text:list>
        </text:list-item>
      </text:list>
      <text:p text:style-name="Horizontal_20_Line"/>
      <text:h text:style-name="Heading_20_2" text:outline-level="2"><text:soft-page-break/>🌐 SECTION 6: INGRESS &amp; DOMAIN ACCESS</text:h>
      <text:h text:style-name="Heading_20_3" text:outline-level="3">🚫 Site Not Loading After Ingress Applied</text:h>
      <text:list xml:id="list2454259807" text:style-name="L53">
        <text:list-item>
          <text:p text:style-name="P134"><text:span text:style-name="Strong_20_Emphasis">Symptoms:</text:span></text:p>
          <text:list>
            <text:list-item>
              <text:p text:style-name="P134">404 Not Found or “Service Unavailable”</text:p>
            </text:list-item>
          </text:list>
        </text:list-item>
        <text:list-item>
          <text:p text:style-name="P134"><text:span text:style-name="Strong_20_Emphasis">Fixes:</text:span></text:p>
          <text:list>
            <text:list-item>
              <text:p text:style-name="P134">Check:</text:p>
              <text:list>
                <text:list-item>
                  <text:p text:style-name="P134"><text:span text:style-name="Source_20_Text">kubectl get ingressroute -n lenshxm</text:span></text:p>
                </text:list-item>
                <text:list-item>
                  <text:p text:style-name="P134">Does service name match actual bench service?</text:p>
                </text:list-item>
                <text:list-item>
                  <text:p text:style-name="P134">Logs from Traefik:</text:p>
                  <text:p text:style-name="P71"><text:span text:style-name="Source_20_Text">kubectl logs -l app.kubernetes.io/name=traefik -n default</text:span></text:p>
                </text:list-item>
                <text:list-item>
                  <text:p text:style-name="P134">Validate certResolver is defined in <text:span text:style-name="Source_20_Text">values.yaml</text:span></text:p>
                </text:list-item>
              </text:list>
            </text:list-item>
          </text:list>
        </text:list-item>
      </text:list>
      <text:p text:style-name="Horizontal_20_Line"/>
      <text:h text:style-name="Heading_20_2" text:outline-level="2">🔁 GENERAL COMMANDS FOR TROUBLESHOOTING</text:h>
      <text:p text:style-name="Preformatted_20_Text"><text:span text:style-name="Source_20_Text"><text:span text:style-name="T39"># See running pods and nodes</text:span></text:span></text:p>
      <text:p text:style-name="Preformatted_20_Text"><text:span text:style-name="Source_20_Text"><text:span text:style-name="T39">kubectl get pods -o wide -n &lt;namespace&gt;</text:span></text:span></text:p>
      <text:p text:style-name="Preformatted_20_Text"><text:span text:style-name="Source_20_Text"><text:span text:style-name="T39">kubectl get nodes</text:span></text:span></text:p>
      <text:p text:style-name="P45"/>
      <text:p text:style-name="Preformatted_20_Text"><text:span text:style-name="Source_20_Text"><text:span text:style-name="T39"># Inspect logs</text:span></text:span></text:p>
      <text:p text:style-name="Preformatted_20_Text"><text:span text:style-name="Source_20_Text"><text:span text:style-name="T39">kubectl logs &lt;pod-name&gt; -n &lt;namespace&gt;</text:span></text:span></text:p>
      <text:p text:style-name="P45"/>
      <text:p text:style-name="Preformatted_20_Text"><text:span text:style-name="Source_20_Text"><text:span text:style-name="T39"># Inspect events</text:span></text:span></text:p>
      <text:p text:style-name="Preformatted_20_Text"><text:span text:style-name="Source_20_Text"><text:span text:style-name="T39">kubectl get events -n &lt;namespace&gt; --sort-by=.metadata.creationTimestamp</text:span></text:span></text:p>
      <text:p text:style-name="P45"/>
      <text:p text:style-name="Preformatted_20_Text"><text:span text:style-name="Source_20_Text"><text:span text:style-name="T39"># Describe pods for deeper info</text:span></text:span></text:p>
      <text:p text:style-name="Preformatted_20_Text"><text:span text:style-name="Source_20_Text"><text:span text:style-name="T39">kubectl describe pod &lt;pod-name&gt; -n &lt;namespace&gt;</text:span></text:span></text:p>
      <text:p text:style-name="P45"/>
      <text:p text:style-name="Preformatted_20_Text"><text:span text:style-name="Source_20_Text"><text:span text:style-name="T39"># Restart NFS</text:span></text:span></text:p>
      <text:p text:style-name="Preformatted_20_Text"><text:span text:style-name="Source_20_Text"><text:span text:style-name="T39">sudo systemctl restart nfs-server</text:span></text:span></text:p>
      <text:p text:style-name="P45"/>
      <text:p text:style-name="Preformatted_20_Text"><text:span text:style-name="Source_20_Text"><text:span text:style-name="T39"># Re-export NFS</text:span></text:span></text:p>
      <text:p text:style-name="Preformatted_20_Text"><text:span text:style-name="Source_20_Text"><text:span text:style-name="T39">sudo exportfs -rv</text:span></text:span></text:p>
      <text:p text:style-name="P45"/>
      <text:p text:style-name="Preformatted_20_Text"><text:span text:style-name="Source_20_Text"><text:span text:style-name="T39"># See PVC details</text:span></text:span></text:p>
      <text:p text:style-name="Preformatted_20_Text"><text:span text:style-name="Source_20_Text"><text:span text:style-name="T39">kubectl get pvc -n &lt;namespace&gt;</text:span></text:span></text:p>
      <text:p text:style-name="P3"><text:span text:style-name="Source_20_Text"><text:span text:style-name="T39">kubectl describe pvc &lt;pvc-name&gt; -n &lt;namespace&gt;</text:span></text:span></text:p>
      <text:p text:style-name="P41"/>
      <text:p text:style-name="Text_20_body"/>
      <text:p text:style-name="P2"><text:span text:style-name="Strong_20_Emphasis"/></text:p>
      <text:p text:style-name="P7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15:41:48.370476461</meta:creation-date>
    <dc:date>2025-04-29T13:17:05.069189628</dc:date>
    <meta:editing-duration>PT17H1M</meta:editing-duration>
    <meta:editing-cycles>23</meta:editing-cycles>
    <meta:generator>LibreOffice/7.3.7.2$Linux_X86_64 LibreOffice_project/30$Build-2</meta:generator>
    <meta:document-statistic meta:table-count="11" meta:image-count="0" meta:object-count="0" meta:page-count="32" meta:paragraph-count="844" meta:word-count="5034" meta:character-count="31849" meta:non-whitespace-character-count="27644"/>
  </office:meta>
</office:document-meta>
</file>